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1in"/>
    </style:style>
    <style:style style:name="co2" style:family="table-column">
      <style:table-column-properties fo:break-before="auto" style:column-width="2.139in"/>
    </style:style>
    <style:style style:name="co3" style:family="table-column">
      <style:table-column-properties fo:break-before="auto" style:column-width="1.7965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2.0972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2.2638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6709in"/>
    </style:style>
    <style:style style:name="co10" style:family="table-column">
      <style:table-column-properties fo:break-before="auto" style:column-width="1.5457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1.6791in"/>
    </style:style>
    <style:style style:name="co13" style:family="table-column">
      <style:table-column-properties fo:break-before="auto" style:column-width="1.3535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2.3311in"/>
    </style:style>
    <style:style style:name="co16" style:family="table-column">
      <style:table-column-properties fo:break-before="auto" style:column-width="1.5874in"/>
    </style:style>
    <style:style style:name="co17" style:family="table-column">
      <style:table-column-properties fo:break-before="auto" style:column-width="1.7126in"/>
    </style:style>
    <style:style style:name="co18" style:family="table-column">
      <style:table-column-properties fo:break-before="auto" style:column-width="2.1807in"/>
    </style:style>
    <style:style style:name="co19" style:family="table-column">
      <style:table-column-properties fo:break-before="auto" style:column-width="2.172in"/>
    </style:style>
    <style:style style:name="co20" style:family="table-column">
      <style:table-column-properties fo:break-before="auto" style:column-width="1.3118in"/>
    </style:style>
    <style:style style:name="co21" style:family="table-column">
      <style:table-column-properties fo:break-before="auto" style:column-width="1.4366in"/>
    </style:style>
    <style:style style:name="co22" style:family="table-column">
      <style:table-column-properties fo:break-before="auto" style:column-width="1.8217in"/>
    </style:style>
    <style:style style:name="co23" style:family="table-column">
      <style:table-column-properties fo:break-before="auto" style:column-width="2.239in"/>
    </style:style>
    <style:style style:name="co24" style:family="table-column">
      <style:table-column-properties fo:break-before="auto" style:column-width="2.0134in"/>
    </style:style>
    <style:style style:name="co25" style:family="table-column">
      <style:table-column-properties fo:break-before="auto" style:column-width="1.9217in"/>
    </style:style>
    <style:style style:name="co26" style:family="table-column">
      <style:table-column-properties fo:break-before="auto" style:column-width="1.6209in"/>
    </style:style>
    <style:style style:name="co27" style:family="table-column">
      <style:table-column-properties fo:break-before="auto" style:column-width="1.4201in"/>
    </style:style>
    <style:style style:name="co28" style:family="table-column">
      <style:table-column-properties fo:break-before="auto" style:column-width="2.1138in"/>
    </style:style>
    <style:style style:name="co29" style:family="table-column">
      <style:table-column-properties fo:break-before="auto" style:column-width="1.6457in"/>
    </style:style>
    <style:style style:name="co30" style:family="table-column">
      <style:table-column-properties fo:break-before="auto" style:column-width="2.5984in"/>
    </style:style>
    <style:style style:name="co31" style:family="table-column">
      <style:table-column-properties fo:break-before="auto" style:column-width="2.348in"/>
    </style:style>
    <style:style style:name="co32" style:family="table-column">
      <style:table-column-properties fo:break-before="auto" style:column-width="1.7717in"/>
    </style:style>
    <style:style style:name="co33" style:family="table-column">
      <style:table-column-properties fo:break-before="auto" style:column-width="1.7374in"/>
    </style:style>
    <style:style style:name="co34" style:family="table-column">
      <style:table-column-properties fo:break-before="auto" style:column-width="1.6543in"/>
    </style:style>
    <style:style style:name="co35" style:family="table-column">
      <style:table-column-properties fo:break-before="auto" style:column-width="1.8882in"/>
    </style:style>
    <style:style style:name="co36" style:family="table-column">
      <style:table-column-properties fo:break-before="auto" style:column-width="1.4701in"/>
    </style:style>
    <style:style style:name="co37" style:family="table-column">
      <style:table-column-properties fo:break-before="auto" style:column-width="1.5118in"/>
    </style:style>
    <style:style style:name="co38" style:family="table-column">
      <style:table-column-properties fo:break-before="auto" style:column-width="2.1472in"/>
    </style:style>
    <style:style style:name="co39" style:family="table-column">
      <style:table-column-properties fo:break-before="auto" style:column-width="2.1055in"/>
    </style:style>
    <style:style style:name="co40" style:family="table-column">
      <style:table-column-properties fo:break-before="auto" style:column-width="2.0472in"/>
    </style:style>
    <style:style style:name="co41" style:family="table-column">
      <style:table-column-properties fo:break-before="auto" style:column-width="1.8965in"/>
    </style:style>
    <style:style style:name="co42" style:family="table-column">
      <style:table-column-properties fo:break-before="auto" style:column-width="1.5035in"/>
    </style:style>
    <style:style style:name="co43" style:family="table-column">
      <style:table-column-properties fo:break-before="auto" style:column-width="1.8717in"/>
    </style:style>
    <style:style style:name="co44" style:family="table-column">
      <style:table-column-properties fo:break-before="auto" style:column-width="2.7654in"/>
    </style:style>
    <style:style style:name="co4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5c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41">
      <style:table-cell-properties style:text-align-source="fix" style:repeat-content="false" style:rotation-align="none"/>
      <style:paragraph-properties fo:text-align="center" fo:margin-left="0in"/>
    </style:style>
    <style:style style:name="ce31" style:family="table-cell" style:parent-style-name="Default" style:data-style-name="N141">
      <style:table-cell-properties fo:background-color="#cccccc" style:text-align-source="fix" style:repeat-content="false"/>
      <style:paragraph-properties fo:text-align="center" fo:margin-left="0in"/>
      <style:text-properties fo:color="#000000" style:font-name="Liberation Sans"/>
    </style:style>
    <style:style style:name="ce32" style:family="table-cell" style:parent-style-name="Default" style:data-style-name="N124">
      <style:table-cell-properties fo:background-color="#cccccc" style:text-align-source="fix" style:repeat-content="false"/>
      <style:paragraph-properties fo:text-align="center" fo:margin-left="0in"/>
      <style:text-properties fo:color="#000000" style:font-name="Liberation Sans"/>
    </style:style>
    <style:style style:name="ce3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5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81">
      <style:table-cell-properties style:text-align-source="fix" style:repeat-content="false" style:rotation-align="none"/>
      <style:paragraph-properties fo:text-align="center" fo:margin-left="0in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44">
      <style:table-cell-properties style:text-align-source="fix" style:repeat-content="false" style:rotation-align="none"/>
      <style:paragraph-properties fo:text-align="center" fo:margin-left="0in"/>
    </style:style>
    <style:style style:name="ce41" style:family="table-cell" style:parent-style-name="Default" style:data-style-name="N144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41">
      <style:table-cell-properties fo:background-color="#ccccc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4">
      <style:table-cell-properties fo:background-color="#ccccc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5ce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41">
      <style:table-cell-properties fo:background-color="#cccccc" style:text-align-source="fix" style:repeat-content="false"/>
      <style:paragraph-properties fo:text-align="center" fo:margin-left="0in"/>
      <style:text-properties style:font-name="Liberation Sans"/>
    </style:style>
    <style:style style:name="ce52" style:family="table-cell" style:parent-style-name="Default">
      <style:table-cell-properties fo:background-color="#fff5c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41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60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bf819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afd095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68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7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b4c7d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color="#000000" style:font-name="Calibri" fo:font-size="11pt" style:font-size-asian="11pt" style:font-name-complex="Calibri" style:font-size-complex="11pt"/>
    </style:style>
    <style:style style:name="ce75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a6a6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709in" svg:height="6.6in" svg:x="102.3929in" svg:y="0.4752in">
            <draw:object draw:notify-on-update-of-ranges="Sheet1.A3:Sheet1.A3 Sheet1.B3:Sheet1.BC3 Sheet1.A43:Sheet1.A43 Sheet1.B43:Sheet1.BC43 Sheet1.A44:Sheet1.A44 Sheet1.B44:Sheet1.B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378in" svg:height="5.3106in" svg:x="102.4598in" svg:y="7.372in">
            <draw:object draw:notify-on-update-of-ranges="Sheet1.A3:Sheet1.A3 Sheet1.B3:Sheet1.BC3 Sheet1.A40:Sheet1.A40 Sheet1.B40:Sheet1.BC40 Sheet1.A41:Sheet1.A41 Sheet1.B41:Sheet1.B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949in" svg:height="5.1917in" svg:x="102.5945in" svg:y="13.0563in">
            <draw:object draw:notify-on-update-of-ranges="Sheet1.A3:Sheet1.A3 Sheet1.B3:Sheet1.BC3 Sheet1.A38:Sheet1.A38 Sheet1.B38:Sheet1.BC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53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53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9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53"/>
        <table:table-column table:style-name="co24" table:default-cell-style-name="ce53"/>
        <table:table-column table:style-name="co25" table:default-cell-style-name="ce43"/>
        <table:table-column table:style-name="co6" table:default-cell-style-name="ce53"/>
        <table:table-column table:style-name="co4" table:default-cell-style-name="ce43"/>
        <table:table-column table:style-name="co26" table:default-cell-style-name="ce43"/>
        <table:table-column table:style-name="co27" table:default-cell-style-name="ce53"/>
        <table:table-column table:style-name="co28" table:default-cell-style-name="ce30"/>
        <table:table-column table:style-name="co24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33" table:default-cell-style-name="ce30"/>
        <table:table-column table:style-name="co24" table:default-cell-style-name="ce53"/>
        <table:table-column table:style-name="co32" table:default-cell-style-name="ce53"/>
        <table:table-column table:style-name="co8" table:default-cell-style-name="ce53"/>
        <table:table-column table:style-name="co34" table:default-cell-style-name="ce43"/>
        <table:table-column table:style-name="co35" table:default-cell-style-name="ce53"/>
        <table:table-column table:style-name="co36" table:default-cell-style-name="ce43"/>
        <table:table-column table:style-name="co37" table:default-cell-style-name="ce43"/>
        <table:table-column table:style-name="co38" table:default-cell-style-name="ce53"/>
        <table:table-column table:style-name="co6" table:default-cell-style-name="ce53"/>
        <table:table-column table:style-name="co39" table:default-cell-style-name="ce53"/>
        <table:table-column table:style-name="co40" table:default-cell-style-name="ce53"/>
        <table:table-column table:style-name="co40" table:default-cell-style-name="ce43"/>
        <table:table-column table:style-name="co41" table:default-cell-style-name="ce53"/>
        <table:table-column table:style-name="co42" table:default-cell-style-name="ce43"/>
        <table:table-column table:style-name="co29" table:default-cell-style-name="ce43"/>
        <table:table-column table:style-name="co43" table:default-cell-style-name="ce53"/>
        <table:table-column table:style-name="co44" table:default-cell-style-name="ce53"/>
        <table:table-column table:style-name="co45" table:number-columns-repeated="967" table:default-cell-style-name="Default"/>
        <table:table-row table:style-name="ro1">
          <table:table-cell office:value-type="string" calcext:value-type="string">
            <text:p>simulation time+20000msec</text:p>
          </table:table-cell>
          <table:table-cell table:style-name="ce3" table:number-columns-repeated="7"/>
          <table:table-cell table:style-name="Default" table:number-columns-repeated="47"/>
          <table:table-cell table:number-columns-repeated="967"/>
        </table:table-row>
        <table:table-row table:style-name="ro1">
          <table:table-cell/>
          <table:table-cell table:style-name="ce3" table:number-columns-repeated="7"/>
          <table:table-cell table:style-name="Default" table:number-columns-repeated="47"/>
          <table:table-cell table:number-columns-repeated="967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Edge_20msec</text:p>
          </table:table-cell>
          <table:table-cell table:style-name="ce4" office:value-type="string" calcext:value-type="string">
            <text:p>Router_only_20msec</text:p>
          </table:table-cell>
          <table:table-cell table:style-name="ce48" office:value-type="string" calcext:value-type="string">
            <text:p>Router_Proxy_20msec</text:p>
          </table:table-cell>
          <table:table-cell table:style-name="ce49" office:value-type="string" calcext:value-type="string">
            <text:p>Router_Cloud_20msec</text:p>
          </table:table-cell>
          <table:table-cell table:style-name="ce49" office:value-type="string" calcext:value-type="string">
            <text:p>Proxy_Only_20msec</text:p>
          </table:table-cell>
          <table:table-cell table:style-name="ce49" office:value-type="string" calcext:value-type="string">
            <text:p>Proxy_Cloud_20msec</text:p>
          </table:table-cell>
          <table:table-cell table:style-name="ce49" office:value-type="string" calcext:value-type="string">
            <text:p>Cloud_Only_20msec</text:p>
          </table:table-cell>
          <table:table-cell table:style-name="ce52" office:value-type="string" calcext:value-type="string">
            <text:p>Cloud_Based_20msec</text:p>
          </table:table-cell>
          <table:table-cell table:style-name="ce58" office:value-type="string" calcext:value-type="string">
            <text:p>Edge_15msec</text:p>
          </table:table-cell>
          <table:table-cell table:style-name="ce58" office:value-type="string" calcext:value-type="string">
            <text:p>Router_only_15msec</text:p>
          </table:table-cell>
          <table:table-cell table:style-name="ce59" office:value-type="string" calcext:value-type="string">
            <text:p><text:span text:style-name="T1">Router_Proxy_</text:span><text:span text:style-name="T2">15msec</text:span></text:p>
          </table:table-cell>
          <table:table-cell table:style-name="ce60" office:value-type="string" calcext:value-type="string">
            <text:p><text:span text:style-name="T1">Router_Cloud_</text:span><text:span text:style-name="T2">15msec</text:span></text:p>
          </table:table-cell>
          <table:table-cell table:style-name="ce60" office:value-type="string" calcext:value-type="string">
            <text:p><text:span text:style-name="T1">Proxy_Only_</text:span><text:span text:style-name="T2">15msec</text:span></text:p>
          </table:table-cell>
          <table:table-cell table:style-name="ce60" office:value-type="string" calcext:value-type="string">
            <text:p><text:span text:style-name="T1">Proxy_Cloud_</text:span><text:span text:style-name="T2">15msec</text:span></text:p>
          </table:table-cell>
          <table:table-cell table:style-name="ce60" office:value-type="string" calcext:value-type="string">
            <text:p><text:span text:style-name="T1">Cloud_Only_</text:span><text:span text:style-name="T2">15msec</text:span></text:p>
          </table:table-cell>
          <table:table-cell table:style-name="ce61" office:value-type="string" calcext:value-type="string">
            <text:p><text:span text:style-name="T1">Cloud_Based_</text:span><text:span text:style-name="T2">15msec</text:span></text:p>
          </table:table-cell>
          <table:table-cell table:style-name="ce62" office:value-type="string" calcext:value-type="string">
            <text:p>Edge_10msec</text:p>
          </table:table-cell>
          <table:table-cell table:style-name="ce62" office:value-type="string" calcext:value-type="string">
            <text:p>Router_only_10msec</text:p>
          </table:table-cell>
          <table:table-cell table:style-name="ce63" office:value-type="string" calcext:value-type="string">
            <text:p>Router_Proxy_10msec</text:p>
          </table:table-cell>
          <table:table-cell table:style-name="ce64" office:value-type="string" calcext:value-type="string">
            <text:p><text:span text:style-name="T1">Router_Cloud_</text:span><text:span text:style-name="T2">10msec</text:span></text:p>
          </table:table-cell>
          <table:table-cell table:style-name="ce64" office:value-type="string" calcext:value-type="string">
            <text:p><text:span text:style-name="T1">Proxy_Only_</text:span><text:span text:style-name="T2">10msec</text:span></text:p>
          </table:table-cell>
          <table:table-cell table:style-name="ce64" office:value-type="string" calcext:value-type="string">
            <text:p><text:span text:style-name="T1">Proxy_Cloud_</text:span><text:span text:style-name="T2">10msec</text:span></text:p>
          </table:table-cell>
          <table:table-cell table:style-name="ce64" office:value-type="string" calcext:value-type="string">
            <text:p><text:span text:style-name="T1">Cloud_Only_</text:span><text:span text:style-name="T2">10msec</text:span></text:p>
          </table:table-cell>
          <table:table-cell table:style-name="ce65" office:value-type="string" calcext:value-type="string">
            <text:p><text:span text:style-name="T1">Cloud_Based_</text:span><text:span text:style-name="T2">10msec</text:span></text:p>
          </table:table-cell>
          <table:table-cell table:style-name="ce66" office:value-type="string" calcext:value-type="string">
            <text:p>Router_only_5msec</text:p>
          </table:table-cell>
          <table:table-cell table:style-name="ce67" office:value-type="string" calcext:value-type="string">
            <text:p>Router_Proxy_5msec</text:p>
          </table:table-cell>
          <table:table-cell table:style-name="ce68" office:value-type="string" calcext:value-type="string">
            <text:p>Router_Cloud_5msec</text:p>
          </table:table-cell>
          <table:table-cell table:style-name="ce68" office:value-type="string" calcext:value-type="string">
            <text:p><text:span text:style-name="T1">Proxy_Only</text:span><text:span text:style-name="T2">_5msec</text:span></text:p>
          </table:table-cell>
          <table:table-cell table:style-name="ce68" office:value-type="string" calcext:value-type="string">
            <text:p><text:span text:style-name="T1">Proxy_Cloud</text:span><text:span text:style-name="T2">_5msec</text:span></text:p>
          </table:table-cell>
          <table:table-cell table:style-name="ce68" office:value-type="string" calcext:value-type="string">
            <text:p><text:span text:style-name="T1">Cloud_Only</text:span><text:span text:style-name="T2">_5msec</text:span></text:p>
          </table:table-cell>
          <table:table-cell table:style-name="ce4" office:value-type="string" calcext:value-type="string">
            <text:p>Edge_2*cmp_20msec</text:p>
          </table:table-cell>
          <table:table-cell table:style-name="ce4" office:value-type="string" calcext:value-type="string">
            <text:p>Router_only_2*cmp_20msec</text:p>
          </table:table-cell>
          <table:table-cell table:style-name="ce48" office:value-type="string" calcext:value-type="string">
            <text:p><text:span text:style-name="T1">Router_Proxy</text:span><text:span text:style-name="T2">_2*cmp_20msec</text:span></text:p>
          </table:table-cell>
          <table:table-cell table:style-name="ce49" office:value-type="string" calcext:value-type="string">
            <text:p><text:span text:style-name="T1">Router_Cloud</text:span><text:span text:style-name="T2">_2*cmp_20msec</text:span></text:p>
          </table:table-cell>
          <table:table-cell table:style-name="ce49" office:value-type="string" calcext:value-type="string">
            <text:p><text:span text:style-name="T1">Proxy_Only</text:span><text:span text:style-name="T2">_2*cmp_20msec</text:span></text:p>
          </table:table-cell>
          <table:table-cell table:style-name="ce49" office:value-type="string" calcext:value-type="string">
            <text:p><text:span text:style-name="T1">Proxy_Cloud</text:span><text:span text:style-name="T2">_2*cmp_20msec</text:span></text:p>
          </table:table-cell>
          <table:table-cell table:style-name="ce49" office:value-type="string" calcext:value-type="string">
            <text:p><text:span text:style-name="T1">Cloud_Only</text:span><text:span text:style-name="T2">_2*cmp_20msec</text:span></text:p>
          </table:table-cell>
          <table:table-cell table:style-name="ce52" office:value-type="string" calcext:value-type="string">
            <text:p><text:span text:style-name="T1">Cloud_Based</text:span><text:span text:style-name="T2">_2*cmp_20msec</text:span></text:p>
          </table:table-cell>
          <table:table-cell table:style-name="ce69" office:value-type="string" calcext:value-type="string">
            <text:p>Edge_2*nw_20msec</text:p>
          </table:table-cell>
          <table:table-cell table:style-name="ce69" office:value-type="string" calcext:value-type="string">
            <text:p>Router_only_2*nw_20msec</text:p>
          </table:table-cell>
          <table:table-cell table:style-name="ce70" office:value-type="string" calcext:value-type="string">
            <text:p><text:span text:style-name="T1">Router_Proxy</text:span><text:span text:style-name="T2">_2*nw_20msec</text:span></text:p>
          </table:table-cell>
          <table:table-cell table:style-name="ce71" office:value-type="string" calcext:value-type="string">
            <text:p><text:span text:style-name="T1">Router_Cloud</text:span><text:span text:style-name="T2">_2*nw_20msec</text:span></text:p>
          </table:table-cell>
          <table:table-cell table:style-name="ce71" office:value-type="string" calcext:value-type="string">
            <text:p><text:span text:style-name="T1">Proxy_Only</text:span><text:span text:style-name="T2">_2*nw_20msec</text:span></text:p>
          </table:table-cell>
          <table:table-cell table:style-name="ce71" office:value-type="string" calcext:value-type="string">
            <text:p><text:span text:style-name="T1">Proxy_Cloud</text:span><text:span text:style-name="T2">_2*nw_20msec</text:span></text:p>
          </table:table-cell>
          <table:table-cell table:style-name="ce71" office:value-type="string" calcext:value-type="string">
            <text:p><text:span text:style-name="T1">Cloud_Only</text:span><text:span text:style-name="T2">_2*nw_20msec</text:span></text:p>
          </table:table-cell>
          <table:table-cell table:style-name="ce72" office:value-type="string" calcext:value-type="string">
            <text:p><text:span text:style-name="T1">Cloud_Based</text:span><text:span text:style-name="T2">_2*nw_20msec</text:span></text:p>
          </table:table-cell>
          <table:table-cell table:style-name="ce73" office:value-type="string" calcext:value-type="string">
            <text:p>Edge_2*cmp_2*nw_20msec</text:p>
          </table:table-cell>
          <table:table-cell table:style-name="ce73" office:value-type="string" calcext:value-type="string">
            <text:p>Router_only_2*cmp_2*nw_20msec</text:p>
          </table:table-cell>
          <table:table-cell table:style-name="ce74" office:value-type="string" calcext:value-type="string">
            <text:p><text:span text:style-name="T1">Router_Proxy</text:span><text:span text:style-name="T2">_2*cmp_2*nw_20msec</text:span></text:p>
          </table:table-cell>
          <table:table-cell table:style-name="ce75" office:value-type="string" calcext:value-type="string">
            <text:p><text:span text:style-name="T1">Router_Cloud</text:span><text:span text:style-name="T2">_2*cmp_2*nw_20msec</text:span></text:p>
          </table:table-cell>
          <table:table-cell table:style-name="ce75" office:value-type="string" calcext:value-type="string">
            <text:p><text:span text:style-name="T1">Proxy_Only</text:span><text:span text:style-name="T2">_2*cmp_2*nw_20msec</text:span></text:p>
          </table:table-cell>
          <table:table-cell table:style-name="ce75" office:value-type="string" calcext:value-type="string">
            <text:p><text:span text:style-name="T1">Proxy_Cloud</text:span><text:span text:style-name="T2">_2*cmp_2*nw_20msec</text:span></text:p>
          </table:table-cell>
          <table:table-cell table:style-name="ce75" office:value-type="string" calcext:value-type="string">
            <text:p><text:span text:style-name="T1">Cloud_Only</text:span><text:span text:style-name="T2">_2*cmp_2*nw_20msec</text:span></text:p>
          </table:table-cell>
          <table:table-cell table:style-name="ce76" office:value-type="string" calcext:value-type="string">
            <text:p><text:span text:style-name="T1">Cloud_Based</text:span><text:span text:style-name="T2">_2*cmp_2*nw_20msec</text:span></text:p>
          </table:table-cell>
          <table:table-cell table:style-name="ce24" table:number-columns-repeated="103"/>
          <table:table-cell table:style-name="ce1" table:number-columns-repeated="864"/>
        </table:table-row>
        <table:table-row table:style-name="ro2">
          <table:table-cell office:value-type="string" calcext:value-type="string">
            <text:p>Cloud Computation Energy (j)</text:p>
          </table:table-cell>
          <table:table-cell table:style-name="ce28" office:value-type="float" office:value="36.2721857143462" calcext:value-type="float">
            <text:p>36.27 </text:p>
          </table:table-cell>
          <table:table-cell table:number-columns-repeated="2" office:value-type="float" office:value="36.2721857143462" calcext:value-type="float">
            <text:p>36.27 </text:p>
          </table:table-cell>
          <table:table-cell office:value-type="float" office:value="355.895017144048" calcext:value-type="float">
            <text:p>355.90 </text:p>
          </table:table-cell>
          <table:table-cell office:value-type="float" office:value="36.2721857143462" calcext:value-type="float">
            <text:p>36.27 </text:p>
          </table:table-cell>
          <table:table-cell office:value-type="float" office:value="349.695241143991" calcext:value-type="float">
            <text:p>349.70 </text:p>
          </table:table-cell>
          <table:table-cell office:value-type="float" office:value="892.083588572712" calcext:value-type="float">
            <text:p>892.08 </text:p>
          </table:table-cell>
          <table:table-cell office:value-type="float" office:value="1744.05779999964" calcext:value-type="float">
            <text:p>1,744.06 </text:p>
          </table:table-cell>
          <table:table-cell table:number-columns-repeated="3" office:value-type="float" office:value="48.3629142857945" calcext:value-type="float">
            <text:p>48.36 </text:p>
          </table:table-cell>
          <table:table-cell office:value-type="float" office:value="474.737947430167" calcext:value-type="float">
            <text:p>474.74 </text:p>
          </table:table-cell>
          <table:table-cell office:value-type="float" office:value="48.3629142857945" calcext:value-type="float">
            <text:p>48.36 </text:p>
          </table:table-cell>
          <table:table-cell office:value-type="float" office:value="466.47157943009" calcext:value-type="float">
            <text:p>466.47 </text:p>
          </table:table-cell>
          <table:table-cell office:value-type="float" office:value="1188.86484571594" calcext:value-type="float">
            <text:p>1,188.86 </text:p>
          </table:table-cell>
          <table:table-cell office:value-type="float" office:value="2324.35979999953" calcext:value-type="float">
            <text:p>2,324.36 </text:p>
          </table:table-cell>
          <table:table-cell table:number-columns-repeated="3" office:value-type="float" office:value="72.5443714286924" calcext:value-type="float">
            <text:p>72.54 </text:p>
          </table:table-cell>
          <table:table-cell office:value-type="float" office:value="712.10692114522" calcext:value-type="float">
            <text:p>712.11 </text:p>
          </table:table-cell>
          <table:table-cell office:value-type="float" office:value="72.5443714286924" calcext:value-type="float">
            <text:p>72.54 </text:p>
          </table:table-cell>
          <table:table-cell office:value-type="float" office:value="699.707369145109" calcext:value-type="float">
            <text:p>699.71 </text:p>
          </table:table-cell>
          <table:table-cell office:value-type="float" office:value="1784.16717714525" calcext:value-type="float">
            <text:p>1,784.17 </text:p>
          </table:table-cell>
          <table:table-cell office:value-type="float" office:value="3488.11559999917" calcext:value-type="float">
            <text:p>3,488.12 </text:p>
          </table:table-cell>
          <table:table-cell office:value-type="float" office:value="145.271935714525" calcext:value-type="float">
            <text:p>145.27 </text:p>
          </table:table-cell>
          <table:table-cell table:style-name="ce53" office:value-type="float" office:value="145.271935714525" calcext:value-type="float">
            <text:p>145.27 </text:p>
          </table:table-cell>
          <table:table-cell office:value-type="float" office:value="1424.74214400454" calcext:value-type="float">
            <text:p>1,424.74 </text:p>
          </table:table-cell>
          <table:table-cell table:style-name="ce53" office:value-type="float" office:value="145.271935714525" calcext:value-type="float">
            <text:p>145.27 </text:p>
          </table:table-cell>
          <table:table-cell table:style-name="ce53" office:value-type="float" office:value="1399.91172800431" calcext:value-type="float">
            <text:p>1,399.91 </text:p>
          </table:table-cell>
          <table:table-cell office:value-type="float" office:value="3568.48149714769" calcext:value-type="float">
            <text:p>3,568.48 </text:p>
          </table:table-cell>
          <table:table-cell table:number-columns-repeated="3" office:value-type="float" office:value="39.9139714284647" calcext:value-type="float">
            <text:p>39.91 </text:p>
          </table:table-cell>
          <table:table-cell office:value-type="float" office:value="530.847874286444" calcext:value-type="float">
            <text:p>530.85 </text:p>
          </table:table-cell>
          <table:table-cell office:value-type="float" office:value="39.9139714284647" calcext:value-type="float">
            <text:p>39.91 </text:p>
          </table:table-cell>
          <table:table-cell office:value-type="float" office:value="524.648098286396" calcext:value-type="float">
            <text:p>524.65 </text:p>
          </table:table-cell>
          <table:table-cell office:value-type="float" office:value="1358.65593143045" calcext:value-type="float">
            <text:p>1,358.66 </text:p>
          </table:table-cell>
          <table:table-cell office:value-type="float" office:value="2326.65714983854" calcext:value-type="float">
            <text:p>2,326.66 </text:p>
          </table:table-cell>
          <table:table-cell table:number-columns-repeated="2" office:value-type="float" office:value="36.2721857143462" calcext:value-type="float">
            <text:p>36.27 </text:p>
          </table:table-cell>
          <table:table-cell table:style-name="ce53" office:value-type="float" office:value="36.2721857143462" calcext:value-type="float">
            <text:p>36.27 </text:p>
          </table:table-cell>
          <table:table-cell office:value-type="float" office:value="373.520377144765" calcext:value-type="float">
            <text:p>373.52 </text:p>
          </table:table-cell>
          <table:table-cell table:style-name="ce53" office:value-type="float" office:value="36.2721857143462" calcext:value-type="float">
            <text:p>36.27 </text:p>
          </table:table-cell>
          <table:table-cell table:style-name="ce53" office:value-type="float" office:value="361.120825144711" calcext:value-type="float">
            <text:p>361.12 </text:p>
          </table:table-cell>
          <table:table-cell office:value-type="float" office:value="770.618337144629" calcext:value-type="float">
            <text:p>770.62 </text:p>
          </table:table-cell>
          <table:table-cell office:value-type="float" office:value="31064.802942856" calcext:value-type="float">
            <text:p>31,064.80 </text:p>
          </table:table-cell>
          <table:table-cell table:number-columns-repeated="2" office:value-type="float" office:value="39.9139714284647" calcext:value-type="float">
            <text:p>39.91 </text:p>
          </table:table-cell>
          <table:table-cell table:style-name="ce53" office:value-type="float" office:value="39.9139714284647" calcext:value-type="float">
            <text:p>39.91 </text:p>
          </table:table-cell>
          <table:table-cell office:value-type="float" office:value="548.473234287171" calcext:value-type="float">
            <text:p>548.47 </text:p>
          </table:table-cell>
          <table:table-cell table:style-name="ce53" office:value-type="float" office:value="39.9139714284647" calcext:value-type="float">
            <text:p>39.91 </text:p>
          </table:table-cell>
          <table:table-cell table:style-name="ce53" office:value-type="float" office:value="536.073682287106" calcext:value-type="float">
            <text:p>536.07 </text:p>
          </table:table-cell>
          <table:table-cell office:value-type="float" office:value="1455.99152000267" calcext:value-type="float">
            <text:p>1,455.99 </text:p>
          </table:table-cell>
          <table:table-cell office:value-type="float" office:value="2557.86922664403" calcext:value-type="float">
            <text:p>2,557.87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roxy Computation Energy (j)</text:p>
          </table:table-cell>
          <table:table-cell table:style-name="ce29" office:value-type="float" office:value="0" calcext:value-type="float">
            <text:p>0.00 </text:p>
          </table:table-cell>
          <table:table-cell table:style-name="ce44" office:value-type="float" office:value="0" calcext:value-type="float">
            <text:p>0.00 </text:p>
          </table:table-cell>
          <table:table-cell office:value-type="float" office:value="164.166965409169" calcext:value-type="float">
            <text:p>164.17 </text:p>
          </table:table-cell>
          <table:table-cell office:value-type="float" office:value="0" calcext:value-type="float">
            <text:p>0.00 </text:p>
          </table:table-cell>
          <table:table-cell office:value-type="float" office:value="485.987136351548" calcext:value-type="float">
            <text:p>485.99 </text:p>
          </table:table-cell>
          <table:table-cell office:value-type="float" office:value="322.56810909444" calcext:value-type="float">
            <text:p>322.57 </text:p>
          </table:table-cell>
          <table:table-cell table:number-columns-repeated="4" office:value-type="float" office:value="0" calcext:value-type="float">
            <text:p>0.00 </text:p>
          </table:table-cell>
          <table:table-cell office:value-type="float" office:value="219.05296896445" calcext:value-type="float">
            <text:p>219.05 </text:p>
          </table:table-cell>
          <table:table-cell office:value-type="float" office:value="0" calcext:value-type="float">
            <text:p>0.00 </text:p>
          </table:table-cell>
          <table:table-cell office:value-type="float" office:value="648.462193774459" calcext:value-type="float">
            <text:p>648.46 </text:p>
          </table:table-cell>
          <table:table-cell office:value-type="float" office:value="430.406082103081" calcext:value-type="float">
            <text:p>430.41 </text:p>
          </table:table-cell>
          <table:table-cell table:number-columns-repeated="4" office:value-type="float" office:value="0" calcext:value-type="float">
            <text:p>0.00 </text:p>
          </table:table-cell>
          <table:table-cell office:value-type="float" office:value="328.4983281639" calcext:value-type="float">
            <text:p>328.50 </text:p>
          </table:table-cell>
          <table:table-cell office:value-type="float" office:value="0" calcext:value-type="float">
            <text:p>0.00 </text:p>
          </table:table-cell>
          <table:table-cell office:value-type="float" office:value="972.455764788834" calcext:value-type="float">
            <text:p>972.46 </text:p>
          </table:table-cell>
          <table:table-cell office:value-type="float" office:value="645.453634946059" calcext:value-type="float">
            <text:p>645.45 </text:p>
          </table:table-cell>
          <table:table-cell table:number-columns-repeated="3" office:value-type="float" office:value="0" calcext:value-type="float">
            <text:p>0.00 </text:p>
          </table:table-cell>
          <table:table-cell table:style-name="ce53" office:value-type="float" office:value="657.163200453316" calcext:value-type="float">
            <text:p>657.16 </text:p>
          </table:table-cell>
          <table:table-cell office:value-type="float" office:value="0" calcext:value-type="float">
            <text:p>0.00 </text:p>
          </table:table-cell>
          <table:table-cell table:style-name="ce53" office:value-type="float" office:value="1945.39302166334" calcext:value-type="float">
            <text:p>1,945.39 </text:p>
          </table:table-cell>
          <table:table-cell table:style-name="ce53" office:value-type="float" office:value="1291.22468664923" calcext:value-type="float">
            <text:p>1,291.22 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316.895028266384" calcext:value-type="float">
            <text:p>316.90 </text:p>
          </table:table-cell>
          <table:table-cell office:value-type="float" office:value="0" calcext:value-type="float">
            <text:p>0.00 </text:p>
          </table:table-cell>
          <table:table-cell office:value-type="float" office:value="944.17132492306" calcext:value-type="float">
            <text:p>944.17 </text:p>
          </table:table-cell>
          <table:table-cell office:value-type="float" office:value="628.024234808737" calcext:value-type="float">
            <text:p>628.02 </text:p>
          </table:table-cell>
          <table:table-cell table:number-columns-repeated="4" office:value-type="float" office:value="0" calcext:value-type="float">
            <text:p>0.00 </text:p>
          </table:table-cell>
          <table:table-cell table:style-name="ce53" office:value-type="float" office:value="164.914903561225" calcext:value-type="float">
            <text:p>164.91 </text:p>
          </table:table-cell>
          <table:table-cell office:value-type="float" office:value="0" calcext:value-type="float">
            <text:p>0.00 </text:p>
          </table:table-cell>
          <table:table-cell table:style-name="ce53" office:value-type="float" office:value="492.408155331597" calcext:value-type="float">
            <text:p>492.41 </text:p>
          </table:table-cell>
          <table:table-cell table:style-name="ce53" office:value-type="float" office:value="328.989128074489" calcext:value-type="float">
            <text:p>328.99 </text:p>
          </table:table-cell>
          <table:table-cell table:number-columns-repeated="4" office:value-type="float" office:value="0" calcext:value-type="float">
            <text:p>0.00 </text:p>
          </table:table-cell>
          <table:table-cell table:style-name="ce53" office:value-type="float" office:value="317.64296641843" calcext:value-type="float">
            <text:p>317.64 </text:p>
          </table:table-cell>
          <table:table-cell office:value-type="float" office:value="0" calcext:value-type="float">
            <text:p>0.00 </text:p>
          </table:table-cell>
          <table:table-cell table:style-name="ce53" office:value-type="float" office:value="950.592343903078" calcext:value-type="float">
            <text:p>950.59 </text:p>
          </table:table-cell>
          <table:table-cell table:style-name="ce53" office:value-type="float" office:value="634.445253788756" calcext:value-type="float">
            <text:p>634.45 </text:p>
          </table:table-cell>
          <table:table-cell table:number-columns-repeated="2" office:value-type="float" office:value="0" calcext:value-type="float">
            <text:p>0.00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outer Computation Energy (j)</text:p>
          </table:table-cell>
          <table:table-cell table:style-name="ce29" office:value-type="float" office:value="0" calcext:value-type="float">
            <text:p>0.00 </text:p>
          </table:table-cell>
          <table:table-cell office:value-type="float" office:value="480.047609457145" calcext:value-type="float">
            <text:p>480.05 </text:p>
          </table:table-cell>
          <table:table-cell table:number-columns-repeated="2" office:value-type="float" office:value="316.464506871466" calcext:value-type="float">
            <text:p>316.46 </text:p>
          </table:table-cell>
          <table:table-cell table:number-columns-repeated="5" office:value-type="float" office:value="0" calcext:value-type="float">
            <text:p>0.00 </text:p>
          </table:table-cell>
          <table:table-cell office:value-type="float" office:value="639.902981914286" calcext:value-type="float">
            <text:p>639.90 </text:p>
          </table:table-cell>
          <table:table-cell table:number-columns-repeated="2" office:value-type="float" office:value="421.846870242908" calcext:value-type="float">
            <text:p>421.85 </text:p>
          </table:table-cell>
          <table:table-cell table:number-columns-repeated="5" office:value-type="float" office:value="0" calcext:value-type="float">
            <text:p>0.00 </text:p>
          </table:table-cell>
          <table:table-cell office:value-type="float" office:value="960.095218914262" calcext:value-type="float">
            <text:p>960.10 </text:p>
          </table:table-cell>
          <table:table-cell table:number-columns-repeated="2" office:value-type="float" office:value="632.929013742916" calcext:value-type="float">
            <text:p>632.93 </text:p>
          </table:table-cell>
          <table:table-cell table:number-columns-repeated="4" office:value-type="float" office:value="0" calcext:value-type="float">
            <text:p>0.00 </text:p>
          </table:table-cell>
          <table:table-cell office:value-type="float" office:value="1920.1904378284" calcext:value-type="float">
            <text:p>1,920.19 </text:p>
          </table:table-cell>
          <table:table-cell table:style-name="ce53" office:value-type="float" office:value="1265.85802748571" calcext:value-type="float">
            <text:p>1,265.86 </text:p>
          </table:table-cell>
          <table:table-cell office:value-type="float" office:value="1265.85802748571" calcext:value-type="float">
            <text:p>1,265.86 </text:p>
          </table:table-cell>
          <table:table-cell table:number-columns-repeated="2" table:style-name="ce53" office:value-type="float" office:value="0" calcext:value-type="float">
            <text:p>0.00 </text:p>
          </table:table-cell>
          <table:table-cell table:number-columns-repeated="2" office:value-type="float" office:value="0" calcext:value-type="float">
            <text:p>0.00 </text:p>
          </table:table-cell>
          <table:table-cell office:value-type="float" office:value="937.750305942918" calcext:value-type="float">
            <text:p>937.75 </text:p>
          </table:table-cell>
          <table:table-cell table:number-columns-repeated="2" office:value-type="float" office:value="621.603215828595" calcext:value-type="float">
            <text:p>621.60 </text:p>
          </table:table-cell>
          <table:table-cell table:number-columns-repeated="5" office:value-type="float" office:value="0" calcext:value-type="float">
            <text:p>0.00 </text:p>
          </table:table-cell>
          <table:table-cell office:value-type="float" office:value="479.883534128574" calcext:value-type="float">
            <text:p>479.88 </text:p>
          </table:table-cell>
          <table:table-cell table:style-name="ce53" office:value-type="float" office:value="316.464506871466" calcext:value-type="float">
            <text:p>316.46 </text:p>
          </table:table-cell>
          <table:table-cell office:value-type="float" office:value="316.464506871466" calcext:value-type="float">
            <text:p>316.46 </text:p>
          </table:table-cell>
          <table:table-cell table:number-columns-repeated="2" table:style-name="ce53" office:value-type="float" office:value="0" calcext:value-type="float">
            <text:p>0.00 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937.750305942917" calcext:value-type="float">
            <text:p>937.75 </text:p>
          </table:table-cell>
          <table:table-cell table:style-name="ce53" office:value-type="float" office:value="621.603215828595" calcext:value-type="float">
            <text:p>621.60 </text:p>
          </table:table-cell>
          <table:table-cell office:value-type="float" office:value="621.603215828595" calcext:value-type="float">
            <text:p>621.60 </text:p>
          </table:table-cell>
          <table:table-cell table:number-columns-repeated="2" table:style-name="ce53" office:value-type="float" office:value="0" calcext:value-type="float">
            <text:p>0.00 </text:p>
          </table:table-cell>
          <table:table-cell table:number-columns-repeated="2" office:value-type="float" office:value="0" calcext:value-type="float">
            <text:p>0.00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0 Computation Energy (j)</text:p>
          </table:table-cell>
          <table:table-cell office:value-type="float" office:value="724.319502999982" calcext:value-type="float">
            <text:p>724.32 </text:p>
          </table:table-cell>
          <table:table-cell table:number-columns-repeated="6"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965.51717099997" calcext:value-type="float">
            <text:p>965.52 </text:p>
          </table:table-cell>
          <table:table-cell table:number-columns-repeated="6" office:value-type="float" office:value="244.287476999995" calcext:value-type="float">
            <text:p>244.29 </text:p>
          </table:table-cell>
          <table:table-cell office:value-type="float" office:value="0" calcext:value-type="float">
            <text:p>0.00 </text:p>
          </table:table-cell>
          <table:table-cell office:value-type="float" office:value="1448.63900599995" calcext:value-type="float">
            <text:p>1,448.64 </text:p>
          </table:table-cell>
          <table:table-cell table:number-columns-repeated="6" office:value-type="float" office:value="366.523121999977" calcext:value-type="float">
            <text:p>366.52 </text:p>
          </table:table-cell>
          <table:table-cell office:value-type="float" office:value="0" calcext:value-type="float">
            <text:p>0.00 </text:p>
          </table:table-cell>
          <table:table-cell office:value-type="float" office:value="733.23005699997" calcext:value-type="float">
            <text:p>733.23 </text:p>
          </table:table-cell>
          <table:table-cell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table:number-columns-repeated="2"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office:value-type="float" office:value="1735.58860499999" calcext:value-type="float">
            <text:p>1,735.59 </text:p>
          </table:table-cell>
          <table:table-cell table:number-columns-repeated="6"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office:value-type="float" office:value="724.319502999982" calcext:value-type="float">
            <text:p>724.32 </text:p>
          </table:table-cell>
          <table:table-cell office:value-type="float" office:value="183.261560999998" calcext:value-type="float">
            <text:p>183.26 </text:p>
          </table:table-cell>
          <table:table-cell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table:number-columns-repeated="2"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1735.58860499999" calcext:value-type="float">
            <text:p>1,735.59 </text:p>
          </table:table-cell>
          <table:table-cell office:value-type="float" office:value="357.796380999987" calcext:value-type="float">
            <text:p>357.80 </text:p>
          </table:table-cell>
          <table:table-cell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table:number-columns-repeated="2"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1 Computation Energy (j)</text:p>
          </table:table-cell>
          <table:table-cell office:value-type="float" office:value="724.319502999982" calcext:value-type="float">
            <text:p>724.32 </text:p>
          </table:table-cell>
          <table:table-cell table:number-columns-repeated="6"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965.51717099997" calcext:value-type="float">
            <text:p>965.52 </text:p>
          </table:table-cell>
          <table:table-cell table:number-columns-repeated="6" office:value-type="float" office:value="244.287476999995" calcext:value-type="float">
            <text:p>244.29 </text:p>
          </table:table-cell>
          <table:table-cell office:value-type="float" office:value="0" calcext:value-type="float">
            <text:p>0.00 </text:p>
          </table:table-cell>
          <table:table-cell office:value-type="float" office:value="1448.63900599995" calcext:value-type="float">
            <text:p>1,448.64 </text:p>
          </table:table-cell>
          <table:table-cell table:number-columns-repeated="6" office:value-type="float" office:value="366.523121999977" calcext:value-type="float">
            <text:p>366.52 </text:p>
          </table:table-cell>
          <table:table-cell office:value-type="float" office:value="0" calcext:value-type="float">
            <text:p>0.00 </text:p>
          </table:table-cell>
          <table:table-cell office:value-type="float" office:value="733.23005699997" calcext:value-type="float">
            <text:p>733.23 </text:p>
          </table:table-cell>
          <table:table-cell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table:number-columns-repeated="2"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office:value-type="float" office:value="1735.58860499999" calcext:value-type="float">
            <text:p>1,735.59 </text:p>
          </table:table-cell>
          <table:table-cell table:number-columns-repeated="6"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office:value-type="float" office:value="724.319502999982" calcext:value-type="float">
            <text:p>724.32 </text:p>
          </table:table-cell>
          <table:table-cell office:value-type="float" office:value="183.261560999998" calcext:value-type="float">
            <text:p>183.26 </text:p>
          </table:table-cell>
          <table:table-cell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table:number-columns-repeated="2"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1735.58860499999" calcext:value-type="float">
            <text:p>1,735.59 </text:p>
          </table:table-cell>
          <table:table-cell office:value-type="float" office:value="357.796380999987" calcext:value-type="float">
            <text:p>357.80 </text:p>
          </table:table-cell>
          <table:table-cell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table:number-columns-repeated="2"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M_2 Computation Energy (j)</text:p>
          </table:table-cell>
          <table:table-cell office:value-type="float" office:value="724.319502999982" calcext:value-type="float">
            <text:p>724.32 </text:p>
          </table:table-cell>
          <table:table-cell table:number-columns-repeated="6"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965.51717099997" calcext:value-type="float">
            <text:p>965.52 </text:p>
          </table:table-cell>
          <table:table-cell table:number-columns-repeated="6" office:value-type="float" office:value="244.287476999995" calcext:value-type="float">
            <text:p>244.29 </text:p>
          </table:table-cell>
          <table:table-cell office:value-type="float" office:value="0" calcext:value-type="float">
            <text:p>0.00 </text:p>
          </table:table-cell>
          <table:table-cell office:value-type="float" office:value="1448.63900599995" calcext:value-type="float">
            <text:p>1,448.64 </text:p>
          </table:table-cell>
          <table:table-cell table:number-columns-repeated="6" office:value-type="float" office:value="366.523121999977" calcext:value-type="float">
            <text:p>366.52 </text:p>
          </table:table-cell>
          <table:table-cell office:value-type="float" office:value="0" calcext:value-type="float">
            <text:p>0.00 </text:p>
          </table:table-cell>
          <table:table-cell office:value-type="float" office:value="733.23005699997" calcext:value-type="float">
            <text:p>733.23 </text:p>
          </table:table-cell>
          <table:table-cell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table:number-columns-repeated="2"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office:value-type="float" office:value="1735.58860499999" calcext:value-type="float">
            <text:p>1,735.59 </text:p>
          </table:table-cell>
          <table:table-cell table:number-columns-repeated="6"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office:value-type="float" office:value="724.319502999982" calcext:value-type="float">
            <text:p>724.32 </text:p>
          </table:table-cell>
          <table:table-cell office:value-type="float" office:value="183.261560999998" calcext:value-type="float">
            <text:p>183.26 </text:p>
          </table:table-cell>
          <table:table-cell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table:number-columns-repeated="2"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1735.58860499999" calcext:value-type="float">
            <text:p>1,735.59 </text:p>
          </table:table-cell>
          <table:table-cell office:value-type="float" office:value="357.796380999987" calcext:value-type="float">
            <text:p>357.80 </text:p>
          </table:table-cell>
          <table:table-cell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table:number-columns-repeated="2"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table:style-name="ce24" table:number-columns-repeated="967"/>
        </table:table-row>
        <table:table-row table:style-name="ro1">
          <table:table-cell office:value-type="string" calcext:value-type="string">
            <text:p>M_3 Computation Energy (j)</text:p>
          </table:table-cell>
          <table:table-cell office:value-type="float" office:value="724.319502999982" calcext:value-type="float">
            <text:p>724.32 </text:p>
          </table:table-cell>
          <table:table-cell table:number-columns-repeated="6"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965.51717099997" calcext:value-type="float">
            <text:p>965.52 </text:p>
          </table:table-cell>
          <table:table-cell table:number-columns-repeated="6" office:value-type="float" office:value="244.287476999995" calcext:value-type="float">
            <text:p>244.29 </text:p>
          </table:table-cell>
          <table:table-cell office:value-type="float" office:value="0" calcext:value-type="float">
            <text:p>0.00 </text:p>
          </table:table-cell>
          <table:table-cell office:value-type="float" office:value="1448.63900599995" calcext:value-type="float">
            <text:p>1,448.64 </text:p>
          </table:table-cell>
          <table:table-cell table:number-columns-repeated="6" office:value-type="float" office:value="366.523121999977" calcext:value-type="float">
            <text:p>366.52 </text:p>
          </table:table-cell>
          <table:table-cell office:value-type="float" office:value="0" calcext:value-type="float">
            <text:p>0.00 </text:p>
          </table:table-cell>
          <table:table-cell office:value-type="float" office:value="733.23005699997" calcext:value-type="float">
            <text:p>733.23 </text:p>
          </table:table-cell>
          <table:table-cell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table:number-columns-repeated="2" table:style-name="ce53" office:value-type="float" office:value="733.23005699997" calcext:value-type="float">
            <text:p>733.23 </text:p>
          </table:table-cell>
          <table:table-cell office:value-type="float" office:value="733.23005699997" calcext:value-type="float">
            <text:p>733.23 </text:p>
          </table:table-cell>
          <table:table-cell office:value-type="float" office:value="1735.58860499999" calcext:value-type="float">
            <text:p>1,735.59 </text:p>
          </table:table-cell>
          <table:table-cell table:number-columns-repeated="6"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office:value-type="float" office:value="724.319502999982" calcext:value-type="float">
            <text:p>724.32 </text:p>
          </table:table-cell>
          <table:table-cell office:value-type="float" office:value="183.261560999998" calcext:value-type="float">
            <text:p>183.26 </text:p>
          </table:table-cell>
          <table:table-cell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table:number-columns-repeated="2" table:style-name="ce53" office:value-type="float" office:value="183.261560999998" calcext:value-type="float">
            <text:p>183.26 </text:p>
          </table:table-cell>
          <table:table-cell office:value-type="float" office:value="183.261560999998" calcext:value-type="float">
            <text:p>183.26 </text:p>
          </table:table-cell>
          <table:table-cell office:value-type="float" office:value="0" calcext:value-type="float">
            <text:p>0.00 </text:p>
          </table:table-cell>
          <table:table-cell office:value-type="float" office:value="1735.58860499999" calcext:value-type="float">
            <text:p>1,735.59 </text:p>
          </table:table-cell>
          <table:table-cell office:value-type="float" office:value="357.796380999987" calcext:value-type="float">
            <text:p>357.80 </text:p>
          </table:table-cell>
          <table:table-cell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table:number-columns-repeated="2" table:style-name="ce53" office:value-type="float" office:value="357.796380999987" calcext:value-type="float">
            <text:p>357.80 </text:p>
          </table:table-cell>
          <table:table-cell office:value-type="float" office:value="357.796380999987" calcext:value-type="float">
            <text:p>357.80 </text:p>
          </table:table-cell>
          <table:table-cell office:value-type="float" office:value="0" calcext:value-type="float">
            <text:p>0.00 </text:p>
          </table:table-cell>
          <table:table-cell table:number-columns-repeated="967"/>
        </table:table-row>
        <table:table-row table:style-name="ro1">
          <table:table-cell table:style-name="ce25"/>
          <table:table-cell table:style-name="ce31"/>
          <table:table-cell table:style-name="ce45"/>
          <table:table-cell table:style-name="ce31"/>
          <table:table-cell table:style-name="ce45" table:number-columns-repeated="2"/>
          <table:table-cell table:style-name="ce31"/>
          <table:table-cell table:style-name="ce51"/>
          <table:table-cell table:style-name="ce54" table:number-columns-repeated="47"/>
          <table:table-cell table:style-name="ce25" table:number-columns-repeated="967"/>
        </table:table-row>
        <table:table-row table:style-name="ro1">
          <table:table-cell office:value-type="string" calcext:value-type="string">
            <text:p>Cloud Networking Energy (j)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2.44745547496886" calcext:value-type="float">
            <text:p>2.45 </text:p>
          </table:table-cell>
          <table:table-cell office:value-type="float" office:value="0" calcext:value-type="float">
            <text:p>0.00 </text:p>
          </table:table-cell>
          <table:table-cell table:number-columns-repeated="3" office:value-type="float" office:value="2.44745547496886" calcext:value-type="float">
            <text:p>2.45 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2.44745547496886" calcext:value-type="float">
            <text:p>2.45 </text:p>
          </table:table-cell>
          <table:table-cell office:value-type="float" office:value="0" calcext:value-type="float">
            <text:p>0.00 </text:p>
          </table:table-cell>
          <table:table-cell table:number-columns-repeated="3" office:value-type="float" office:value="2.44745547496886" calcext:value-type="float">
            <text:p>2.45 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2.44745547496886" calcext:value-type="float">
            <text:p>2.45 </text:p>
          </table:table-cell>
          <table:table-cell office:value-type="float" office:value="0" calcext:value-type="float">
            <text:p>0.00 </text:p>
          </table:table-cell>
          <table:table-cell table:number-columns-repeated="3" office:value-type="float" office:value="2.44745547496886" calcext:value-type="float">
            <text:p>2.45 </text:p>
          </table:table-cell>
          <table:table-cell office:value-type="float" office:value="0" calcext:value-type="float">
            <text:p>0.00 </text:p>
          </table:table-cell>
          <table:table-cell table:style-name="ce53" office:value-type="float" office:value="0" calcext:value-type="float">
            <text:p>0.00 </text:p>
          </table:table-cell>
          <table:table-cell office:value-type="float" office:value="2.44745547496886" calcext:value-type="float">
            <text:p>2.45 </text:p>
          </table:table-cell>
          <table:table-cell table:style-name="ce53" office:value-type="float" office:value="0" calcext:value-type="float">
            <text:p>0.00 </text:p>
          </table:table-cell>
          <table:table-cell table:style-name="ce53" office:value-type="float" office:value="2.44745547496886" calcext:value-type="float">
            <text:p>2.45 </text:p>
          </table:table-cell>
          <table:table-cell office:value-type="float" office:value="2.44745547496886" calcext:value-type="float">
            <text:p>2.45 </text:p>
          </table:table-cell>
          <table:table-cell table:number-columns-repeated="3" office:value-type="float" office:value="0" calcext:value-type="float">
            <text:p>0.00 </text:p>
          </table:table-cell>
          <table:table-cell office:value-type="float" office:value="2.44745547496886" calcext:value-type="float">
            <text:p>2.45 </text:p>
          </table:table-cell>
          <table:table-cell office:value-type="float" office:value="0" calcext:value-type="float">
            <text:p>0.00 </text:p>
          </table:table-cell>
          <table:table-cell table:number-columns-repeated="3" office:value-type="float" office:value="2.44745547496886" calcext:value-type="float">
            <text:p>2.45 </text:p>
          </table:table-cell>
          <table:table-cell table:number-columns-repeated="2" office:value-type="float" office:value="0" calcext:value-type="float">
            <text:p>0.00 </text:p>
          </table:table-cell>
          <table:table-cell table:style-name="ce53" office:value-type="float" office:value="0" calcext:value-type="float">
            <text:p>0.00 </text:p>
          </table:table-cell>
          <table:table-cell office:value-type="float" office:value="4.89491094982779" calcext:value-type="float">
            <text:p>4.89 </text:p>
          </table:table-cell>
          <table:table-cell table:style-name="ce53" office:value-type="float" office:value="0" calcext:value-type="float">
            <text:p>0.00 </text:p>
          </table:table-cell>
          <table:table-cell table:style-name="ce53" office:value-type="float" office:value="4.89491094982779" calcext:value-type="float">
            <text:p>4.89 </text:p>
          </table:table-cell>
          <table:table-cell table:number-columns-repeated="2" office:value-type="float" office:value="4.89491094982779" calcext:value-type="float">
            <text:p>4.89 </text:p>
          </table:table-cell>
          <table:table-cell table:number-columns-repeated="2" office:value-type="float" office:value="0" calcext:value-type="float">
            <text:p>0.00 </text:p>
          </table:table-cell>
          <table:table-cell table:style-name="ce53" office:value-type="float" office:value="0" calcext:value-type="float">
            <text:p>0.00 </text:p>
          </table:table-cell>
          <table:table-cell office:value-type="float" office:value="4.89491094982779" calcext:value-type="float">
            <text:p>4.89 </text:p>
          </table:table-cell>
          <table:table-cell table:style-name="ce53" office:value-type="float" office:value="0" calcext:value-type="float">
            <text:p>0.00 </text:p>
          </table:table-cell>
          <table:table-cell table:style-name="ce53" office:value-type="float" office:value="4.89491094982779" calcext:value-type="float">
            <text:p>4.89 </text:p>
          </table:table-cell>
          <table:table-cell table:number-columns-repeated="2" office:value-type="float" office:value="4.89491094982779" calcext:value-type="float">
            <text:p>4.89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roxy Networking Energy (j)</text:p>
          </table:table-cell>
          <table:table-cell table:number-columns-repeated="2" office:value-type="float" office:value="17.203550000297" calcext:value-type="float">
            <text:p>17.20 </text:p>
          </table:table-cell>
          <table:table-cell office:value-type="float" office:value="18.0637275004529" calcext:value-type="float">
            <text:p>18.06 </text:p>
          </table:table-cell>
          <table:table-cell office:value-type="float" office:value="35.2802450035768" calcext:value-type="float">
            <text:p>35.28 </text:p>
          </table:table-cell>
          <table:table-cell office:value-type="float" office:value="18.0637275004529" calcext:value-type="float">
            <text:p>18.06 </text:p>
          </table:table-cell>
          <table:table-cell office:value-type="float" office:value="35.2802450035768" calcext:value-type="float">
            <text:p>35.28 </text:p>
          </table:table-cell>
          <table:table-cell office:value-type="float" office:value="345.618455006075" calcext:value-type="float">
            <text:p>345.62 </text:p>
          </table:table-cell>
          <table:table-cell office:value-type="float" office:value="3448.48185500696" calcext:value-type="float">
            <text:p>3,448.48 </text:p>
          </table:table-cell>
          <table:table-cell table:number-columns-repeated="2" office:value-type="float" office:value="22.9092500003963" calcext:value-type="float">
            <text:p>22.91 </text:p>
          </table:table-cell>
          <table:table-cell office:value-type="float" office:value="23.7694275005521" calcext:value-type="float">
            <text:p>23.77 </text:p>
          </table:table-cell>
          <table:table-cell office:value-type="float" office:value="46.7435150047237" calcext:value-type="float">
            <text:p>46.74 </text:p>
          </table:table-cell>
          <table:table-cell office:value-type="float" office:value="23.7694275005521" calcext:value-type="float">
            <text:p>23.77 </text:p>
          </table:table-cell>
          <table:table-cell office:value-type="float" office:value="46.7435150047237" calcext:value-type="float">
            <text:p>46.74 </text:p>
          </table:table-cell>
          <table:table-cell office:value-type="float" office:value="460.424055008032" calcext:value-type="float">
            <text:p>460.42 </text:p>
          </table:table-cell>
          <table:table-cell office:value-type="float" office:value="4596.53785500905" calcext:value-type="float">
            <text:p>4,596.54 </text:p>
          </table:table-cell>
          <table:table-cell table:number-columns-repeated="2" office:value-type="float" office:value="34.4071000005945" calcext:value-type="float">
            <text:p>34.41 </text:p>
          </table:table-cell>
          <table:table-cell office:value-type="float" office:value="35.2672775007503" calcext:value-type="float">
            <text:p>35.27 </text:p>
          </table:table-cell>
          <table:table-cell office:value-type="float" office:value="69.7219250070091" calcext:value-type="float">
            <text:p>69.72 </text:p>
          </table:table-cell>
          <table:table-cell office:value-type="float" office:value="35.2672775007503" calcext:value-type="float">
            <text:p>35.27 </text:p>
          </table:table-cell>
          <table:table-cell office:value-type="float" office:value="69.7219250070091" calcext:value-type="float">
            <text:p>69.72 </text:p>
          </table:table-cell>
          <table:table-cell office:value-type="float" office:value="690.381055012079" calcext:value-type="float">
            <text:p>690.38 </text:p>
          </table:table-cell>
          <table:table-cell office:value-type="float" office:value="6896.10785501226" calcext:value-type="float">
            <text:p>6,896.11 </text:p>
          </table:table-cell>
          <table:table-cell office:value-type="float" office:value="68.9006500011893" calcext:value-type="float">
            <text:p>68.90 </text:p>
          </table:table-cell>
          <table:table-cell table:style-name="ce53" office:value-type="float" office:value="69.7608275013451" calcext:value-type="float">
            <text:p>69.76 </text:p>
          </table:table-cell>
          <table:table-cell office:value-type="float" office:value="138.69173501387" calcext:value-type="float">
            <text:p>138.69 </text:p>
          </table:table-cell>
          <table:table-cell table:style-name="ce53" office:value-type="float" office:value="69.7608275013451" calcext:value-type="float">
            <text:p>69.76 </text:p>
          </table:table-cell>
          <table:table-cell table:style-name="ce53" office:value-type="float" office:value="138.69173501387" calcext:value-type="float">
            <text:p>138.69 </text:p>
          </table:table-cell>
          <table:table-cell office:value-type="float" office:value="1379.9062550239" calcext:value-type="float">
            <text:p>1,379.91 </text:p>
          </table:table-cell>
          <table:table-cell table:number-columns-repeated="2" office:value-type="float" office:value="17.203550000297" calcext:value-type="float">
            <text:p>17.20 </text:p>
          </table:table-cell>
          <table:table-cell office:value-type="float" office:value="18.0637275004529" calcext:value-type="float">
            <text:p>18.06 </text:p>
          </table:table-cell>
          <table:table-cell office:value-type="float" office:value="35.2802450035768" calcext:value-type="float">
            <text:p>35.28 </text:p>
          </table:table-cell>
          <table:table-cell office:value-type="float" office:value="18.0637275004529" calcext:value-type="float">
            <text:p>18.06 </text:p>
          </table:table-cell>
          <table:table-cell office:value-type="float" office:value="35.2802450035768" calcext:value-type="float">
            <text:p>35.28 </text:p>
          </table:table-cell>
          <table:table-cell office:value-type="float" office:value="345.618455006075" calcext:value-type="float">
            <text:p>345.62 </text:p>
          </table:table-cell>
          <table:table-cell office:value-type="float" office:value="3448.48185500696" calcext:value-type="float">
            <text:p>3,448.48 </text:p>
          </table:table-cell>
          <table:table-cell table:number-columns-repeated="2" office:value-type="float" office:value="34.4071000004335" calcext:value-type="float">
            <text:p>34.41 </text:p>
          </table:table-cell>
          <table:table-cell table:style-name="ce53" office:value-type="float" office:value="36.1274550007065" calcext:value-type="float">
            <text:p>36.13 </text:p>
          </table:table-cell>
          <table:table-cell office:value-type="float" office:value="70.5604900061646" calcext:value-type="float">
            <text:p>70.56 </text:p>
          </table:table-cell>
          <table:table-cell table:style-name="ce53" office:value-type="float" office:value="36.1274550007065" calcext:value-type="float">
            <text:p>36.13 </text:p>
          </table:table-cell>
          <table:table-cell table:style-name="ce53" office:value-type="float" office:value="70.5604900061646" calcext:value-type="float">
            <text:p>70.56 </text:p>
          </table:table-cell>
          <table:table-cell office:value-type="float" office:value="691.236910008904" calcext:value-type="float">
            <text:p>691.24 </text:p>
          </table:table-cell>
          <table:table-cell office:value-type="float" office:value="6891.01959000097" calcext:value-type="float">
            <text:p>6,891.02 </text:p>
          </table:table-cell>
          <table:table-cell table:number-columns-repeated="2" office:value-type="float" office:value="34.4071000004335" calcext:value-type="float">
            <text:p>34.41 </text:p>
          </table:table-cell>
          <table:table-cell table:style-name="ce53" office:value-type="float" office:value="36.1274550007065" calcext:value-type="float">
            <text:p>36.13 </text:p>
          </table:table-cell>
          <table:table-cell office:value-type="float" office:value="70.5604900061646" calcext:value-type="float">
            <text:p>70.56 </text:p>
          </table:table-cell>
          <table:table-cell table:style-name="ce53" office:value-type="float" office:value="36.1274550007065" calcext:value-type="float">
            <text:p>36.13 </text:p>
          </table:table-cell>
          <table:table-cell table:style-name="ce53" office:value-type="float" office:value="70.5604900061646" calcext:value-type="float">
            <text:p>70.56 </text:p>
          </table:table-cell>
          <table:table-cell office:value-type="float" office:value="691.236910008904" calcext:value-type="float">
            <text:p>691.24 </text:p>
          </table:table-cell>
          <table:table-cell office:value-type="float" office:value="6891.01959000097" calcext:value-type="float">
            <text:p>6,891.02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outer Networking Energy (j)</text:p>
          </table:table-cell>
          <table:table-cell office:value-type="float" office:value="17.9443727275825" calcext:value-type="float">
            <text:p>17.94 </text:p>
          </table:table-cell>
          <table:table-cell office:value-type="float" office:value="50.8698272725972" calcext:value-type="float">
            <text:p>50.87 </text:p>
          </table:table-cell>
          <table:table-cell office:value-type="float" office:value="68.8502690940407" calcext:value-type="float">
            <text:p>68.85 </text:p>
          </table:table-cell>
          <table:table-cell office:value-type="float" office:value="68.6848145485861" calcext:value-type="float">
            <text:p>68.68 </text:p>
          </table:table-cell>
          <table:table-cell office:value-type="float" office:value="392.534290914879" calcext:value-type="float">
            <text:p>392.53 </text:p>
          </table:table-cell>
          <table:table-cell table:number-columns-repeated="2" office:value-type="float" office:value="392.368836369424" calcext:value-type="float">
            <text:p>392.37 </text:p>
          </table:table-cell>
          <table:table-cell office:value-type="float" office:value="3628.84836364232" calcext:value-type="float">
            <text:p>3,628.85 </text:p>
          </table:table-cell>
          <table:table-cell office:value-type="float" office:value="23.8957727276858" calcext:value-type="float">
            <text:p>23.90 </text:p>
          </table:table-cell>
          <table:table-cell office:value-type="float" office:value="56.8212272727004" calcext:value-type="float">
            <text:p>56.82 </text:p>
          </table:table-cell>
          <table:table-cell office:value-type="float" office:value="80.7891381861374" calcext:value-type="float">
            <text:p>80.79 </text:p>
          </table:table-cell>
          <table:table-cell office:value-type="float" office:value="80.6236836406827" calcext:value-type="float">
            <text:p>80.62 </text:p>
          </table:table-cell>
          <table:table-cell office:value-type="float" office:value="512.283672735143" calcext:value-type="float">
            <text:p>512.28 </text:p>
          </table:table-cell>
          <table:table-cell table:number-columns-repeated="2" office:value-type="float" office:value="512.118218189688" calcext:value-type="float">
            <text:p>512.12 </text:p>
          </table:table-cell>
          <table:table-cell office:value-type="float" office:value="4826.34218182603" calcext:value-type="float">
            <text:p>4,826.34 </text:p>
          </table:table-cell>
          <table:table-cell office:value-type="float" office:value="35.8887454551648" calcext:value-type="float">
            <text:p>35.89 </text:p>
          </table:table-cell>
          <table:table-cell office:value-type="float" office:value="68.8142000001794" calcext:value-type="float">
            <text:p>68.81 </text:p>
          </table:table-cell>
          <table:table-cell office:value-type="float" office:value="104.77508364306" calcext:value-type="float">
            <text:p>104.78 </text:p>
          </table:table-cell>
          <table:table-cell office:value-type="float" office:value="104.609629097606" calcext:value-type="float">
            <text:p>104.61 </text:p>
          </table:table-cell>
          <table:table-cell office:value-type="float" office:value="752.14312728476" calcext:value-type="float">
            <text:p>752.14 </text:p>
          </table:table-cell>
          <table:table-cell table:number-columns-repeated="2" office:value-type="float" office:value="751.977672739305" calcext:value-type="float">
            <text:p>751.98 </text:p>
          </table:table-cell>
          <table:table-cell office:value-type="float" office:value="7224.93672728484" calcext:value-type="float">
            <text:p>7,224.94 </text:p>
          </table:table-cell>
          <table:table-cell office:value-type="float" office:value="104.793118182617" calcext:value-type="float">
            <text:p>104.79 </text:p>
          </table:table-cell>
          <table:table-cell table:style-name="ce53" office:value-type="float" office:value="176.714885468368" calcext:value-type="float">
            <text:p>176.71 </text:p>
          </table:table-cell>
          <table:table-cell office:value-type="float" office:value="176.549430922914" calcext:value-type="float">
            <text:p>176.55 </text:p>
          </table:table-cell>
          <table:table-cell table:style-name="ce53" office:value-type="float" office:value="1471.36080002451" calcext:value-type="float">
            <text:p>1,471.36 </text:p>
          </table:table-cell>
          <table:table-cell table:style-name="ce53" office:value-type="float" office:value="1471.19534547906" calcext:value-type="float">
            <text:p>1,471.20 </text:p>
          </table:table-cell>
          <table:table-cell office:value-type="float" office:value="1471.19534547906" calcext:value-type="float">
            <text:p>1,471.20 </text:p>
          </table:table-cell>
          <table:table-cell office:value-type="float" office:value="17.9443727275825" calcext:value-type="float">
            <text:p>17.94 </text:p>
          </table:table-cell>
          <table:table-cell office:value-type="float" office:value="50.8698272725972" calcext:value-type="float">
            <text:p>50.87 </text:p>
          </table:table-cell>
          <table:table-cell office:value-type="float" office:value="68.8322345485825" calcext:value-type="float">
            <text:p>68.83 </text:p>
          </table:table-cell>
          <table:table-cell office:value-type="float" office:value="68.6667800031278" calcext:value-type="float">
            <text:p>68.67 </text:p>
          </table:table-cell>
          <table:table-cell office:value-type="float" office:value="392.534290914886" calcext:value-type="float">
            <text:p>392.53 </text:p>
          </table:table-cell>
          <table:table-cell table:number-columns-repeated="2" office:value-type="float" office:value="392.368836369432" calcext:value-type="float">
            <text:p>392.37 </text:p>
          </table:table-cell>
          <table:table-cell office:value-type="float" office:value="3628.84836364232" calcext:value-type="float">
            <text:p>3,628.85 </text:p>
          </table:table-cell>
          <table:table-cell office:value-type="float" office:value="35.8887454549976" calcext:value-type="float">
            <text:p>35.89 </text:p>
          </table:table-cell>
          <table:table-cell office:value-type="float" office:value="101.739654547043" calcext:value-type="float">
            <text:p>101.74 </text:p>
          </table:table-cell>
          <table:table-cell table:style-name="ce53" office:value-type="float" office:value="137.700538189106" calcext:value-type="float">
            <text:p>137.70 </text:p>
          </table:table-cell>
          <table:table-cell office:value-type="float" office:value="137.369629098197" calcext:value-type="float">
            <text:p>137.37 </text:p>
          </table:table-cell>
          <table:table-cell table:style-name="ce53" office:value-type="float" office:value="785.06858182843" calcext:value-type="float">
            <text:p>785.07 </text:p>
          </table:table-cell>
          <table:table-cell table:style-name="ce53" office:value-type="float" office:value="784.73767273752" calcext:value-type="float">
            <text:p>784.74 </text:p>
          </table:table-cell>
          <table:table-cell office:value-type="float" office:value="784.73767273752" calcext:value-type="float">
            <text:p>784.74 </text:p>
          </table:table-cell>
          <table:table-cell office:value-type="float" office:value="7257.69672727457" calcext:value-type="float">
            <text:p>7,257.70 </text:p>
          </table:table-cell>
          <table:table-cell office:value-type="float" office:value="35.8887454549976" calcext:value-type="float">
            <text:p>35.89 </text:p>
          </table:table-cell>
          <table:table-cell office:value-type="float" office:value="101.739654547043" calcext:value-type="float">
            <text:p>101.74 </text:p>
          </table:table-cell>
          <table:table-cell table:style-name="ce53" office:value-type="float" office:value="137.66446909819" calcext:value-type="float">
            <text:p>137.66 </text:p>
          </table:table-cell>
          <table:table-cell office:value-type="float" office:value="137.333560007281" calcext:value-type="float">
            <text:p>137.33 </text:p>
          </table:table-cell>
          <table:table-cell table:style-name="ce53" office:value-type="float" office:value="785.06858182843" calcext:value-type="float">
            <text:p>785.07 </text:p>
          </table:table-cell>
          <table:table-cell table:style-name="ce53" office:value-type="float" office:value="784.737672737521" calcext:value-type="float">
            <text:p>784.74 </text:p>
          </table:table-cell>
          <table:table-cell office:value-type="float" office:value="784.737672737521" calcext:value-type="float">
            <text:p>784.74 </text:p>
          </table:table-cell>
          <table:table-cell office:value-type="float" office:value="7257.69672727457" calcext:value-type="float">
            <text:p>7,257.70 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M_0 Networking Energy (j)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4737029702979" calcext:value-type="float">
            <text:p>56.47 </text:p>
          </table:table-cell>
          <table:table-cell office:value-type="float" office:value="60.7370297029703" calcext:value-type="float">
            <text:p>60.74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7107326732687" calcext:value-type="float">
            <text:p>56.71 </text:p>
          </table:table-cell>
          <table:table-cell office:value-type="float" office:value="63.1073267326731" calcext:value-type="float">
            <text:p>63.11 </text:p>
          </table:table-cell>
          <table:table-cell office:value-type="float" office:value="57.4218217821809" calcext:value-type="float">
            <text:p>57.42 </text:p>
          </table:table-cell>
          <table:table-cell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table:number-columns-repeated="2"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table:style-name="ce24" table:number-columns-repeated="967"/>
        </table:table-row>
        <table:table-row table:style-name="ro1">
          <table:table-cell office:value-type="string" calcext:value-type="string">
            <text:p>M_1 Networking Energy (j)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4737029702979" calcext:value-type="float">
            <text:p>56.47 </text:p>
          </table:table-cell>
          <table:table-cell office:value-type="float" office:value="60.7370297029703" calcext:value-type="float">
            <text:p>60.74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7107326732687" calcext:value-type="float">
            <text:p>56.71 </text:p>
          </table:table-cell>
          <table:table-cell office:value-type="float" office:value="63.1073267326731" calcext:value-type="float">
            <text:p>63.11 </text:p>
          </table:table-cell>
          <table:table-cell office:value-type="float" office:value="57.4218217821809" calcext:value-type="float">
            <text:p>57.42 </text:p>
          </table:table-cell>
          <table:table-cell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table:number-columns-repeated="2"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M_2 Networking Energy (j)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4737029702979" calcext:value-type="float">
            <text:p>56.47 </text:p>
          </table:table-cell>
          <table:table-cell office:value-type="float" office:value="60.7370297029703" calcext:value-type="float">
            <text:p>60.74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7107326732687" calcext:value-type="float">
            <text:p>56.71 </text:p>
          </table:table-cell>
          <table:table-cell office:value-type="float" office:value="63.1073267326731" calcext:value-type="float">
            <text:p>63.11 </text:p>
          </table:table-cell>
          <table:table-cell office:value-type="float" office:value="57.4218217821809" calcext:value-type="float">
            <text:p>57.42 </text:p>
          </table:table-cell>
          <table:table-cell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table:number-columns-repeated="2"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office:value-type="float" office:value="0" calcext:value-type="float">
            <text:p>0.00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office:value-type="float" office:value="0" calcext:value-type="float">
            <text:p>0.00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3 Networking Energy (j)</text:p>
          </table:table-cell>
          <table:table-cell office:value-type="float" office:value="56.0709306930694" calcext:value-type="float">
            <text:p>56.07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56.0944554455447" calcext:value-type="float">
            <text:p>56.09 </text:p>
          </table:table-cell>
          <table:table-cell table:number-columns-repeated="6" office:value-type="float" office:value="56.4737029702979" calcext:value-type="float">
            <text:p>56.47 </text:p>
          </table:table-cell>
          <table:table-cell office:value-type="float" office:value="60.7370297029703" calcext:value-type="float">
            <text:p>60.74 </text:p>
          </table:table-cell>
          <table:table-cell office:value-type="float" office:value="56.1418613861389" calcext:value-type="float">
            <text:p>56.14 </text:p>
          </table:table-cell>
          <table:table-cell table:number-columns-repeated="6" office:value-type="float" office:value="56.7107326732687" calcext:value-type="float">
            <text:p>56.71 </text:p>
          </table:table-cell>
          <table:table-cell office:value-type="float" office:value="63.1073267326731" calcext:value-type="float">
            <text:p>63.11 </text:p>
          </table:table-cell>
          <table:table-cell office:value-type="float" office:value="57.4218217821809" calcext:value-type="float">
            <text:p>57.42 </text:p>
          </table:table-cell>
          <table:table-cell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table:number-columns-repeated="2" table:style-name="ce53" office:value-type="float" office:value="57.4218217821809" calcext:value-type="float">
            <text:p>57.42 </text:p>
          </table:table-cell>
          <table:table-cell office:value-type="float" office:value="57.4218217821809" calcext:value-type="float">
            <text:p>57.42 </text:p>
          </table:table-cell>
          <table:table-cell office:value-type="float" office:value="56.0709306930694" calcext:value-type="float">
            <text:p>56.07 </text:p>
          </table:table-cell>
          <table:table-cell table:number-columns-repeated="6" office:value-type="float" office:value="56.3553663366343" calcext:value-type="float">
            <text:p>56.36 </text:p>
          </table:table-cell>
          <table:table-cell office:value-type="float" office:value="59.5536633663367" calcext:value-type="float">
            <text:p>59.55 </text:p>
          </table:table-cell>
          <table:table-cell office:value-type="float" office:value="56.1418613861386" calcext:value-type="float">
            <text:p>56.14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office:value-type="float" office:value="56.1418613861386" calcext:value-type="float">
            <text:p>56.14 </text:p>
          </table:table-cell>
          <table:table-cell office:value-type="float" office:value="56.7107326732674" calcext:value-type="float">
            <text:p>56.71 </text:p>
          </table:table-cell>
          <table:table-cell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table:number-columns-repeated="2" table:style-name="ce53" office:value-type="float" office:value="56.7107326732674" calcext:value-type="float">
            <text:p>56.71 </text:p>
          </table:table-cell>
          <table:table-cell office:value-type="float" office:value="56.7107326732674" calcext:value-type="float">
            <text:p>56.71 </text:p>
          </table:table-cell>
          <table:table-cell office:value-type="float" office:value="63.1073267326734" calcext:value-type="float">
            <text:p>63.11 </text:p>
          </table:table-cell>
          <table:table-cell table:number-columns-repeated="967"/>
        </table:table-row>
        <table:table-row table:style-name="ro1">
          <table:table-cell table:style-name="ce25"/>
          <table:table-cell table:style-name="ce32"/>
          <table:table-cell table:style-name="ce46" table:number-columns-repeated="4"/>
          <table:table-cell table:style-name="ce32"/>
          <table:table-cell table:style-name="ce37"/>
          <table:table-cell table:style-name="ce55" table:number-columns-repeated="47"/>
          <table:table-cell table:style-name="ce25" table:number-columns-repeated="967"/>
        </table:table-row>
        <table:table-row table:style-name="ro2">
          <table:table-cell office:value-type="string" calcext:value-type="string">
            <text:p>Cloud Computation CO2 (kg)</text:p>
          </table:table-cell>
          <table:table-cell table:style-name="ce33" office:value-type="float" office:value="0.00000478591339286513" calcext:value-type="float">
            <text:p>4.79E-06</text:p>
          </table:table-cell>
          <table:table-cell table:number-columns-repeated="2" table:style-name="ce36" office:value-type="float" office:value="0.00000478591339286513" calcext:value-type="float">
            <text:p>4.79E-06</text:p>
          </table:table-cell>
          <table:table-cell table:style-name="ce36" office:value-type="float" office:value="0.0000469583703176185" calcext:value-type="float">
            <text:p>4.70E-05</text:p>
          </table:table-cell>
          <table:table-cell table:style-name="ce36" office:value-type="float" office:value="0.00000478591339286513" calcext:value-type="float">
            <text:p>4.79E-06</text:p>
          </table:table-cell>
          <table:table-cell table:style-name="ce36" office:value-type="float" office:value="0.0000461403443176112" calcext:value-type="float">
            <text:p>4.61E-05</text:p>
          </table:table-cell>
          <table:table-cell table:style-name="ce36" office:value-type="float" office:value="0.000117705473492234" calcext:value-type="float">
            <text:p>1.18E-04</text:p>
          </table:table-cell>
          <table:table-cell table:style-name="ce43" office:value-type="float" office:value="0.000230118737499943" calcext:value-type="float">
            <text:p>2.30E-04</text:p>
          </table:table-cell>
          <table:table-cell table:number-columns-repeated="3" table:style-name="ce36" office:value-type="float" office:value="0.00000638121785715345" calcext:value-type="float">
            <text:p>6.38E-06</text:p>
          </table:table-cell>
          <table:table-cell table:style-name="ce36" office:value-type="float" office:value="0.0000626390347303692" calcext:value-type="float">
            <text:p>6.26E-05</text:p>
          </table:table-cell>
          <table:table-cell table:style-name="ce36" office:value-type="float" office:value="0.00000638121785715345" calcext:value-type="float">
            <text:p>6.38E-06</text:p>
          </table:table-cell>
          <table:table-cell table:style-name="ce36" office:value-type="float" office:value="0.0000615483333970264" calcext:value-type="float">
            <text:p>6.15E-05</text:p>
          </table:table-cell>
          <table:table-cell table:style-name="ce36" office:value-type="float" office:value="0.000156864111587525" calcext:value-type="float">
            <text:p>1.57E-04</text:p>
          </table:table-cell>
          <table:table-cell table:style-name="ce43" office:value-type="float" office:value="0.000306686362499923" calcext:value-type="float">
            <text:p>3.07E-04</text:p>
          </table:table-cell>
          <table:table-cell table:number-columns-repeated="3" table:style-name="ce36" office:value-type="float" office:value="0.00000957182678573021" calcext:value-type="float">
            <text:p>9.57E-06</text:p>
          </table:table-cell>
          <table:table-cell table:style-name="ce36" office:value-type="float" office:value="0.0000939585520955527" calcext:value-type="float">
            <text:p>9.40E-05</text:p>
          </table:table-cell>
          <table:table-cell table:style-name="ce36" office:value-type="float" office:value="0.00000957182678573021" calcext:value-type="float">
            <text:p>9.57E-06</text:p>
          </table:table-cell>
          <table:table-cell table:style-name="ce36" office:value-type="float" office:value="0.0000923225000955376" calcext:value-type="float">
            <text:p>9.23E-05</text:p>
          </table:table-cell>
          <table:table-cell table:style-name="ce36" office:value-type="float" office:value="0.000235410946984451" calcext:value-type="float">
            <text:p>2.35E-04</text:p>
          </table:table-cell>
          <table:table-cell table:style-name="ce43" office:value-type="float" office:value="0.000460237474999899" calcext:value-type="float">
            <text:p>4.60E-04</text:p>
          </table:table-cell>
          <table:table-cell table:style-name="ce43" office:value-type="float" office:value="0.0000191678248512219" calcext:value-type="float">
            <text:p>1.92E-05</text:p>
          </table:table-cell>
          <table:table-cell office:value-type="float" office:value="0.0000191678248512219" calcext:value-type="float">
            <text:p>1.92E-05</text:p>
          </table:table-cell>
          <table:table-cell table:style-name="ce43" office:value-type="float" office:value="0.00018798681066727" calcext:value-type="float">
            <text:p>1.88E-04</text:p>
          </table:table-cell>
          <table:table-cell office:value-type="float" office:value="0.0000191678248512219" calcext:value-type="float">
            <text:p>1.92E-05</text:p>
          </table:table-cell>
          <table:table-cell office:value-type="float" office:value="0.000184710575222794" calcext:value-type="float">
            <text:p>1.85E-04</text:p>
          </table:table-cell>
          <table:table-cell table:style-name="ce43" office:value-type="float" office:value="0.000470841308651434" calcext:value-type="float">
            <text:p>4.71E-04</text:p>
          </table:table-cell>
          <table:table-cell table:number-columns-repeated="3" table:style-name="ce36" office:value-type="float" office:value="0.00000526642678570019" calcext:value-type="float">
            <text:p>5.27E-06</text:p>
          </table:table-cell>
          <table:table-cell table:style-name="ce36" office:value-type="float" office:value="0.0000700424278572397" calcext:value-type="float">
            <text:p>7.00E-05</text:p>
          </table:table-cell>
          <table:table-cell table:style-name="ce36" office:value-type="float" office:value="0.00000526642678570019" calcext:value-type="float">
            <text:p>5.27E-06</text:p>
          </table:table-cell>
          <table:table-cell table:style-name="ce36" office:value-type="float" office:value="0.0000692244018572338" calcext:value-type="float">
            <text:p>6.92E-05</text:p>
          </table:table-cell>
          <table:table-cell table:style-name="ce36" office:value-type="float" office:value="0.000179267102063737" calcext:value-type="float">
            <text:p>1.79E-04</text:p>
          </table:table-cell>
          <table:table-cell table:style-name="ce43" office:value-type="float" office:value="0.000306989485048156" calcext:value-type="float">
            <text:p>3.07E-04</text:p>
          </table:table-cell>
          <table:table-cell table:number-columns-repeated="2" table:style-name="ce43" office:value-type="float" office:value="0.00000478591339286513" calcext:value-type="float">
            <text:p>4.79E-06</text:p>
          </table:table-cell>
          <table:table-cell office:value-type="float" office:value="0.00000478591339286513" calcext:value-type="float">
            <text:p>4.79E-06</text:p>
          </table:table-cell>
          <table:table-cell table:style-name="ce43" office:value-type="float" office:value="0.0000492839386510453" calcext:value-type="float">
            <text:p>4.93E-05</text:p>
          </table:table-cell>
          <table:table-cell office:value-type="float" office:value="0.00000478591339286513" calcext:value-type="float">
            <text:p>4.79E-06</text:p>
          </table:table-cell>
          <table:table-cell office:value-type="float" office:value="0.0000476478866510381" calcext:value-type="float">
            <text:p>4.76E-05</text:p>
          </table:table-cell>
          <table:table-cell table:style-name="ce43" office:value-type="float" office:value="0.00010167880837324" calcext:value-type="float">
            <text:p>1.02E-04</text:p>
          </table:table-cell>
          <table:table-cell table:style-name="ce11" office:value-type="float" office:value="0.00409882816607111" calcext:value-type="float">
            <text:p>4.10E-03</text:p>
          </table:table-cell>
          <table:table-cell table:number-columns-repeated="2" table:style-name="ce43" office:value-type="float" office:value="0.00000526642678570019" calcext:value-type="float">
            <text:p>5.27E-06</text:p>
          </table:table-cell>
          <table:table-cell office:value-type="float" office:value="0.00000526642678570019" calcext:value-type="float">
            <text:p>5.27E-06</text:p>
          </table:table-cell>
          <table:table-cell table:style-name="ce43" office:value-type="float" office:value="0.0000723679961906691" calcext:value-type="float">
            <text:p>7.24E-05</text:p>
          </table:table-cell>
          <table:table-cell office:value-type="float" office:value="0.00000526642678570019" calcext:value-type="float">
            <text:p>5.27E-06</text:p>
          </table:table-cell>
          <table:table-cell office:value-type="float" office:value="0.0000707319441906601" calcext:value-type="float">
            <text:p>7.07E-05</text:p>
          </table:table-cell>
          <table:table-cell table:style-name="ce43" office:value-type="float" office:value="0.000192109992222579" calcext:value-type="float">
            <text:p>1.92E-04</text:p>
          </table:table-cell>
          <table:table-cell table:style-name="ce43" office:value-type="float" office:value="0.000337496634071082" calcext:value-type="float">
            <text:p>3.37E-04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Proxy Computation CO2 (kg)</text:p>
          </table:table-cell>
          <table:table-cell table:number-columns-repeated="2" table:style-name="ce34" office:value-type="float" office:value="0" calcext:value-type="float">
            <text:p>0.00E+00</text:p>
          </table:table-cell>
          <table:table-cell table:style-name="ce36" office:value-type="float" office:value="0.000021660919047043" calcext:value-type="float">
            <text:p>2.17E-05</text:p>
          </table:table-cell>
          <table:table-cell table:style-name="ce34" office:value-type="float" office:value="0" calcext:value-type="float">
            <text:p>0.00E+00</text:p>
          </table:table-cell>
          <table:table-cell table:style-name="ce36" office:value-type="float" office:value="0.000064123302713051" calcext:value-type="float">
            <text:p>6.41E-05</text:p>
          </table:table-cell>
          <table:table-cell table:style-name="ce36" office:value-type="float" office:value="0.0000425610699499601" calcext:value-type="float">
            <text:p>4.26E-05</text:p>
          </table:table-cell>
          <table:table-cell table:style-name="ce34" office:value-type="float" office:value="0" calcext:value-type="float">
            <text:p>0.00E+0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36" office:value-type="float" office:value="0.0000289028222939223" calcext:value-type="float">
            <text:p>2.89E-05</text:p>
          </table:table-cell>
          <table:table-cell table:style-name="ce56" office:value-type="float" office:value="0" calcext:value-type="float">
            <text:p>0.00E+00</text:p>
          </table:table-cell>
          <table:table-cell table:style-name="ce36" office:value-type="float" office:value="0.0000855609839007973" calcext:value-type="float">
            <text:p>8.56E-05</text:p>
          </table:table-cell>
          <table:table-cell table:style-name="ce36" office:value-type="float" office:value="0.0000567896913886003" calcext:value-type="float">
            <text:p>5.68E-05</text:p>
          </table:table-cell>
          <table:table-cell table:number-columns-repeated="4" table:style-name="ce56" office:value-type="float" office:value="0" calcext:value-type="float">
            <text:p>0.00E+00</text:p>
          </table:table-cell>
          <table:table-cell table:style-name="ce36" office:value-type="float" office:value="0.000043343529410522" calcext:value-type="float">
            <text:p>4.33E-05</text:p>
          </table:table-cell>
          <table:table-cell table:style-name="ce56" office:value-type="float" office:value="0" calcext:value-type="float">
            <text:p>0.00E+00</text:p>
          </table:table-cell>
          <table:table-cell table:style-name="ce36" office:value-type="float" office:value="0.000128310135631868" calcext:value-type="float">
            <text:p>1.28E-04</text:p>
          </table:table-cell>
          <table:table-cell table:style-name="ce36" office:value-type="float" office:value="0.0000851640212776099" calcext:value-type="float">
            <text:p>8.52E-05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office:value-type="float" office:value="0.0000867090333931835" calcext:value-type="float">
            <text:p>8.67E-05</text:p>
          </table:table-cell>
          <table:table-cell table:style-name="ce56" office:value-type="float" office:value="0" calcext:value-type="float">
            <text:p>0.00E+00</text:p>
          </table:table-cell>
          <table:table-cell office:value-type="float" office:value="0.00025668380146949" calcext:value-type="float">
            <text:p>2.57E-04</text:p>
          </table:table-cell>
          <table:table-cell office:value-type="float" office:value="0.000170369923932897" calcext:value-type="float">
            <text:p>1.70E-04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36" office:value-type="float" office:value="0.0000418125384518156" calcext:value-type="float">
            <text:p>4.18E-05</text:p>
          </table:table-cell>
          <table:table-cell table:style-name="ce56" office:value-type="float" office:value="0" calcext:value-type="float">
            <text:p>0.00E+00</text:p>
          </table:table-cell>
          <table:table-cell table:style-name="ce36" office:value-type="float" office:value="0.000124578160927347" calcext:value-type="float">
            <text:p>1.25E-04</text:p>
          </table:table-cell>
          <table:table-cell table:style-name="ce36" office:value-type="float" office:value="0.0000828643087594858" calcext:value-type="float">
            <text:p>8.29E-05</text:p>
          </table:table-cell>
          <table:table-cell table:number-columns-repeated="4" table:style-name="ce56" office:value-type="float" office:value="0" calcext:value-type="float">
            <text:p>0.00E+00</text:p>
          </table:table-cell>
          <table:table-cell office:value-type="float" office:value="0.0000217596053309932" calcext:value-type="float">
            <text:p>2.18E-05</text:p>
          </table:table-cell>
          <table:table-cell table:style-name="ce56" office:value-type="float" office:value="0" calcext:value-type="float">
            <text:p>0.00E+00</text:p>
          </table:table-cell>
          <table:table-cell office:value-type="float" office:value="0.0000649705204951374" calcext:value-type="float">
            <text:p>6.50E-05</text:p>
          </table:table-cell>
          <table:table-cell office:value-type="float" office:value="0.0000434082877320465" calcext:value-type="float">
            <text:p>4.34E-05</text:p>
          </table:table-cell>
          <table:table-cell table:number-columns-repeated="4" table:style-name="ce56" office:value-type="float" office:value="0" calcext:value-type="float">
            <text:p>0.00E+00</text:p>
          </table:table-cell>
          <table:table-cell office:value-type="float" office:value="0.0000419112247357629" calcext:value-type="float">
            <text:p>4.19E-05</text:p>
          </table:table-cell>
          <table:table-cell table:style-name="ce56" office:value-type="float" office:value="0" calcext:value-type="float">
            <text:p>0.00E+00</text:p>
          </table:table-cell>
          <table:table-cell office:value-type="float" office:value="0.000125425378709435" calcext:value-type="float">
            <text:p>1.25E-04</text:p>
          </table:table-cell>
          <table:table-cell office:value-type="float" office:value="0.0000837115265415741" calcext:value-type="float">
            <text:p>8.37E-05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24" table:number-columns-repeated="967"/>
        </table:table-row>
        <table:table-row table:style-name="ro1">
          <table:table-cell office:value-type="string" calcext:value-type="string">
            <text:p>Router Computation CO2 (kg)</text:p>
          </table:table-cell>
          <table:table-cell table:style-name="ce5" office:value-type="float" office:value="0" calcext:value-type="float">
            <text:p>0.00E+00</text:p>
          </table:table-cell>
          <table:table-cell table:style-name="ce36" office:value-type="float" office:value="0.000063339615136706" calcext:value-type="float">
            <text:p>6.33E-05</text:p>
          </table:table-cell>
          <table:table-cell table:number-columns-repeated="2" table:style-name="ce36" office:value-type="float" office:value="0.0000417557335455397" calcext:value-type="float">
            <text:p>4.18E-05</text:p>
          </table:table-cell>
          <table:table-cell table:style-name="ce11" office:value-type="float" office:value="0" calcext:value-type="float">
            <text:p>0.00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43" office:value-type="float" office:value="0" calcext:value-type="float">
            <text:p>0.00E+00</text:p>
          </table:table-cell>
          <table:table-cell table:style-name="ce36" office:value-type="float" office:value="0.0000844316434470236" calcext:value-type="float">
            <text:p>8.44E-05</text:p>
          </table:table-cell>
          <table:table-cell table:number-columns-repeated="2" table:style-name="ce36" office:value-type="float" office:value="0.0000556603509348266" calcext:value-type="float">
            <text:p>5.57E-05</text:p>
          </table:table-cell>
          <table:table-cell table:number-columns-repeated="5" table:style-name="ce43" office:value-type="float" office:value="0" calcext:value-type="float">
            <text:p>0.00E+00</text:p>
          </table:table-cell>
          <table:table-cell table:style-name="ce36" office:value-type="float" office:value="0.000126679230273416" calcext:value-type="float">
            <text:p>1.27E-04</text:p>
          </table:table-cell>
          <table:table-cell table:number-columns-repeated="2" table:style-name="ce36" office:value-type="float" office:value="0.0000835114670910826" calcext:value-type="float">
            <text:p>8.35E-05</text:p>
          </table:table-cell>
          <table:table-cell table:number-columns-repeated="4" table:style-name="ce43" office:value-type="float" office:value="0" calcext:value-type="float">
            <text:p>0.00E+00</text:p>
          </table:table-cell>
          <table:table-cell table:style-name="ce43" office:value-type="float" office:value="0.000253358460546828" calcext:value-type="float">
            <text:p>2.53E-04</text:p>
          </table:table-cell>
          <table:table-cell office:value-type="float" office:value="0.00016702293418216" calcext:value-type="float">
            <text:p>1.67E-04</text:p>
          </table:table-cell>
          <table:table-cell table:style-name="ce43" office:value-type="float" office:value="0.00016702293418216" calcext:value-type="float">
            <text:p>1.67E-04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43" office:value-type="float" office:value="0" calcext:value-type="float">
            <text:p>0.00E+00</text:p>
          </table:table-cell>
          <table:table-cell table:style-name="ce36" office:value-type="float" office:value="0.000123730943145244" calcext:value-type="float">
            <text:p>1.24E-04</text:p>
          </table:table-cell>
          <table:table-cell table:number-columns-repeated="2" table:style-name="ce36" office:value-type="float" office:value="0.0000820170909773831" calcext:value-type="float">
            <text:p>8.20E-05</text:p>
          </table:table-cell>
          <table:table-cell table:number-columns-repeated="5" table:style-name="ce43" office:value-type="float" office:value="0" calcext:value-type="float">
            <text:p>0.00E+00</text:p>
          </table:table-cell>
          <table:table-cell table:style-name="ce43" office:value-type="float" office:value="0.0000633179663086306" calcext:value-type="float">
            <text:p>6.33E-05</text:p>
          </table:table-cell>
          <table:table-cell office:value-type="float" office:value="0.0000417557335455397" calcext:value-type="float">
            <text:p>4.18E-05</text:p>
          </table:table-cell>
          <table:table-cell table:style-name="ce43" office:value-type="float" office:value="0.0000417557335455397" calcext:value-type="float">
            <text:p>4.18E-05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table:style-name="ce43" office:value-type="float" office:value="0" calcext:value-type="float">
            <text:p>0.00E+00</text:p>
          </table:table-cell>
          <table:table-cell table:style-name="ce43" office:value-type="float" office:value="0.000123730943145244" calcext:value-type="float">
            <text:p>1.24E-04</text:p>
          </table:table-cell>
          <table:table-cell office:value-type="float" office:value="0.0000820170909773833" calcext:value-type="float">
            <text:p>8.20E-05</text:p>
          </table:table-cell>
          <table:table-cell table:style-name="ce43" office:value-type="float" office:value="0.0000820170909773833" calcext:value-type="float">
            <text:p>8.20E-05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43" office:value-type="float" office:value="0" calcext:value-type="float">
            <text:p>0.00E+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0 Computation CO2 (kg)</text:p>
          </table:table-cell>
          <table:table-cell table:style-name="ce36" office:value-type="float" office:value="0.0000955699344236089" calcext:value-type="float">
            <text:p>9.56E-05</text:p>
          </table:table-cell>
          <table:table-cell table:number-columns-repeated="6" table:style-name="ce36" office:value-type="float" office:value="0.0000241803448541661" calcext:value-type="float">
            <text:p>2.4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27394626729165" calcext:value-type="float">
            <text:p>1.27E-04</text:p>
          </table:table-cell>
          <table:table-cell table:number-columns-repeated="6" table:style-name="ce36" office:value-type="float" office:value="0.0000322323754374998" calcext:value-type="float">
            <text:p>3.2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91139868847223" calcext:value-type="float">
            <text:p>1.91E-04</text:p>
          </table:table-cell>
          <table:table-cell table:number-columns-repeated="6" table:style-name="ce36" office:value-type="float" office:value="0.0000483606897083345" calcext:value-type="float">
            <text:p>4.84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43" office:value-type="float" office:value="0.0000967456325208313" calcext:value-type="float">
            <text:p>9.67E-05</text:p>
          </table:table-cell>
          <table:table-cell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number-columns-repeated="2"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style-name="ce36" office:value-type="float" office:value="0.000229001274270838" calcext:value-type="float">
            <text:p>2.29E-04</text:p>
          </table:table-cell>
          <table:table-cell table:number-columns-repeated="6" table:style-name="ce36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955699344236089" calcext:value-type="float">
            <text:p>9.56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number-columns-repeated="2"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229001274270838" calcext:value-type="float">
            <text:p>2.29E-04</text:p>
          </table:table-cell>
          <table:table-cell table:style-name="ce43" office:value-type="float" office:value="0.0000472092447152768" calcext:value-type="float">
            <text:p>4.72E-05</text:p>
          </table:table-cell>
          <table:table-cell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number-columns-repeated="2"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1 Computation CO2 (kg)</text:p>
          </table:table-cell>
          <table:table-cell table:style-name="ce36" office:value-type="float" office:value="0.0000955699344236089" calcext:value-type="float">
            <text:p>9.56E-05</text:p>
          </table:table-cell>
          <table:table-cell table:number-columns-repeated="6" table:style-name="ce36" office:value-type="float" office:value="0.0000241803448541661" calcext:value-type="float">
            <text:p>2.4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27394626729165" calcext:value-type="float">
            <text:p>1.27E-04</text:p>
          </table:table-cell>
          <table:table-cell table:number-columns-repeated="6" table:style-name="ce36" office:value-type="float" office:value="0.0000322323754374998" calcext:value-type="float">
            <text:p>3.2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91139868847223" calcext:value-type="float">
            <text:p>1.91E-04</text:p>
          </table:table-cell>
          <table:table-cell table:number-columns-repeated="6" table:style-name="ce36" office:value-type="float" office:value="0.0000483606897083345" calcext:value-type="float">
            <text:p>4.84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43" office:value-type="float" office:value="0.0000967456325208313" calcext:value-type="float">
            <text:p>9.67E-05</text:p>
          </table:table-cell>
          <table:table-cell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number-columns-repeated="2"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style-name="ce36" office:value-type="float" office:value="0.000229001274270838" calcext:value-type="float">
            <text:p>2.29E-04</text:p>
          </table:table-cell>
          <table:table-cell table:number-columns-repeated="6" table:style-name="ce36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955699344236089" calcext:value-type="float">
            <text:p>9.56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number-columns-repeated="2"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229001274270838" calcext:value-type="float">
            <text:p>2.29E-04</text:p>
          </table:table-cell>
          <table:table-cell table:style-name="ce43" office:value-type="float" office:value="0.0000472092447152768" calcext:value-type="float">
            <text:p>4.72E-05</text:p>
          </table:table-cell>
          <table:table-cell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number-columns-repeated="2"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2 Computation CO2 (kg)</text:p>
          </table:table-cell>
          <table:table-cell table:style-name="ce36" office:value-type="float" office:value="0.0000955699344236089" calcext:value-type="float">
            <text:p>9.56E-05</text:p>
          </table:table-cell>
          <table:table-cell table:number-columns-repeated="6" table:style-name="ce36" office:value-type="float" office:value="0.0000241803448541661" calcext:value-type="float">
            <text:p>2.4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27394626729165" calcext:value-type="float">
            <text:p>1.27E-04</text:p>
          </table:table-cell>
          <table:table-cell table:number-columns-repeated="6" table:style-name="ce36" office:value-type="float" office:value="0.0000322323754374998" calcext:value-type="float">
            <text:p>3.2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91139868847223" calcext:value-type="float">
            <text:p>1.91E-04</text:p>
          </table:table-cell>
          <table:table-cell table:number-columns-repeated="6" table:style-name="ce36" office:value-type="float" office:value="0.0000483606897083345" calcext:value-type="float">
            <text:p>4.84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43" office:value-type="float" office:value="0.0000967456325208313" calcext:value-type="float">
            <text:p>9.67E-05</text:p>
          </table:table-cell>
          <table:table-cell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number-columns-repeated="2"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style-name="ce36" office:value-type="float" office:value="0.000229001274270838" calcext:value-type="float">
            <text:p>2.29E-04</text:p>
          </table:table-cell>
          <table:table-cell table:number-columns-repeated="6" table:style-name="ce36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955699344236089" calcext:value-type="float">
            <text:p>9.56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number-columns-repeated="2"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229001274270838" calcext:value-type="float">
            <text:p>2.29E-04</text:p>
          </table:table-cell>
          <table:table-cell table:style-name="ce43" office:value-type="float" office:value="0.0000472092447152768" calcext:value-type="float">
            <text:p>4.72E-05</text:p>
          </table:table-cell>
          <table:table-cell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number-columns-repeated="2"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3 Computation CO2 (kg)</text:p>
          </table:table-cell>
          <table:table-cell table:style-name="ce36" office:value-type="float" office:value="0.0000955699344236089" calcext:value-type="float">
            <text:p>9.56E-05</text:p>
          </table:table-cell>
          <table:table-cell table:number-columns-repeated="6" table:style-name="ce36" office:value-type="float" office:value="0.0000241803448541661" calcext:value-type="float">
            <text:p>2.4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27394626729165" calcext:value-type="float">
            <text:p>1.27E-04</text:p>
          </table:table-cell>
          <table:table-cell table:number-columns-repeated="6" table:style-name="ce36" office:value-type="float" office:value="0.0000322323754374998" calcext:value-type="float">
            <text:p>3.22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36" office:value-type="float" office:value="0.000191139868847223" calcext:value-type="float">
            <text:p>1.91E-04</text:p>
          </table:table-cell>
          <table:table-cell table:number-columns-repeated="6" table:style-name="ce36" office:value-type="float" office:value="0.0000483606897083345" calcext:value-type="float">
            <text:p>4.84E-05</text:p>
          </table:table-cell>
          <table:table-cell table:style-name="ce36" office:value-type="float" office:value="0" calcext:value-type="float">
            <text:p>0.00E+00</text:p>
          </table:table-cell>
          <table:table-cell table:style-name="ce43" office:value-type="float" office:value="0.0000967456325208313" calcext:value-type="float">
            <text:p>9.67E-05</text:p>
          </table:table-cell>
          <table:table-cell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number-columns-repeated="2" office:value-type="float" office:value="0.0000967456325208313" calcext:value-type="float">
            <text:p>9.67E-05</text:p>
          </table:table-cell>
          <table:table-cell table:style-name="ce43" office:value-type="float" office:value="0.0000967456325208313" calcext:value-type="float">
            <text:p>9.67E-05</text:p>
          </table:table-cell>
          <table:table-cell table:style-name="ce36" office:value-type="float" office:value="0.000229001274270838" calcext:value-type="float">
            <text:p>2.29E-04</text:p>
          </table:table-cell>
          <table:table-cell table:number-columns-repeated="6" table:style-name="ce36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955699344236089" calcext:value-type="float">
            <text:p>9.56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number-columns-repeated="2" office:value-type="float" office:value="0.0000241803448541661" calcext:value-type="float">
            <text:p>2.42E-05</text:p>
          </table:table-cell>
          <table:table-cell table:style-name="ce43" office:value-type="float" office:value="0.0000241803448541661" calcext:value-type="float">
            <text:p>2.42E-05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229001274270838" calcext:value-type="float">
            <text:p>2.29E-04</text:p>
          </table:table-cell>
          <table:table-cell table:style-name="ce43" office:value-type="float" office:value="0.0000472092447152768" calcext:value-type="float">
            <text:p>4.72E-05</text:p>
          </table:table-cell>
          <table:table-cell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number-columns-repeated="2" office:value-type="float" office:value="0.0000472092447152768" calcext:value-type="float">
            <text:p>4.72E-05</text:p>
          </table:table-cell>
          <table:table-cell table:style-name="ce43" office:value-type="float" office:value="0.0000472092447152768" calcext:value-type="float">
            <text:p>4.72E-05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967"/>
        </table:table-row>
        <table:table-row table:style-name="ro1">
          <table:table-cell table:style-name="ce25"/>
          <table:table-cell table:style-name="ce37" table:number-columns-repeated="7"/>
          <table:table-cell table:style-name="ce55" table:number-columns-repeated="47"/>
          <table:table-cell table:style-name="ce25" table:number-columns-repeated="967"/>
        </table:table-row>
        <table:table-row table:style-name="ro1">
          <table:table-cell office:value-type="string" calcext:value-type="string">
            <text:p>Cloud Networking CO2 (kg)</text:p>
          </table:table-cell>
          <table:table-cell table:number-columns-repeated="3" table:style-name="ce13" office:value-type="float" office:value="0" calcext:value-type="float">
            <text:p>0.00E+00</text:p>
          </table:table-cell>
          <table:table-cell table:style-name="ce36" office:value-type="float" office:value="0.00000032292815294728" calcext:value-type="float">
            <text:p>3.23E-07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36" office:value-type="float" office:value="0.00000032292815294728" calcext:value-type="float">
            <text:p>3.23E-07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table:number-columns-repeated="3" table:style-name="ce43" office:value-type="float" office:value="0" calcext:value-type="float">
            <text:p>0.00E+00</text:p>
          </table:table-cell>
          <table:table-cell table:style-name="ce36" office:value-type="float" office:value="0.00000032292815294728" calcext:value-type="float">
            <text:p>3.23E-07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2" table:style-name="ce36" office:value-type="float" office:value="0.00000032292815294728" calcext:value-type="float">
            <text:p>3.23E-07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table:number-columns-repeated="3" table:style-name="ce43" office:value-type="float" office:value="0" calcext:value-type="float">
            <text:p>0.00E+00</text:p>
          </table:table-cell>
          <table:table-cell table:style-name="ce36" office:value-type="float" office:value="0.00000032292815294728" calcext:value-type="float">
            <text:p>3.23E-07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2" table:style-name="ce36" office:value-type="float" office:value="0.00000032292815294728" calcext:value-type="float">
            <text:p>3.23E-07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table:style-name="ce4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0032292815294728" calcext:value-type="float">
            <text:p>3.23E-07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table:number-columns-repeated="3" table:style-name="ce43" office:value-type="float" office:value="0" calcext:value-type="float">
            <text:p>0.00E+00</text:p>
          </table:table-cell>
          <table:table-cell table:style-name="ce36" office:value-type="float" office:value="0.00000032292815294728" calcext:value-type="float">
            <text:p>3.23E-07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2" table:style-name="ce36" office:value-type="float" office:value="0.00000032292815294728" calcext:value-type="float">
            <text:p>3.23E-07</text:p>
          </table:table-cell>
          <table:table-cell table:style-name="ce43" office:value-type="float" office:value="0.00000032292815294728" calcext:value-type="float">
            <text:p>3.23E-07</text:p>
          </table:table-cell>
          <table:table-cell table:number-columns-repeated="2" table:style-name="ce4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table:style-name="ce43" office:value-type="float" office:value="0.00000064585630588006" calcext:value-type="float">
            <text:p>6.46E-07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0064585630588006" calcext:value-type="float">
            <text:p>6.46E-07</text:p>
          </table:table-cell>
          <table:table-cell table:number-columns-repeated="2" table:style-name="ce43" office:value-type="float" office:value="0.00000064585630588006" calcext:value-type="float">
            <text:p>6.46E-07</text:p>
          </table:table-cell>
          <table:table-cell table:number-columns-repeated="2" table:style-name="ce4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table:style-name="ce43" office:value-type="float" office:value="0.00000064585630588006" calcext:value-type="float">
            <text:p>6.46E-07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00064585630588006" calcext:value-type="float">
            <text:p>6.46E-07</text:p>
          </table:table-cell>
          <table:table-cell table:number-columns-repeated="2" table:style-name="ce43" office:value-type="float" office:value="0.00000064585630588006" calcext:value-type="float">
            <text:p>6.46E-0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roxy Networking CO2 (kg)</text:p>
          </table:table-cell>
          <table:table-cell table:number-columns-repeated="2" table:style-name="ce36" office:value-type="float" office:value="0.00000226991284726141" calcext:value-type="float">
            <text:p>2.27E-06</text:p>
          </table:table-cell>
          <table:table-cell table:style-name="ce36" office:value-type="float" office:value="0.00000238340848964308" calcext:value-type="float">
            <text:p>2.38E-06</text:p>
          </table:table-cell>
          <table:table-cell table:style-name="ce36" office:value-type="float" office:value="0.00000465503232686101" calcext:value-type="float">
            <text:p>4.66E-06</text:p>
          </table:table-cell>
          <table:table-cell table:style-name="ce36" office:value-type="float" office:value="0.00000238340848964308" calcext:value-type="float">
            <text:p>2.38E-06</text:p>
          </table:table-cell>
          <table:table-cell table:style-name="ce36" office:value-type="float" office:value="0.00000465503232686101" calcext:value-type="float">
            <text:p>4.66E-06</text:p>
          </table:table-cell>
          <table:table-cell table:style-name="ce36" office:value-type="float" office:value="0.0000456024350355233" calcext:value-type="float">
            <text:p>4.56E-05</text:p>
          </table:table-cell>
          <table:table-cell table:style-name="ce43" office:value-type="float" office:value="0.000455008022535628" calcext:value-type="float">
            <text:p>4.55E-04</text:p>
          </table:table-cell>
          <table:table-cell table:number-columns-repeated="2" table:style-name="ce36" office:value-type="float" office:value="0.00000302274826394116" calcext:value-type="float">
            <text:p>3.02E-06</text:p>
          </table:table-cell>
          <table:table-cell table:style-name="ce36" office:value-type="float" office:value="0.00000313624390632283" calcext:value-type="float">
            <text:p>3.14E-06</text:p>
          </table:table-cell>
          <table:table-cell table:style-name="ce36" office:value-type="float" office:value="0.0000061675471186788" calcext:value-type="float">
            <text:p>6.17E-06</text:p>
          </table:table-cell>
          <table:table-cell table:style-name="ce36" office:value-type="float" office:value="0.00000313624390632283" calcext:value-type="float">
            <text:p>3.14E-06</text:p>
          </table:table-cell>
          <table:table-cell table:style-name="ce36" office:value-type="float" office:value="0.0000061675471186788" calcext:value-type="float">
            <text:p>6.17E-06</text:p>
          </table:table-cell>
          <table:table-cell table:style-name="ce36" office:value-type="float" office:value="0.0000607503961468903" calcext:value-type="float">
            <text:p>6.08E-05</text:p>
          </table:table-cell>
          <table:table-cell table:style-name="ce43" office:value-type="float" office:value="0.000606487633647036" calcext:value-type="float">
            <text:p>6.06E-04</text:p>
          </table:table-cell>
          <table:table-cell table:number-columns-repeated="2" table:style-name="ce36" office:value-type="float" office:value="0.00000453982569452283" calcext:value-type="float">
            <text:p>4.54E-06</text:p>
          </table:table-cell>
          <table:table-cell table:style-name="ce36" office:value-type="float" office:value="0.0000046533213369045" calcext:value-type="float">
            <text:p>4.65E-06</text:p>
          </table:table-cell>
          <table:table-cell table:style-name="ce36" office:value-type="float" office:value="0.00000919942066064662" calcext:value-type="float">
            <text:p>9.20E-06</text:p>
          </table:table-cell>
          <table:table-cell table:style-name="ce36" office:value-type="float" office:value="0.0000046533213369045" calcext:value-type="float">
            <text:p>4.65E-06</text:p>
          </table:table-cell>
          <table:table-cell table:style-name="ce36" office:value-type="float" office:value="0.00000919942066064662" calcext:value-type="float">
            <text:p>9.20E-06</text:p>
          </table:table-cell>
          <table:table-cell table:style-name="ce36" office:value-type="float" office:value="0.0000910919447585156" calcext:value-type="float">
            <text:p>9.11E-05</text:p>
          </table:table-cell>
          <table:table-cell table:style-name="ce43" office:value-type="float" office:value="0.000909903119758719" calcext:value-type="float">
            <text:p>9.10E-04</text:p>
          </table:table-cell>
          <table:table-cell table:style-name="ce43" office:value-type="float" office:value="0.00000909105798626789" calcext:value-type="float">
            <text:p>9.09E-06</text:p>
          </table:table-cell>
          <table:table-cell office:value-type="float" office:value="0.00000920455362864956" calcext:value-type="float">
            <text:p>9.20E-06</text:p>
          </table:table-cell>
          <table:table-cell table:style-name="ce43" office:value-type="float" office:value="0.0000182996039254395" calcext:value-type="float">
            <text:p>1.83E-05</text:p>
          </table:table-cell>
          <table:table-cell office:value-type="float" office:value="0.00000920455362864956" calcext:value-type="float">
            <text:p>9.20E-06</text:p>
          </table:table-cell>
          <table:table-cell office:value-type="float" office:value="0.0000182996039254395" calcext:value-type="float">
            <text:p>1.83E-05</text:p>
          </table:table-cell>
          <table:table-cell table:style-name="ce43" office:value-type="float" office:value="0.000182070964204571" calcext:value-type="float">
            <text:p>1.82E-04</text:p>
          </table:table-cell>
          <table:table-cell table:number-columns-repeated="2" table:style-name="ce36" office:value-type="float" office:value="0.00000226991284726141" calcext:value-type="float">
            <text:p>2.27E-06</text:p>
          </table:table-cell>
          <table:table-cell table:style-name="ce36" office:value-type="float" office:value="0.00000238340848964308" calcext:value-type="float">
            <text:p>2.38E-06</text:p>
          </table:table-cell>
          <table:table-cell table:style-name="ce36" office:value-type="float" office:value="0.00000465503232686101" calcext:value-type="float">
            <text:p>4.66E-06</text:p>
          </table:table-cell>
          <table:table-cell table:style-name="ce36" office:value-type="float" office:value="0.00000238340848964308" calcext:value-type="float">
            <text:p>2.38E-06</text:p>
          </table:table-cell>
          <table:table-cell table:style-name="ce36" office:value-type="float" office:value="0.00000465503232686101" calcext:value-type="float">
            <text:p>4.66E-06</text:p>
          </table:table-cell>
          <table:table-cell table:style-name="ce36" office:value-type="float" office:value="0.0000456024350355233" calcext:value-type="float">
            <text:p>4.56E-05</text:p>
          </table:table-cell>
          <table:table-cell table:style-name="ce43" office:value-type="float" office:value="0.000455008022535628" calcext:value-type="float">
            <text:p>4.55E-04</text:p>
          </table:table-cell>
          <table:table-cell table:number-columns-repeated="2" table:style-name="ce43" office:value-type="float" office:value="0.00000453982569450163" calcext:value-type="float">
            <text:p>4.54E-06</text:p>
          </table:table-cell>
          <table:table-cell office:value-type="float" office:value="0.00000476681697925988" calcext:value-type="float">
            <text:p>4.77E-06</text:p>
          </table:table-cell>
          <table:table-cell table:style-name="ce43" office:value-type="float" office:value="0.0000093100646535915" calcext:value-type="float">
            <text:p>9.31E-06</text:p>
          </table:table-cell>
          <table:table-cell office:value-type="float" office:value="0.00000476681697925988" calcext:value-type="float">
            <text:p>4.77E-06</text:p>
          </table:table-cell>
          <table:table-cell office:value-type="float" office:value="0.0000093100646535915" calcext:value-type="float">
            <text:p>9.31E-06</text:p>
          </table:table-cell>
          <table:table-cell table:style-name="ce43" office:value-type="float" office:value="0.0000912048700706169" calcext:value-type="float">
            <text:p>9.12E-05</text:p>
          </table:table-cell>
          <table:table-cell table:style-name="ce43" office:value-type="float" office:value="0.000909231751458455" calcext:value-type="float">
            <text:p>9.09E-04</text:p>
          </table:table-cell>
          <table:table-cell table:number-columns-repeated="2" table:style-name="ce43" office:value-type="float" office:value="0.00000453982569450163" calcext:value-type="float">
            <text:p>4.54E-06</text:p>
          </table:table-cell>
          <table:table-cell office:value-type="float" office:value="0.00000476681697925988" calcext:value-type="float">
            <text:p>4.77E-06</text:p>
          </table:table-cell>
          <table:table-cell table:style-name="ce43" office:value-type="float" office:value="0.0000093100646535915" calcext:value-type="float">
            <text:p>9.31E-06</text:p>
          </table:table-cell>
          <table:table-cell office:value-type="float" office:value="0.00000476681697925988" calcext:value-type="float">
            <text:p>4.77E-06</text:p>
          </table:table-cell>
          <table:table-cell office:value-type="float" office:value="0.0000093100646535915" calcext:value-type="float">
            <text:p>9.31E-06</text:p>
          </table:table-cell>
          <table:table-cell table:style-name="ce43" office:value-type="float" office:value="0.0000912048700706169" calcext:value-type="float">
            <text:p>9.12E-05</text:p>
          </table:table-cell>
          <table:table-cell table:style-name="ce43" office:value-type="float" office:value="0.000909231751458455" calcext:value-type="float">
            <text:p>9.09E-04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outer Networking CO2 (kg)</text:p>
          </table:table-cell>
          <table:table-cell table:style-name="ce36" office:value-type="float" office:value="0.00000236766029044491" calcext:value-type="float">
            <text:p>2.37E-06</text:p>
          </table:table-cell>
          <table:table-cell table:style-name="ce36" office:value-type="float" office:value="0.0000067119910984677" calcext:value-type="float">
            <text:p>6.71E-06</text:p>
          </table:table-cell>
          <table:table-cell table:style-name="ce36" office:value-type="float" office:value="0.00000908441050546374" calcext:value-type="float">
            <text:p>9.08E-06</text:p>
          </table:table-cell>
          <table:table-cell table:style-name="ce36" office:value-type="float" office:value="0.00000906257969738291" calcext:value-type="float">
            <text:p>9.06E-06</text:p>
          </table:table-cell>
          <table:table-cell table:style-name="ce36" office:value-type="float" office:value="0.0000517927189401517" calcext:value-type="float">
            <text:p>5.18E-05</text:p>
          </table:table-cell>
          <table:table-cell table:number-columns-repeated="2" table:style-name="ce36" office:value-type="float" office:value="0.0000517708881320708" calcext:value-type="float">
            <text:p>5.18E-05</text:p>
          </table:table-cell>
          <table:table-cell table:style-name="ce43" office:value-type="float" office:value="0.000478806381313994" calcext:value-type="float">
            <text:p>4.79E-04</text:p>
          </table:table-cell>
          <table:table-cell table:style-name="ce36" office:value-type="float" office:value="0.00000315291445712521" calcext:value-type="float">
            <text:p>3.15E-06</text:p>
          </table:table-cell>
          <table:table-cell table:style-name="ce36" office:value-type="float" office:value="0.000007497245265148" calcext:value-type="float">
            <text:p>7.50E-06</text:p>
          </table:table-cell>
          <table:table-cell table:style-name="ce36" office:value-type="float" office:value="0.0000106596779551155" calcext:value-type="float">
            <text:p>1.07E-05</text:p>
          </table:table-cell>
          <table:table-cell table:style-name="ce36" office:value-type="float" office:value="0.0000106378471470346" calcext:value-type="float">
            <text:p>1.06E-05</text:p>
          </table:table-cell>
          <table:table-cell table:style-name="ce36" office:value-type="float" office:value="0.0000675929845969894" calcext:value-type="float">
            <text:p>6.76E-05</text:p>
          </table:table-cell>
          <table:table-cell table:number-columns-repeated="2" table:style-name="ce36" office:value-type="float" office:value="0.0000675711537889085" calcext:value-type="float">
            <text:p>6.76E-05</text:p>
          </table:table-cell>
          <table:table-cell table:style-name="ce43" office:value-type="float" office:value="0.00063680903787997" calcext:value-type="float">
            <text:p>6.37E-04</text:p>
          </table:table-cell>
          <table:table-cell table:style-name="ce36" office:value-type="float" office:value="0.00000473532058088983" calcext:value-type="float">
            <text:p>4.74E-06</text:p>
          </table:table-cell>
          <table:table-cell table:style-name="ce36" office:value-type="float" office:value="0.00000907965138891263" calcext:value-type="float">
            <text:p>9.08E-06</text:p>
          </table:table-cell>
          <table:table-cell table:style-name="ce36" office:value-type="float" office:value="0.0000138244902029041" calcext:value-type="float">
            <text:p>1.38E-05</text:p>
          </table:table-cell>
          <table:table-cell table:style-name="ce36" office:value-type="float" office:value="0.0000138026593948233" calcext:value-type="float">
            <text:p>1.38E-05</text:p>
          </table:table-cell>
          <table:table-cell table:style-name="ce36" office:value-type="float" office:value="0.0000992411070722804" calcext:value-type="float">
            <text:p>9.92E-05</text:p>
          </table:table-cell>
          <table:table-cell table:number-columns-repeated="2" table:style-name="ce36" office:value-type="float" office:value="0.0000992192762641995" calcext:value-type="float">
            <text:p>9.92E-05</text:p>
          </table:table-cell>
          <table:table-cell table:style-name="ce43" office:value-type="float" office:value="0.000953290262628087" calcext:value-type="float">
            <text:p>9.53E-04</text:p>
          </table:table-cell>
          <table:table-cell table:style-name="ce43" office:value-type="float" office:value="0.0000138268697602065" calcext:value-type="float">
            <text:p>1.38E-05</text:p>
          </table:table-cell>
          <table:table-cell office:value-type="float" office:value="0.0000233165473881883" calcext:value-type="float">
            <text:p>2.33E-05</text:p>
          </table:table-cell>
          <table:table-cell table:style-name="ce43" office:value-type="float" office:value="0.0000232947165801075" calcext:value-type="float">
            <text:p>2.33E-05</text:p>
          </table:table-cell>
          <table:table-cell office:value-type="float" office:value="0.000194137883336613" calcext:value-type="float">
            <text:p>1.94E-04</text:p>
          </table:table-cell>
          <table:table-cell office:value-type="float" office:value="0.000194116052528533" calcext:value-type="float">
            <text:p>1.94E-04</text:p>
          </table:table-cell>
          <table:table-cell table:style-name="ce43" office:value-type="float" office:value="0.000194116052528533" calcext:value-type="float">
            <text:p>1.94E-04</text:p>
          </table:table-cell>
          <table:table-cell table:style-name="ce36" office:value-type="float" office:value="0.00000236766029044491" calcext:value-type="float">
            <text:p>2.37E-06</text:p>
          </table:table-cell>
          <table:table-cell table:style-name="ce36" office:value-type="float" office:value="0.0000067119910984677" calcext:value-type="float">
            <text:p>6.71E-06</text:p>
          </table:table-cell>
          <table:table-cell table:style-name="ce36" office:value-type="float" office:value="0.00000908203094738244" calcext:value-type="float">
            <text:p>9.08E-06</text:p>
          </table:table-cell>
          <table:table-cell table:style-name="ce36" office:value-type="float" office:value="0.00000906020013930162" calcext:value-type="float">
            <text:p>9.06E-06</text:p>
          </table:table-cell>
          <table:table-cell table:style-name="ce36" office:value-type="float" office:value="0.0000517927189401527" calcext:value-type="float">
            <text:p>5.18E-05</text:p>
          </table:table-cell>
          <table:table-cell table:number-columns-repeated="2" table:style-name="ce36" office:value-type="float" office:value="0.0000517708881320718" calcext:value-type="float">
            <text:p>5.18E-05</text:p>
          </table:table-cell>
          <table:table-cell table:style-name="ce43" office:value-type="float" office:value="0.000478806381313994" calcext:value-type="float">
            <text:p>4.79E-04</text:p>
          </table:table-cell>
          <table:table-cell table:style-name="ce43" office:value-type="float" office:value="0.00000473532058086773" calcext:value-type="float">
            <text:p>4.74E-06</text:p>
          </table:table-cell>
          <table:table-cell table:style-name="ce43" office:value-type="float" office:value="0.0000134239821971794" calcext:value-type="float">
            <text:p>1.34E-05</text:p>
          </table:table-cell>
          <table:table-cell office:value-type="float" office:value="0.0000181688210110627" calcext:value-type="float">
            <text:p>1.82E-05</text:p>
          </table:table-cell>
          <table:table-cell table:style-name="ce43" office:value-type="float" office:value="0.0000181251593949011" calcext:value-type="float">
            <text:p>1.81E-05</text:p>
          </table:table-cell>
          <table:table-cell office:value-type="float" office:value="0.00010358543788013" calcext:value-type="float">
            <text:p>1.04E-04</text:p>
          </table:table-cell>
          <table:table-cell office:value-type="float" office:value="0.000103541776263968" calcext:value-type="float">
            <text:p>1.04E-04</text:p>
          </table:table-cell>
          <table:table-cell table:style-name="ce43" office:value-type="float" office:value="0.000103541776263968" calcext:value-type="float">
            <text:p>1.04E-04</text:p>
          </table:table-cell>
          <table:table-cell table:style-name="ce43" office:value-type="float" office:value="0.00095761276262658" calcext:value-type="float">
            <text:p>9.58E-04</text:p>
          </table:table-cell>
          <table:table-cell table:style-name="ce43" office:value-type="float" office:value="0.00000473532058086773" calcext:value-type="float">
            <text:p>4.74E-06</text:p>
          </table:table-cell>
          <table:table-cell table:style-name="ce43" office:value-type="float" office:value="0.0000134239821971794" calcext:value-type="float">
            <text:p>1.34E-05</text:p>
          </table:table-cell>
          <table:table-cell office:value-type="float" office:value="0.0000181640618949001" calcext:value-type="float">
            <text:p>1.82E-05</text:p>
          </table:table-cell>
          <table:table-cell table:style-name="ce43" office:value-type="float" office:value="0.0000181204002787385" calcext:value-type="float">
            <text:p>1.81E-05</text:p>
          </table:table-cell>
          <table:table-cell office:value-type="float" office:value="0.00010358543788013" calcext:value-type="float">
            <text:p>1.04E-04</text:p>
          </table:table-cell>
          <table:table-cell office:value-type="float" office:value="0.000103541776263968" calcext:value-type="float">
            <text:p>1.04E-04</text:p>
          </table:table-cell>
          <table:table-cell table:style-name="ce43" office:value-type="float" office:value="0.000103541776263968" calcext:value-type="float">
            <text:p>1.04E-04</text:p>
          </table:table-cell>
          <table:table-cell table:style-name="ce43" office:value-type="float" office:value="0.00095761276262658" calcext:value-type="float">
            <text:p>9.58E-04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M_0 Networking CO2 (kg)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5139136413653" calcext:value-type="float">
            <text:p>7.45E-06</text:p>
          </table:table-cell>
          <table:table-cell table:style-name="ce43" office:value-type="float" office:value="0.00000801391364136414" calcext:value-type="float">
            <text:p>8.01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8266611661184" calcext:value-type="float">
            <text:p>7.48E-06</text:p>
          </table:table-cell>
          <table:table-cell table:style-name="ce43" office:value-type="float" office:value="0.00000832666116611659" calcext:value-type="float">
            <text:p>8.33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number-columns-repeated="2"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_1 Networking CO2 (kg)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5139136413653" calcext:value-type="float">
            <text:p>7.45E-06</text:p>
          </table:table-cell>
          <table:table-cell table:style-name="ce43" office:value-type="float" office:value="0.00000801391364136414" calcext:value-type="float">
            <text:p>8.01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8266611661184" calcext:value-type="float">
            <text:p>7.48E-06</text:p>
          </table:table-cell>
          <table:table-cell table:style-name="ce43" office:value-type="float" office:value="0.00000832666116611659" calcext:value-type="float">
            <text:p>8.33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number-columns-repeated="2"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style-name="ce43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style-name="ce43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number-columns-repeated="967"/>
        </table:table-row>
        <table:table-row table:style-name="ro1">
          <table:table-cell table:style-name="ce24" office:value-type="string" calcext:value-type="string">
            <text:p>M_2 Networking CO2 (kg)</text:p>
          </table:table-cell>
          <table:table-cell table:style-name="ce34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6" table:style-name="ce36" office:value-type="float" office:value="0.00000745139136413653" calcext:value-type="float">
            <text:p>7.45E-06</text:p>
          </table:table-cell>
          <table:table-cell table:style-name="ce43" office:value-type="float" office:value="0.00000801391364136414" calcext:value-type="float">
            <text:p>8.01E-06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6" table:style-name="ce36" office:value-type="float" office:value="0.00000748266611661184" calcext:value-type="float">
            <text:p>7.48E-06</text:p>
          </table:table-cell>
          <table:table-cell table:style-name="ce43" office:value-type="float" office:value="0.00000832666116611659" calcext:value-type="float">
            <text:p>8.33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number-columns-repeated="2"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56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style-name="ce56" office:value-type="float" office:value="0" calcext:value-type="float">
            <text:p>0.00E+00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style-name="ce24" table:number-columns-repeated="967"/>
        </table:table-row>
        <table:table-row table:style-name="ro1">
          <table:table-cell office:value-type="string" calcext:value-type="string">
            <text:p>M_3 Networking CO2 (kg)</text:p>
          </table:table-cell>
          <table:table-cell table:style-name="ce36" office:value-type="float" office:value="0.00000739824779978" calcext:value-type="float">
            <text:p>7.40E-06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36" office:value-type="float" office:value="0.00000740135176017604" calcext:value-type="float">
            <text:p>7.40E-06</text:p>
          </table:table-cell>
          <table:table-cell table:number-columns-repeated="6" table:style-name="ce36" office:value-type="float" office:value="0.00000745139136413653" calcext:value-type="float">
            <text:p>7.45E-06</text:p>
          </table:table-cell>
          <table:table-cell table:style-name="ce43" office:value-type="float" office:value="0.00000801391364136414" calcext:value-type="float">
            <text:p>8.01E-06</text:p>
          </table:table-cell>
          <table:table-cell table:style-name="ce36" office:value-type="float" office:value="0.0000074076067106711" calcext:value-type="float">
            <text:p>7.41E-06</text:p>
          </table:table-cell>
          <table:table-cell table:number-columns-repeated="6" table:style-name="ce36" office:value-type="float" office:value="0.00000748266611661184" calcext:value-type="float">
            <text:p>7.48E-06</text:p>
          </table:table-cell>
          <table:table-cell table:style-name="ce43" office:value-type="float" office:value="0.00000832666116611659" calcext:value-type="float">
            <text:p>8.33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number-columns-repeated="2" office:value-type="float" office:value="0.00000757649037403776" calcext:value-type="float">
            <text:p>7.58E-06</text:p>
          </table:table-cell>
          <table:table-cell table:style-name="ce43" office:value-type="float" office:value="0.00000757649037403776" calcext:value-type="float">
            <text:p>7.58E-06</text:p>
          </table:table-cell>
          <table:table-cell table:style-name="ce36" office:value-type="float" office:value="0.00000739824779978" calcext:value-type="float">
            <text:p>7.40E-06</text:p>
          </table:table-cell>
          <table:table-cell table:number-columns-repeated="6" table:style-name="ce36" office:value-type="float" office:value="0.00000743577750275036" calcext:value-type="float">
            <text:p>7.44E-06</text:p>
          </table:table-cell>
          <table:table-cell table:style-name="ce43" office:value-type="float" office:value="0.00000785777502750276" calcext:value-type="float">
            <text:p>7.86E-06</text:p>
          </table:table-cell>
          <table:table-cell table:style-name="ce43" office:value-type="float" office:value="0.00000740760671067107" calcext:value-type="float">
            <text:p>7.41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style-name="ce43" office:value-type="float" office:value="0.00000740760671067107" calcext:value-type="float">
            <text:p>7.41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number-columns-repeated="2" office:value-type="float" office:value="0.00000748266611661167" calcext:value-type="float">
            <text:p>7.48E-06</text:p>
          </table:table-cell>
          <table:table-cell table:style-name="ce43" office:value-type="float" office:value="0.00000748266611661167" calcext:value-type="float">
            <text:p>7.48E-06</text:p>
          </table:table-cell>
          <table:table-cell table:style-name="ce43" office:value-type="float" office:value="0.00000832666116611663" calcext:value-type="float">
            <text:p>8.33E-06</text:p>
          </table:table-cell>
          <table:table-cell table:number-columns-repeated="967"/>
        </table:table-row>
        <table:table-row table:style-name="ro1">
          <table:table-cell table:style-name="ce25"/>
          <table:table-cell table:style-name="ce39"/>
          <table:table-cell table:style-name="ce47" table:number-columns-repeated="4"/>
          <table:table-cell table:style-name="ce39"/>
          <table:table-cell table:style-name="ce37"/>
          <table:table-cell table:style-name="ce55" table:number-columns-repeated="47"/>
          <table:table-cell table:style-name="ce25" table:number-columns-repeated="967"/>
        </table:table-row>
        <table:table-row table:style-name="ro1">
          <table:table-cell office:value-type="string" calcext:value-type="string">
            <text:p>Delay_1</text:p>
          </table:table-cell>
          <table:table-cell table:style-name="ce40" office:value-type="float" office:value="4.29999999999983" calcext:value-type="float">
            <text:p><text:s/>4.30 </text:p>
          </table:table-cell>
          <table:table-cell table:style-name="ce40" office:value-type="float" office:value="5.35714285714348" calcext:value-type="float">
            <text:p><text:s/>5.36 </text:p>
          </table:table-cell>
          <table:table-cell table:style-name="ce40" office:value-type="float" office:value="7.36064185312789" calcext:value-type="float">
            <text:p><text:s/>7.36 </text:p>
          </table:table-cell>
          <table:table-cell table:style-name="ce40" office:value-type="float" office:value="107.362590889435" calcext:value-type="float">
            <text:p><text:s/>107.36 </text:p>
          </table:table-cell>
          <table:table-cell table:style-name="ce40" office:value-type="float" office:value="7.43714285714487" calcext:value-type="float">
            <text:p><text:s/>7.44 </text:p>
          </table:table-cell>
          <table:table-cell table:style-name="ce40" office:value-type="float" office:value="107.440641848065" calcext:value-type="float">
            <text:p><text:s/>107.44 </text:p>
          </table:table-cell>
          <table:table-cell table:style-name="ce40" office:value-type="float" office:value="104.77857142857" calcext:value-type="float">
            <text:p><text:s/>104.78 </text:p>
          </table:table-cell>
          <table:table-cell table:style-name="ce57" office:value-type="float" office:value="0.426688508064603" calcext:value-type="float">
            <text:p><text:s/>0.43 </text:p>
          </table:table-cell>
          <table:table-cell table:style-name="ce40" office:value-type="float" office:value="4.29999999999988" calcext:value-type="float">
            <text:p><text:s/>4.30 </text:p>
          </table:table-cell>
          <table:table-cell table:style-name="ce40" office:value-type="float" office:value="5.35714285714341" calcext:value-type="float">
            <text:p><text:s/>5.36 </text:p>
          </table:table-cell>
          <table:table-cell table:style-name="ce40" office:value-type="float" office:value="7.36063984736238" calcext:value-type="float">
            <text:p><text:s/>7.36 </text:p>
          </table:table-cell>
          <table:table-cell table:style-name="ce40" office:value-type="float" office:value="107.36258990707" calcext:value-type="float">
            <text:p><text:s/>107.36 </text:p>
          </table:table-cell>
          <table:table-cell table:style-name="ce40" office:value-type="float" office:value="7.43714285714551" calcext:value-type="float">
            <text:p><text:s/>7.44 </text:p>
          </table:table-cell>
          <table:table-cell table:style-name="ce40" office:value-type="float" office:value="107.440641344287" calcext:value-type="float">
            <text:p><text:s/>107.44 </text:p>
          </table:table-cell>
          <table:table-cell table:style-name="ce40" office:value-type="float" office:value="104.778571428571" calcext:value-type="float">
            <text:p><text:s/>104.78 </text:p>
          </table:table-cell>
          <table:table-cell table:style-name="ce57" office:value-type="float" office:value="0.426705343635271" calcext:value-type="float">
            <text:p><text:s/>0.43 </text:p>
          </table:table-cell>
          <table:table-cell table:style-name="ce40" office:value-type="float" office:value="4.29999999999978" calcext:value-type="float">
            <text:p><text:s/>4.30 </text:p>
          </table:table-cell>
          <table:table-cell table:style-name="ce40" office:value-type="float" office:value="5.35714285714401" calcext:value-type="float">
            <text:p><text:s/>5.36 </text:p>
          </table:table-cell>
          <table:table-cell table:style-name="ce40" office:value-type="float" office:value="7.36064135187626" calcext:value-type="float">
            <text:p><text:s/>7.36 </text:p>
          </table:table-cell>
          <table:table-cell table:style-name="ce40" office:value-type="float" office:value="107.362589907071" calcext:value-type="float">
            <text:p><text:s/>107.36 </text:p>
          </table:table-cell>
          <table:table-cell table:style-name="ce40" office:value-type="float" office:value="7.4371428571458" calcext:value-type="float">
            <text:p><text:s/>7.44 </text:p>
          </table:table-cell>
          <table:table-cell table:style-name="ce40" office:value-type="float" office:value="107.440641344286" calcext:value-type="float">
            <text:p><text:s/>107.44 </text:p>
          </table:table-cell>
          <table:table-cell table:style-name="ce40" office:value-type="float" office:value="104.778571428584" calcext:value-type="float">
            <text:p><text:s/>104.78 </text:p>
          </table:table-cell>
          <table:table-cell table:style-name="ce57" office:value-type="float" office:value="0.426688508064602" calcext:value-type="float">
            <text:p><text:s/>0.43 </text:p>
          </table:table-cell>
          <table:table-cell table:style-name="ce57" office:value-type="float" office:value="5.35714285714424" calcext:value-type="float">
            <text:p><text:s/>5.36 </text:p>
          </table:table-cell>
          <table:table-cell table:style-name="ce57" office:value-type="float" office:value="7.36064235551399" calcext:value-type="float">
            <text:p><text:s/>7.36 </text:p>
          </table:table-cell>
          <table:table-cell table:style-name="ce57" office:value-type="float" office:value="107.362591874034" calcext:value-type="float">
            <text:p><text:s/>107.36 </text:p>
          </table:table-cell>
          <table:table-cell table:style-name="ce57" office:value-type="float" office:value="7.43714285714594" calcext:value-type="float">
            <text:p><text:s/>7.44 </text:p>
          </table:table-cell>
          <table:table-cell table:style-name="ce57" office:value-type="float" office:value="107.440642352977" calcext:value-type="float">
            <text:p><text:s/>107.44 </text:p>
          </table:table-cell>
          <table:table-cell table:style-name="ce57" office:value-type="float" office:value="104.778571428556" calcext:value-type="float">
            <text:p><text:s/>104.78 </text:p>
          </table:table-cell>
          <table:table-cell table:style-name="ce40" office:value-type="float" office:value="20.1040160642573" calcext:value-type="float">
            <text:p><text:s/>20.10 </text:p>
          </table:table-cell>
          <table:table-cell table:style-name="ce40" office:value-type="float" office:value="8.2142857142864" calcext:value-type="float">
            <text:p><text:s/>8.21 </text:p>
          </table:table-cell>
          <table:table-cell table:style-name="ce40" office:value-type="float" office:value="10.2177847102708" calcext:value-type="float">
            <text:p><text:s/>10.22 </text:p>
          </table:table-cell>
          <table:table-cell table:style-name="ce40" office:value-type="float" office:value="110.219733746576" calcext:value-type="float">
            <text:p><text:s/>110.22 </text:p>
          </table:table-cell>
          <table:table-cell table:style-name="ce40" office:value-type="float" office:value="10.2942857142881" calcext:value-type="float">
            <text:p><text:s/>10.29 </text:p>
          </table:table-cell>
          <table:table-cell table:style-name="ce40" office:value-type="float" office:value="110.297784705208" calcext:value-type="float">
            <text:p><text:s/>110.30 </text:p>
          </table:table-cell>
          <table:table-cell table:style-name="ce40" office:value-type="float" office:value="104.957142857139" calcext:value-type="float">
            <text:p><text:s/>104.96 </text:p>
          </table:table-cell>
          <table:table-cell table:style-name="ce57" office:value-type="float" office:value="0.470090780486176" calcext:value-type="float">
            <text:p><text:s/>0.47 </text:p>
          </table:table-cell>
          <table:table-cell table:style-name="ce57" office:value-type="float" office:value="4.29999999999983" calcext:value-type="float">
            <text:p><text:s/>4.30 </text:p>
          </table:table-cell>
          <table:table-cell table:style-name="ce57" office:value-type="float" office:value="5.55714285714297" calcext:value-type="float">
            <text:p><text:s/>5.56 </text:p>
          </table:table-cell>
          <table:table-cell table:style-name="ce57" office:value-type="float" office:value="7.56414084911122" calcext:value-type="float">
            <text:p><text:s/>7.56 </text:p>
          </table:table-cell>
          <table:table-cell table:style-name="ce57" office:value-type="float" office:value="107.568038921725" calcext:value-type="float">
            <text:p><text:s/>107.57 </text:p>
          </table:table-cell>
          <table:table-cell table:style-name="ce57" office:value-type="float" office:value="7.7171428571445" calcext:value-type="float">
            <text:p><text:s/>7.72 </text:p>
          </table:table-cell>
          <table:table-cell table:style-name="ce57" office:value-type="float" office:value="107.724140838983" calcext:value-type="float">
            <text:p><text:s/>107.72 </text:p>
          </table:table-cell>
          <table:table-cell table:style-name="ce57" office:value-type="float" office:value="104.910000000002" calcext:value-type="float">
            <text:p><text:s/>104.91 </text:p>
          </table:table-cell>
          <table:table-cell table:style-name="ce57" office:value-type="float" office:value="4.98665962411706" calcext:value-type="float">
            <text:p><text:s/>4.99 </text:p>
          </table:table-cell>
          <table:table-cell table:style-name="ce57" office:value-type="float" office:value="20.1040160642573" calcext:value-type="float">
            <text:p><text:s/>20.10 </text:p>
          </table:table-cell>
          <table:table-cell table:style-name="ce57" office:value-type="float" office:value="8.41428571428578" calcext:value-type="float">
            <text:p><text:s/>8.41 </text:p>
          </table:table-cell>
          <table:table-cell table:style-name="ce57" office:value-type="float" office:value="10.4212837062546" calcext:value-type="float">
            <text:p><text:s/>10.42 </text:p>
          </table:table-cell>
          <table:table-cell table:style-name="ce57" office:value-type="float" office:value="110.425181778866" calcext:value-type="float">
            <text:p><text:s/>110.43 </text:p>
          </table:table-cell>
          <table:table-cell table:style-name="ce57" office:value-type="float" office:value="10.5742857142886" calcext:value-type="float">
            <text:p><text:s/>10.57 </text:p>
          </table:table-cell>
          <table:table-cell table:style-name="ce57" office:value-type="float" office:value="110.581283696123" calcext:value-type="float">
            <text:p><text:s/>110.58 </text:p>
          </table:table-cell>
          <table:table-cell table:style-name="ce57" office:value-type="float" office:value="105.257142857139" calcext:value-type="float">
            <text:p><text:s/>105.26 </text:p>
          </table:table-cell>
          <table:table-cell table:style-name="ce57" office:value-type="float" office:value="0.516965033099929" calcext:value-type="float">
            <text:p><text:s/>0.52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elay_2</text:p>
          </table:table-cell>
          <table:table-cell table:style-name="ce40" office:value-type="float" office:value="1.09999999999994" calcext:value-type="float">
            <text:p><text:s/>1.10 </text:p>
          </table:table-cell>
          <table:table-cell table:style-name="ce40" office:value-type="float" office:value="3.10999999999982" calcext:value-type="float">
            <text:p><text:s/>3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style-name="ce40" office:value-type="float" office:value="105.112" calcext:value-type="float">
            <text:p><text:s/>105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number-columns-repeated="2" table:style-name="ce40" office:value-type="float" office:value="105.112" calcext:value-type="float">
            <text:p><text:s/>105.11 </text:p>
          </table:table-cell>
          <table:table-cell table:style-name="ce57" office:value-type="float" office:value="105.112" calcext:value-type="float">
            <text:p><text:s/>105.11 </text:p>
          </table:table-cell>
          <table:table-cell table:style-name="ce40" office:value-type="float" office:value="1.09999999999994" calcext:value-type="float">
            <text:p><text:s/>1.10 </text:p>
          </table:table-cell>
          <table:table-cell table:style-name="ce40" office:value-type="float" office:value="3.10999999999982" calcext:value-type="float">
            <text:p><text:s/>3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style-name="ce40" office:value-type="float" office:value="105.112" calcext:value-type="float">
            <text:p><text:s/>105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number-columns-repeated="2" table:style-name="ce40" office:value-type="float" office:value="105.112" calcext:value-type="float">
            <text:p><text:s/>105.11 </text:p>
          </table:table-cell>
          <table:table-cell table:style-name="ce57" office:value-type="float" office:value="105.112" calcext:value-type="float">
            <text:p><text:s/>105.11 </text:p>
          </table:table-cell>
          <table:table-cell table:style-name="ce40" office:value-type="float" office:value="1.09999999999994" calcext:value-type="float">
            <text:p><text:s/>1.10 </text:p>
          </table:table-cell>
          <table:table-cell table:style-name="ce40" office:value-type="float" office:value="3.10999999999982" calcext:value-type="float">
            <text:p><text:s/>3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style-name="ce40" office:value-type="float" office:value="105.112" calcext:value-type="float">
            <text:p><text:s/>105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number-columns-repeated="2" table:style-name="ce40" office:value-type="float" office:value="105.112" calcext:value-type="float">
            <text:p><text:s/>105.11 </text:p>
          </table:table-cell>
          <table:table-cell table:style-name="ce57" office:value-type="float" office:value="105.112" calcext:value-type="float">
            <text:p><text:s/>105.11 </text:p>
          </table:table-cell>
          <table:table-cell table:style-name="ce57" office:value-type="float" office:value="3.10999999999982" calcext:value-type="float">
            <text:p><text:s/>3.11 </text:p>
          </table:table-cell>
          <table:table-cell table:style-name="ce57" office:value-type="float" office:value="5.11099999999999" calcext:value-type="float">
            <text:p><text:s/>5.11 </text:p>
          </table:table-cell>
          <table:table-cell table:style-name="ce57" office:value-type="float" office:value="105.112" calcext:value-type="float">
            <text:p><text:s/>105.11 </text:p>
          </table:table-cell>
          <table:table-cell table:style-name="ce57" office:value-type="float" office:value="5.11099999999999" calcext:value-type="float">
            <text:p><text:s/>5.11 </text:p>
          </table:table-cell>
          <table:table-cell table:number-columns-repeated="2" table:style-name="ce57" office:value-type="float" office:value="105.112" calcext:value-type="float">
            <text:p><text:s/>105.11 </text:p>
          </table:table-cell>
          <table:table-cell table:style-name="ce40" office:value-type="float" office:value="1.09999999999994" calcext:value-type="float">
            <text:p><text:s/>1.10 </text:p>
          </table:table-cell>
          <table:table-cell table:style-name="ce40" office:value-type="float" office:value="3.10999999999982" calcext:value-type="float">
            <text:p><text:s/>3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style-name="ce40" office:value-type="float" office:value="105.112" calcext:value-type="float">
            <text:p><text:s/>105.11 </text:p>
          </table:table-cell>
          <table:table-cell table:style-name="ce40" office:value-type="float" office:value="5.11099999999999" calcext:value-type="float">
            <text:p><text:s/>5.11 </text:p>
          </table:table-cell>
          <table:table-cell table:number-columns-repeated="2" table:style-name="ce40" office:value-type="float" office:value="105.112" calcext:value-type="float">
            <text:p><text:s/>105.11 </text:p>
          </table:table-cell>
          <table:table-cell table:style-name="ce57" office:value-type="float" office:value="105.112" calcext:value-type="float">
            <text:p><text:s/>105.11 </text:p>
          </table:table-cell>
          <table:table-cell table:style-name="ce57" office:value-type="float" office:value="1.09999999999994" calcext:value-type="float">
            <text:p><text:s/>1.10 </text:p>
          </table:table-cell>
          <table:table-cell table:style-name="ce57" office:value-type="float" office:value="3.12000000000029" calcext:value-type="float">
            <text:p><text:s/>3.12 </text:p>
          </table:table-cell>
          <table:table-cell table:style-name="ce57" office:value-type="float" office:value="5.12200000000061" calcext:value-type="float">
            <text:p><text:s/>5.12 </text:p>
          </table:table-cell>
          <table:table-cell table:style-name="ce57" office:value-type="float" office:value="105.124000000001" calcext:value-type="float">
            <text:p><text:s/>105.12 </text:p>
          </table:table-cell>
          <table:table-cell table:style-name="ce57" office:value-type="float" office:value="5.12200000000061" calcext:value-type="float">
            <text:p><text:s/>5.12 </text:p>
          </table:table-cell>
          <table:table-cell table:number-columns-repeated="3" table:style-name="ce57" office:value-type="float" office:value="105.124000000001" calcext:value-type="float">
            <text:p><text:s/>105.12 </text:p>
          </table:table-cell>
          <table:table-cell table:style-name="ce57" office:value-type="float" office:value="1.09999999999994" calcext:value-type="float">
            <text:p><text:s/>1.10 </text:p>
          </table:table-cell>
          <table:table-cell table:style-name="ce57" office:value-type="float" office:value="3.12000000000029" calcext:value-type="float">
            <text:p><text:s/>3.12 </text:p>
          </table:table-cell>
          <table:table-cell table:style-name="ce57" office:value-type="float" office:value="5.12200000000061" calcext:value-type="float">
            <text:p><text:s/>5.12 </text:p>
          </table:table-cell>
          <table:table-cell table:style-name="ce57" office:value-type="float" office:value="105.124000000001" calcext:value-type="float">
            <text:p><text:s/>105.12 </text:p>
          </table:table-cell>
          <table:table-cell table:style-name="ce57" office:value-type="float" office:value="5.12200000000061" calcext:value-type="float">
            <text:p><text:s/>5.12 </text:p>
          </table:table-cell>
          <table:table-cell table:number-columns-repeated="3" table:style-name="ce57" office:value-type="float" office:value="105.124000000001" calcext:value-type="float">
            <text:p><text:s/>105.12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otal Delay (msec)</text:p>
          </table:table-cell>
          <table:table-cell table:style-name="ce41" table:formula="of:=[.B36]+[.B37]" office:value-type="float" office:value="5.39999999999977" calcext:value-type="float">
            <text:p><text:s/>5.40 </text:p>
          </table:table-cell>
          <table:table-cell table:style-name="ce41" table:formula="of:=[.C36]+[.C37]" office:value-type="float" office:value="8.4671428571433" calcext:value-type="float">
            <text:p><text:s/>8.47 </text:p>
          </table:table-cell>
          <table:table-cell table:style-name="ce41" table:formula="of:=[.D36]+[.D37]" office:value-type="float" office:value="12.4716418531279" calcext:value-type="float">
            <text:p><text:s/>12.47 </text:p>
          </table:table-cell>
          <table:table-cell table:style-name="ce41" table:formula="of:=[.E36]+[.E37]" office:value-type="float" office:value="212.474590889435" calcext:value-type="float">
            <text:p><text:s/>212.47 </text:p>
          </table:table-cell>
          <table:table-cell table:style-name="ce41" table:formula="of:=[.F36]+[.F37]" office:value-type="float" office:value="12.5481428571449" calcext:value-type="float">
            <text:p><text:s/>12.55 </text:p>
          </table:table-cell>
          <table:table-cell table:style-name="ce41" table:formula="of:=[.G36]+[.G37]" office:value-type="float" office:value="212.552641848065" calcext:value-type="float">
            <text:p><text:s/>212.55 </text:p>
          </table:table-cell>
          <table:table-cell table:style-name="ce41" table:formula="of:=[.H36]+[.H37]" office:value-type="float" office:value="209.89057142857" calcext:value-type="float">
            <text:p><text:s/>209.89 </text:p>
          </table:table-cell>
          <table:table-cell table:style-name="ce41" table:formula="of:=[.I36]+[.I37]" office:value-type="float" office:value="105.538688508065" calcext:value-type="float">
            <text:p><text:s/>105.54 </text:p>
          </table:table-cell>
          <table:table-cell table:style-name="ce41" table:formula="of:=[.J36]+[.J37]" office:value-type="float" office:value="5.39999999999982" calcext:value-type="float">
            <text:p><text:s/>5.40 </text:p>
          </table:table-cell>
          <table:table-cell table:style-name="ce41" table:formula="of:=[.K36]+[.K37]" office:value-type="float" office:value="8.46714285714323" calcext:value-type="float">
            <text:p><text:s/>8.47 </text:p>
          </table:table-cell>
          <table:table-cell table:style-name="ce41" table:formula="of:=[.L36]+[.L37]" office:value-type="float" office:value="12.4716398473624" calcext:value-type="float">
            <text:p><text:s/>12.47 </text:p>
          </table:table-cell>
          <table:table-cell table:style-name="ce41" table:formula="of:=[.M36]+[.M37]" office:value-type="float" office:value="212.47458990707" calcext:value-type="float">
            <text:p><text:s/>212.47 </text:p>
          </table:table-cell>
          <table:table-cell table:style-name="ce41" table:formula="of:=[.N36]+[.N37]" office:value-type="float" office:value="12.5481428571455" calcext:value-type="float">
            <text:p><text:s/>12.55 </text:p>
          </table:table-cell>
          <table:table-cell table:style-name="ce41" table:formula="of:=[.O36]+[.O37]" office:value-type="float" office:value="212.552641344287" calcext:value-type="float">
            <text:p><text:s/>212.55 </text:p>
          </table:table-cell>
          <table:table-cell table:style-name="ce41" table:formula="of:=[.P36]+[.P37]" office:value-type="float" office:value="209.890571428571" calcext:value-type="float">
            <text:p><text:s/>209.89 </text:p>
          </table:table-cell>
          <table:table-cell table:style-name="ce41" table:formula="of:=[.Q36]+[.Q37]" office:value-type="float" office:value="105.538705343635" calcext:value-type="float">
            <text:p><text:s/>105.54 </text:p>
          </table:table-cell>
          <table:table-cell table:style-name="ce41" table:formula="of:=[.R36]+[.R37]" office:value-type="float" office:value="5.39999999999972" calcext:value-type="float">
            <text:p><text:s/>5.40 </text:p>
          </table:table-cell>
          <table:table-cell table:style-name="ce41" table:formula="of:=[.S36]+[.S37]" office:value-type="float" office:value="8.46714285714383" calcext:value-type="float">
            <text:p><text:s/>8.47 </text:p>
          </table:table-cell>
          <table:table-cell table:style-name="ce41" table:formula="of:=[.T36]+[.T37]" office:value-type="float" office:value="12.4716413518763" calcext:value-type="float">
            <text:p><text:s/>12.47 </text:p>
          </table:table-cell>
          <table:table-cell table:style-name="ce41" table:formula="of:=[.U36]+[.U37]" office:value-type="float" office:value="212.474589907071" calcext:value-type="float">
            <text:p><text:s/>212.47 </text:p>
          </table:table-cell>
          <table:table-cell table:style-name="ce41" table:formula="of:=[.V36]+[.V37]" office:value-type="float" office:value="12.5481428571458" calcext:value-type="float">
            <text:p><text:s/>12.55 </text:p>
          </table:table-cell>
          <table:table-cell table:style-name="ce41" table:formula="of:=[.W36]+[.W37]" office:value-type="float" office:value="212.552641344286" calcext:value-type="float">
            <text:p><text:s/>212.55 </text:p>
          </table:table-cell>
          <table:table-cell table:style-name="ce41" table:formula="of:=[.X36]+[.X37]" office:value-type="float" office:value="209.890571428584" calcext:value-type="float">
            <text:p><text:s/>209.89 </text:p>
          </table:table-cell>
          <table:table-cell table:style-name="ce41" table:formula="of:=[.Y36]+[.Y37]" office:value-type="float" office:value="105.538688508065" calcext:value-type="float">
            <text:p><text:s/>105.54 </text:p>
          </table:table-cell>
          <table:table-cell table:style-name="ce41" table:formula="of:=[.Z36]+[.Z37]" office:value-type="float" office:value="8.46714285714405" calcext:value-type="float">
            <text:p><text:s/>8.47 </text:p>
          </table:table-cell>
          <table:table-cell table:style-name="ce41" table:formula="of:=[.AA36]+[.AA37]" office:value-type="float" office:value="12.471642355514" calcext:value-type="float">
            <text:p><text:s/>12.47 </text:p>
          </table:table-cell>
          <table:table-cell table:style-name="ce41" table:formula="of:=[.AB36]+[.AB37]" office:value-type="float" office:value="212.474591874035" calcext:value-type="float">
            <text:p><text:s/>212.47 </text:p>
          </table:table-cell>
          <table:table-cell table:style-name="ce41" table:formula="of:=[.AC36]+[.AC37]" office:value-type="float" office:value="12.5481428571459" calcext:value-type="float">
            <text:p><text:s/>12.55 </text:p>
          </table:table-cell>
          <table:table-cell table:style-name="ce41" table:formula="of:=[.AD36]+[.AD37]" office:value-type="float" office:value="212.552642352977" calcext:value-type="float">
            <text:p><text:s/>212.55 </text:p>
          </table:table-cell>
          <table:table-cell table:style-name="ce41" table:formula="of:=[.AE36]+[.AE37]" office:value-type="float" office:value="209.890571428556" calcext:value-type="float">
            <text:p><text:s/>209.89 </text:p>
          </table:table-cell>
          <table:table-cell table:style-name="ce41" table:formula="of:=[.AF36]+[.AF37]" office:value-type="float" office:value="21.2040160642572" calcext:value-type="float">
            <text:p><text:s/>21.20 </text:p>
          </table:table-cell>
          <table:table-cell table:style-name="ce41" table:formula="of:=[.AG36]+[.AG37]" office:value-type="float" office:value="11.3242857142862" calcext:value-type="float">
            <text:p><text:s/>11.32 </text:p>
          </table:table-cell>
          <table:table-cell table:style-name="ce41" table:formula="of:=[.AH36]+[.AH37]" office:value-type="float" office:value="15.3287847102708" calcext:value-type="float">
            <text:p><text:s/>15.33 </text:p>
          </table:table-cell>
          <table:table-cell table:style-name="ce41" table:formula="of:=[.AI36]+[.AI37]" office:value-type="float" office:value="215.331733746576" calcext:value-type="float">
            <text:p><text:s/>215.33 </text:p>
          </table:table-cell>
          <table:table-cell table:style-name="ce41" table:formula="of:=[.AJ36]+[.AJ37]" office:value-type="float" office:value="15.4052857142881" calcext:value-type="float">
            <text:p><text:s/>15.41 </text:p>
          </table:table-cell>
          <table:table-cell table:style-name="ce41" table:formula="of:=[.AK36]+[.AK37]" office:value-type="float" office:value="215.409784705208" calcext:value-type="float">
            <text:p><text:s/>215.41 </text:p>
          </table:table-cell>
          <table:table-cell table:style-name="ce41" table:formula="of:=[.AL36]+[.AL37]" office:value-type="float" office:value="210.069142857139" calcext:value-type="float">
            <text:p><text:s/>210.07 </text:p>
          </table:table-cell>
          <table:table-cell table:style-name="ce41" table:formula="of:=[.AM36]+[.AM37]" office:value-type="float" office:value="105.582090780486" calcext:value-type="float">
            <text:p><text:s/>105.58 </text:p>
          </table:table-cell>
          <table:table-cell table:style-name="ce41" table:formula="of:=[.AN36]+[.AN37]" office:value-type="float" office:value="5.39999999999978" calcext:value-type="float">
            <text:p><text:s/>5.40 </text:p>
          </table:table-cell>
          <table:table-cell table:style-name="ce41" table:formula="of:=[.AO36]+[.AO37]" office:value-type="float" office:value="8.67714285714326" calcext:value-type="float">
            <text:p><text:s/>8.68 </text:p>
          </table:table-cell>
          <table:table-cell table:style-name="ce41" table:formula="of:=[.AP36]+[.AP37]" office:value-type="float" office:value="12.6861408491118" calcext:value-type="float">
            <text:p><text:s/>12.69 </text:p>
          </table:table-cell>
          <table:table-cell table:style-name="ce41" table:formula="of:=[.AQ36]+[.AQ37]" office:value-type="float" office:value="212.692038921726" calcext:value-type="float">
            <text:p><text:s/>212.69 </text:p>
          </table:table-cell>
          <table:table-cell table:style-name="ce41" table:formula="of:=[.AR36]+[.AR37]" office:value-type="float" office:value="12.8391428571451" calcext:value-type="float">
            <text:p><text:s/>12.84 </text:p>
          </table:table-cell>
          <table:table-cell table:style-name="ce41" table:formula="of:=[.AS36]+[.AS37]" office:value-type="float" office:value="212.848140838984" calcext:value-type="float">
            <text:p><text:s/>212.85 </text:p>
          </table:table-cell>
          <table:table-cell table:style-name="ce41" table:formula="of:=[.AT36]+[.AT37]" office:value-type="float" office:value="210.034000000003" calcext:value-type="float">
            <text:p><text:s/>210.03 </text:p>
          </table:table-cell>
          <table:table-cell table:style-name="ce41" table:formula="of:=[.AU36]+[.AU37]" office:value-type="float" office:value="110.110659624118" calcext:value-type="float">
            <text:p><text:s/>110.11 </text:p>
          </table:table-cell>
          <table:table-cell table:style-name="ce41" table:formula="of:=[.AV36]+[.AV37]" office:value-type="float" office:value="21.2040160642573" calcext:value-type="float">
            <text:p><text:s/>21.20 </text:p>
          </table:table-cell>
          <table:table-cell table:style-name="ce41" table:formula="of:=[.AW36]+[.AW37]" office:value-type="float" office:value="11.5342857142861" calcext:value-type="float">
            <text:p><text:s/>11.53 </text:p>
          </table:table-cell>
          <table:table-cell table:style-name="ce41" table:formula="of:=[.AX36]+[.AX37]" office:value-type="float" office:value="15.5432837062552" calcext:value-type="float">
            <text:p><text:s/>15.54 </text:p>
          </table:table-cell>
          <table:table-cell table:style-name="ce41" table:formula="of:=[.AY36]+[.AY37]" office:value-type="float" office:value="215.549181778867" calcext:value-type="float">
            <text:p><text:s/>215.55 </text:p>
          </table:table-cell>
          <table:table-cell table:style-name="ce41" table:formula="of:=[.AZ36]+[.AZ37]" office:value-type="float" office:value="15.6962857142892" calcext:value-type="float">
            <text:p><text:s/>15.70 </text:p>
          </table:table-cell>
          <table:table-cell table:style-name="ce41" table:formula="of:=[.BA36]+[.BA37]" office:value-type="float" office:value="215.705283696124" calcext:value-type="float">
            <text:p><text:s/>215.71 </text:p>
          </table:table-cell>
          <table:table-cell table:style-name="ce41" table:formula="of:=[.BB36]+[.BB37]" office:value-type="float" office:value="210.38114285714" calcext:value-type="float">
            <text:p><text:s/>210.38 </text:p>
          </table:table-cell>
          <table:table-cell table:style-name="ce41" table:formula="of:=[.BC36]+[.BC37]" office:value-type="float" office:value="105.640965033101" calcext:value-type="float">
            <text:p><text:s/>105.64 </text:p>
          </table:table-cell>
          <table:table-cell table:number-columns-repeated="967"/>
        </table:table-row>
        <table:table-row table:style-name="ro1">
          <table:table-cell/>
          <table:table-cell table:style-name="ce3" table:number-columns-repeated="54"/>
          <table:table-cell table:number-columns-repeated="967"/>
        </table:table-row>
        <table:table-row table:style-name="ro1">
          <table:table-cell office:value-type="string" calcext:value-type="string">
            <text:p>Continuum Computation Energy (j)</text:p>
          </table:table-cell>
          <table:table-cell table:style-name="ce16" table:formula="of:=[.B4]+[.B5]+[.B6]+[.B7]+[.B8]+[.B9]+[.B10]" office:value-type="float" office:value="2933.55019771427" calcext:value-type="float">
            <text:p>2,933.550 </text:p>
          </table:table-cell>
          <table:table-cell table:style-name="ce16" table:formula="of:=[.C4]+[.C5]+[.C6]+[.C7]+[.C8]+[.C9]+[.C10]" office:value-type="float" office:value="1249.36603917148" calcext:value-type="float">
            <text:p>1,249.366 </text:p>
          </table:table-cell>
          <table:table-cell table:style-name="ce16" table:formula="of:=[.D4]+[.D5]+[.D6]+[.D7]+[.D8]+[.D9]+[.D10]" office:value-type="float" office:value="1249.94990199497" calcext:value-type="float">
            <text:p>1,249.950 </text:p>
          </table:table-cell>
          <table:table-cell table:style-name="ce16" table:formula="of:=[.E4]+[.E5]+[.E6]+[.E7]+[.E8]+[.E9]+[.E10]" office:value-type="float" office:value="1405.40576801551" calcext:value-type="float">
            <text:p>1,405.406 </text:p>
          </table:table-cell>
          <table:table-cell table:style-name="ce16" table:formula="of:=[.F4]+[.F5]+[.F6]+[.F7]+[.F8]+[.F9]+[.F10]" office:value-type="float" office:value="1255.30556606589" calcext:value-type="float">
            <text:p>1,255.306 </text:p>
          </table:table-cell>
          <table:table-cell table:style-name="ce16" table:formula="of:=[.G4]+[.G5]+[.G6]+[.G7]+[.G8]+[.G9]+[.G10]" office:value-type="float" office:value="1405.30959423842" calcext:value-type="float">
            <text:p>1,405.310 </text:p>
          </table:table-cell>
          <table:table-cell table:style-name="ce16" table:formula="of:=[.H4]+[.H5]+[.H6]+[.H7]+[.H8]+[.H9]+[.H10]" office:value-type="float" office:value="1625.1298325727" calcext:value-type="float">
            <text:p>1,625.130 </text:p>
          </table:table-cell>
          <table:table-cell table:style-name="ce16" table:formula="of:=[.I4]+[.I5]+[.I6]+[.I7]+[.I8]+[.I9]+[.I10]" office:value-type="float" office:value="1744.05779999964" calcext:value-type="float">
            <text:p>1,744.058 </text:p>
          </table:table-cell>
          <table:table-cell table:style-name="ce16" table:formula="of:=[.J4]+[.J5]+[.J6]+[.J7]+[.J8]+[.J9]+[.J10]" office:value-type="float" office:value="3910.43159828567" calcext:value-type="float">
            <text:p>3,910.432 </text:p>
          </table:table-cell>
          <table:table-cell table:style-name="ce16" table:formula="of:=[.K4]+[.K5]+[.K6]+[.K7]+[.K8]+[.K9]+[.K10]" office:value-type="float" office:value="1665.41580420006" calcext:value-type="float">
            <text:p>1,665.416 </text:p>
          </table:table-cell>
          <table:table-cell table:style-name="ce16" table:formula="of:=[.L4]+[.L5]+[.L6]+[.L7]+[.L8]+[.L9]+[.L10]" office:value-type="float" office:value="1666.41266149313" calcext:value-type="float">
            <text:p>1,666.413 </text:p>
          </table:table-cell>
          <table:table-cell table:style-name="ce16" table:formula="of:=[.M4]+[.M5]+[.M6]+[.M7]+[.M8]+[.M9]+[.M10]" office:value-type="float" office:value="1873.73472567306" calcext:value-type="float">
            <text:p>1,873.735 </text:p>
          </table:table-cell>
          <table:table-cell table:style-name="ce16" table:formula="of:=[.N4]+[.N5]+[.N6]+[.N7]+[.N8]+[.N9]+[.N10]" office:value-type="float" office:value="1673.97501606023" calcext:value-type="float">
            <text:p>1,673.975 </text:p>
          </table:table-cell>
          <table:table-cell table:style-name="ce16" table:formula="of:=[.O4]+[.O5]+[.O6]+[.O7]+[.O8]+[.O9]+[.O10]" office:value-type="float" office:value="1874.02756953315" calcext:value-type="float">
            <text:p>1,874.028 </text:p>
          </table:table-cell>
          <table:table-cell table:style-name="ce16" table:formula="of:=[.P4]+[.P5]+[.P6]+[.P7]+[.P8]+[.P9]+[.P10]" office:value-type="float" office:value="2166.01475371592" calcext:value-type="float">
            <text:p>2,166.015 </text:p>
          </table:table-cell>
          <table:table-cell table:style-name="ce16" table:formula="of:=[.Q4]+[.Q5]+[.Q6]+[.Q7]+[.Q8]+[.Q9]+[.Q10]" office:value-type="float" office:value="2324.35979999953" calcext:value-type="float">
            <text:p>2,324.360 </text:p>
          </table:table-cell>
          <table:table-cell table:style-name="ce16" table:formula="of:=[.R4]+[.R5]+[.R6]+[.R7]+[.R8]+[.R9]+[.R10]" office:value-type="float" office:value="5867.10039542849" calcext:value-type="float">
            <text:p>5,867.100 </text:p>
          </table:table-cell>
          <table:table-cell table:style-name="ce16" table:formula="of:=[.S4]+[.S5]+[.S6]+[.S7]+[.S8]+[.S9]+[.S10]" office:value-type="float" office:value="2498.73207834286" calcext:value-type="float">
            <text:p>2,498.732 </text:p>
          </table:table-cell>
          <table:table-cell table:style-name="ce16" table:formula="of:=[.T4]+[.T5]+[.T6]+[.T7]+[.T8]+[.T9]+[.T10]" office:value-type="float" office:value="2500.06420133542" calcext:value-type="float">
            <text:p>2,500.064 </text:p>
          </table:table-cell>
          <table:table-cell table:style-name="ce16" table:formula="of:=[.U4]+[.U5]+[.U6]+[.U7]+[.U8]+[.U9]+[.U10]" office:value-type="float" office:value="2811.12842288804" calcext:value-type="float">
            <text:p>2,811.128 </text:p>
          </table:table-cell>
          <table:table-cell table:style-name="ce16" table:formula="of:=[.V4]+[.V5]+[.V6]+[.V7]+[.V8]+[.V9]+[.V10]" office:value-type="float" office:value="2511.09262421743" calcext:value-type="float">
            <text:p>2,511.093 </text:p>
          </table:table-cell>
          <table:table-cell table:style-name="ce16" table:formula="of:=[.W4]+[.W5]+[.W6]+[.W7]+[.W8]+[.W9]+[.W10]" office:value-type="float" office:value="2811.25349209108" calcext:value-type="float">
            <text:p>2,811.253 </text:p>
          </table:table-cell>
          <table:table-cell table:style-name="ce16" table:formula="of:=[.X4]+[.X5]+[.X6]+[.X7]+[.X8]+[.X9]+[.X10]" office:value-type="float" office:value="3250.25966514516" calcext:value-type="float">
            <text:p>3,250.260 </text:p>
          </table:table-cell>
          <table:table-cell table:style-name="ce16" table:formula="of:=[.Y4]+[.Y5]+[.Y6]+[.Y7]+[.Y8]+[.Y9]+[.Y10]" office:value-type="float" office:value="3488.11559999917" calcext:value-type="float">
            <text:p>3,488.116 </text:p>
          </table:table-cell>
          <table:table-cell table:style-name="ce16" table:formula="of:=[.Z4]+[.Z5]+[.Z6]+[.Z7]+[.Z8]+[.Z9]+[.Z10]" office:value-type="float" office:value="4998.3826015428" calcext:value-type="float">
            <text:p>4,998.383 </text:p>
          </table:table-cell>
          <table:table-cell table:style-name="ce16" table:formula="of:=[.AA4]+[.AA5]+[.AA6]+[.AA7]+[.AA8]+[.AA9]+[.AA10]" office:value-type="float" office:value="5001.21339165344" calcext:value-type="float">
            <text:p>5,001.213 </text:p>
          </table:table-cell>
          <table:table-cell table:style-name="ce16" table:formula="of:=[.AB4]+[.AB5]+[.AB6]+[.AB7]+[.AB8]+[.AB9]+[.AB10]" office:value-type="float" office:value="5623.52039949013" calcext:value-type="float">
            <text:p>5,623.520 </text:p>
          </table:table-cell>
          <table:table-cell table:style-name="ce16" table:formula="of:=[.AC4]+[.AC5]+[.AC6]+[.AC7]+[.AC8]+[.AC9]+[.AC10]" office:value-type="float" office:value="5023.58518537774" calcext:value-type="float">
            <text:p>5,023.585 </text:p>
          </table:table-cell>
          <table:table-cell table:style-name="ce16" table:formula="of:=[.AD4]+[.AD5]+[.AD6]+[.AD7]+[.AD8]+[.AD9]+[.AD10]" office:value-type="float" office:value="5624.05664265342" calcext:value-type="float">
            <text:p>5,624.057 </text:p>
          </table:table-cell>
          <table:table-cell table:style-name="ce16" table:formula="of:=[.AE4]+[.AE5]+[.AE6]+[.AE7]+[.AE8]+[.AE9]+[.AE10]" office:value-type="float" office:value="6501.40172514757" calcext:value-type="float">
            <text:p>6,501.402 </text:p>
          </table:table-cell>
          <table:table-cell table:style-name="ce16" table:formula="of:=[.AF4]+[.AF5]+[.AF6]+[.AF7]+[.AF8]+[.AF9]+[.AF10]" office:value-type="float" office:value="6982.26839142842" calcext:value-type="float">
            <text:p>6,982.268 </text:p>
          </table:table-cell>
          <table:table-cell table:style-name="ce16" table:formula="of:=[.AG4]+[.AG5]+[.AG6]+[.AG7]+[.AG8]+[.AG9]+[.AG10]" office:value-type="float" office:value="2408.84980137133" calcext:value-type="float">
            <text:p>2,408.850 </text:p>
          </table:table-cell>
          <table:table-cell table:style-name="ce16" table:formula="of:=[.AH4]+[.AH5]+[.AH6]+[.AH7]+[.AH8]+[.AH9]+[.AH10]" office:value-type="float" office:value="2409.59773952339" calcext:value-type="float">
            <text:p>2,409.598 </text:p>
          </table:table-cell>
          <table:table-cell table:style-name="ce16" table:formula="of:=[.AI4]+[.AI5]+[.AI6]+[.AI7]+[.AI8]+[.AI9]+[.AI10]" office:value-type="float" office:value="2583.63661411499" calcext:value-type="float">
            <text:p>2,583.637 </text:p>
          </table:table-cell>
          <table:table-cell table:style-name="ce16" table:formula="of:=[.AJ4]+[.AJ5]+[.AJ6]+[.AJ7]+[.AJ8]+[.AJ9]+[.AJ10]" office:value-type="float" office:value="2415.27082035147" calcext:value-type="float">
            <text:p>2,415.271 </text:p>
          </table:table-cell>
          <table:table-cell table:style-name="ce16" table:formula="of:=[.AK4]+[.AK5]+[.AK6]+[.AK7]+[.AK8]+[.AK9]+[.AK10]" office:value-type="float" office:value="2583.85785709508" calcext:value-type="float">
            <text:p>2,583.858 </text:p>
          </table:table-cell>
          <table:table-cell table:style-name="ce16" table:formula="of:=[.AL4]+[.AL5]+[.AL6]+[.AL7]+[.AL8]+[.AL9]+[.AL10]" office:value-type="float" office:value="2789.8414554304" calcext:value-type="float">
            <text:p>2,789.841 </text:p>
          </table:table-cell>
          <table:table-cell table:style-name="ce16" table:formula="of:=[.AM4]+[.AM5]+[.AM6]+[.AM7]+[.AM8]+[.AM9]+[.AM10]" office:value-type="float" office:value="2326.65714983854" calcext:value-type="float">
            <text:p>2,326.657 </text:p>
          </table:table-cell>
          <table:table-cell table:style-name="ce16" table:formula="of:=[.AN4]+[.AN5]+[.AN6]+[.AN7]+[.AN8]+[.AN9]+[.AN10]" office:value-type="float" office:value="2933.55019771427" calcext:value-type="float">
            <text:p>2,933.550 </text:p>
          </table:table-cell>
          <table:table-cell table:style-name="ce16" table:formula="of:=[.AO4]+[.AO5]+[.AO6]+[.AO7]+[.AO8]+[.AO9]+[.AO10]" office:value-type="float" office:value="1249.20196384291" calcext:value-type="float">
            <text:p>1,249.202 </text:p>
          </table:table-cell>
          <table:table-cell table:style-name="ce16" table:formula="of:=[.AP4]+[.AP5]+[.AP6]+[.AP7]+[.AP8]+[.AP9]+[.AP10]" office:value-type="float" office:value="1250.69784014703" calcext:value-type="float">
            <text:p>1,250.698 </text:p>
          </table:table-cell>
          <table:table-cell table:style-name="ce16" table:formula="of:=[.AQ4]+[.AQ5]+[.AQ6]+[.AQ7]+[.AQ8]+[.AQ9]+[.AQ10]" office:value-type="float" office:value="1423.03112801622" calcext:value-type="float">
            <text:p>1,423.031 </text:p>
          </table:table-cell>
          <table:table-cell table:style-name="ce16" table:formula="of:=[.AR4]+[.AR5]+[.AR6]+[.AR7]+[.AR8]+[.AR9]+[.AR10]" office:value-type="float" office:value="1261.72658504593" calcext:value-type="float">
            <text:p>1,261.727 </text:p>
          </table:table-cell>
          <table:table-cell table:style-name="ce16" table:formula="of:=[.AS4]+[.AS5]+[.AS6]+[.AS7]+[.AS8]+[.AS9]+[.AS10]" office:value-type="float" office:value="1423.15619721919" calcext:value-type="float">
            <text:p>1,423.156 </text:p>
          </table:table-cell>
          <table:table-cell table:style-name="ce16" table:formula="of:=[.AT4]+[.AT5]+[.AT6]+[.AT7]+[.AT8]+[.AT9]+[.AT10]" office:value-type="float" office:value="1503.66458114462" calcext:value-type="float">
            <text:p>1,503.665 </text:p>
          </table:table-cell>
          <table:table-cell table:style-name="ce16" table:formula="of:=[.AU4]+[.AU5]+[.AU6]+[.AU7]+[.AU8]+[.AU9]+[.AU10]" office:value-type="float" office:value="31064.802942856" calcext:value-type="float">
            <text:p>31,064.803 </text:p>
          </table:table-cell>
          <table:table-cell table:style-name="ce16" table:formula="of:=[.AV4]+[.AV5]+[.AV6]+[.AV7]+[.AV8]+[.AV9]+[.AV10]" office:value-type="float" office:value="6982.26839142842" calcext:value-type="float">
            <text:p>6,982.268 </text:p>
          </table:table-cell>
          <table:table-cell table:style-name="ce16" table:formula="of:=[.AW4]+[.AW5]+[.AW6]+[.AW7]+[.AW8]+[.AW9]+[.AW10]" office:value-type="float" office:value="2408.84980137133" calcext:value-type="float">
            <text:p>2,408.850 </text:p>
          </table:table-cell>
          <table:table-cell table:style-name="ce16" table:formula="of:=[.AX4]+[.AX5]+[.AX6]+[.AX7]+[.AX8]+[.AX9]+[.AX10]" office:value-type="float" office:value="2410.34567767544" calcext:value-type="float">
            <text:p>2,410.346 </text:p>
          </table:table-cell>
          <table:table-cell table:style-name="ce16" table:formula="of:=[.AY4]+[.AY5]+[.AY6]+[.AY7]+[.AY8]+[.AY9]+[.AY10]" office:value-type="float" office:value="2601.26197411571" calcext:value-type="float">
            <text:p>2,601.262 </text:p>
          </table:table-cell>
          <table:table-cell table:style-name="ce16" table:formula="of:=[.AZ4]+[.AZ5]+[.AZ6]+[.AZ7]+[.AZ8]+[.AZ9]+[.AZ10]" office:value-type="float" office:value="2421.69183933149" calcext:value-type="float">
            <text:p>2,421.692 </text:p>
          </table:table-cell>
          <table:table-cell table:style-name="ce16" table:formula="of:=[.BA4]+[.BA5]+[.BA6]+[.BA7]+[.BA8]+[.BA9]+[.BA10]" office:value-type="float" office:value="2601.70446007581" calcext:value-type="float">
            <text:p>2,601.704 </text:p>
          </table:table-cell>
          <table:table-cell table:style-name="ce16" table:formula="of:=[.BB4]+[.BB5]+[.BB6]+[.BB7]+[.BB8]+[.BB9]+[.BB10]" office:value-type="float" office:value="2887.17704400262" calcext:value-type="float">
            <text:p>2,887.177 </text:p>
          </table:table-cell>
          <table:table-cell table:style-name="ce16" table:formula="of:=[.BC4]+[.BC5]+[.BC6]+[.BC7]+[.BC8]+[.BC9]+[.BC10]" office:value-type="float" office:value="2557.86922664403" calcext:value-type="float">
            <text:p>2,557.869 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ntinuum Networking Energy (j)</text:p>
          </table:table-cell>
          <table:table-cell table:style-name="ce16" table:formula="of:=[.B12]+[.B13]+[.B14]+[.B15]+[.B16]+[.B17]+[.B18]" office:value-type="float" office:value="91.2188534209489" calcext:value-type="float">
            <text:p>91.219 </text:p>
          </table:table-cell>
          <table:table-cell table:style-name="ce16" table:formula="of:=[.C12]+[.C13]+[.C14]+[.C15]+[.C16]+[.C17]+[.C18]" office:value-type="float" office:value="293.494842619431" calcext:value-type="float">
            <text:p>293.495 </text:p>
          </table:table-cell>
          <table:table-cell table:style-name="ce16" table:formula="of:=[.D12]+[.D13]+[.D14]+[.D15]+[.D16]+[.D17]+[.D18]" office:value-type="float" office:value="312.335461941031" calcext:value-type="float">
            <text:p>312.335 </text:p>
          </table:table-cell>
          <table:table-cell table:style-name="ce16" table:formula="of:=[.E12]+[.E13]+[.E14]+[.E15]+[.E16]+[.E17]+[.E18]" office:value-type="float" office:value="331.833980373669" calcext:value-type="float">
            <text:p>331.834 </text:p>
          </table:table-cell>
          <table:table-cell table:style-name="ce16" table:formula="of:=[.F12]+[.F13]+[.F14]+[.F15]+[.F16]+[.F17]+[.F18]" office:value-type="float" office:value="636.019483761869" calcext:value-type="float">
            <text:p>636.019 </text:p>
          </table:table-cell>
          <table:table-cell table:style-name="ce16" table:formula="of:=[.G12]+[.G13]+[.G14]+[.G15]+[.G16]+[.G17]+[.G18]" office:value-type="float" office:value="655.518002194507" calcext:value-type="float">
            <text:p>655.518 </text:p>
          </table:table-cell>
          <table:table-cell table:style-name="ce16" table:formula="of:=[.H12]+[.H13]+[.H14]+[.H15]+[.H16]+[.H17]+[.H18]" office:value-type="float" office:value="965.856212197005" calcext:value-type="float">
            <text:p>965.856 </text:p>
          </table:table-cell>
          <table:table-cell table:style-name="ce16" table:formula="of:=[.I12]+[.I13]+[.I14]+[.I15]+[.I16]+[.I17]+[.I18]" office:value-type="float" office:value="7317.9923275896" calcext:value-type="float">
            <text:p>7,317.992 </text:p>
          </table:table-cell>
          <table:table-cell table:style-name="ce16" table:formula="of:=[.J12]+[.J13]+[.J14]+[.J15]+[.J16]+[.J17]+[.J18]" office:value-type="float" office:value="102.899478173627" calcext:value-type="float">
            <text:p>102.899 </text:p>
          </table:table-cell>
          <table:table-cell table:style-name="ce16" table:formula="of:=[.K12]+[.K13]+[.K14]+[.K15]+[.K16]+[.K17]+[.K18]" office:value-type="float" office:value="305.625289154288" calcext:value-type="float">
            <text:p>305.625 </text:p>
          </table:table-cell>
          <table:table-cell table:style-name="ce16" table:formula="of:=[.L12]+[.L13]+[.L14]+[.L15]+[.L16]+[.L17]+[.L18]" office:value-type="float" office:value="330.453377567881" calcext:value-type="float">
            <text:p>330.453 </text:p>
          </table:table-cell>
          <table:table-cell table:style-name="ce16" table:formula="of:=[.M12]+[.M13]+[.M14]+[.M15]+[.M16]+[.M17]+[.M18]" office:value-type="float" office:value="355.709466001567" calcext:value-type="float">
            <text:p>355.709 </text:p>
          </table:table-cell>
          <table:table-cell table:style-name="ce16" table:formula="of:=[.N12]+[.N13]+[.N14]+[.N15]+[.N16]+[.N17]+[.N18]" office:value-type="float" office:value="761.947912116887" calcext:value-type="float">
            <text:p>761.948 </text:p>
          </table:table-cell>
          <table:table-cell table:style-name="ce16" table:formula="of:=[.O12]+[.O13]+[.O14]+[.O15]+[.O16]+[.O17]+[.O18]" office:value-type="float" office:value="787.204000550572" calcext:value-type="float">
            <text:p>787.204 </text:p>
          </table:table-cell>
          <table:table-cell table:style-name="ce16" table:formula="of:=[.P12]+[.P13]+[.P14]+[.P15]+[.P16]+[.P17]+[.P18]" office:value-type="float" office:value="1200.88454055388" calcext:value-type="float">
            <text:p>1,200.885 </text:p>
          </table:table-cell>
          <table:table-cell table:style-name="ce16" table:formula="of:=[.Q12]+[.Q13]+[.Q14]+[.Q15]+[.Q16]+[.Q17]+[.Q18]" office:value-type="float" office:value="9668.27561112193" calcext:value-type="float">
            <text:p>9,668.276 </text:p>
          </table:table-cell>
          <table:table-cell table:style-name="ce16" table:formula="of:=[.R12]+[.R13]+[.R14]+[.R15]+[.R16]+[.R17]+[.R18]" office:value-type="float" office:value="126.437706841898" calcext:value-type="float">
            <text:p>126.438 </text:p>
          </table:table-cell>
          <table:table-cell table:style-name="ce16" table:formula="of:=[.S12]+[.S13]+[.S14]+[.S15]+[.S16]+[.S17]+[.S18]" office:value-type="float" office:value="330.064230693849" calcext:value-type="float">
            <text:p>330.064 </text:p>
          </table:table-cell>
          <table:table-cell table:style-name="ce16" table:formula="of:=[.T12]+[.T13]+[.T14]+[.T15]+[.T16]+[.T17]+[.T18]" office:value-type="float" office:value="366.885291836885" calcext:value-type="float">
            <text:p>366.885 </text:p>
          </table:table-cell>
          <table:table-cell table:style-name="ce16" table:formula="of:=[.U12]+[.U13]+[.U14]+[.U15]+[.U16]+[.U17]+[.U18]" office:value-type="float" office:value="403.621940272659" calcext:value-type="float">
            <text:p>403.622 </text:p>
          </table:table-cell>
          <table:table-cell table:style-name="ce16" table:formula="of:=[.V12]+[.V13]+[.V14]+[.V15]+[.V16]+[.V17]+[.V18]" office:value-type="float" office:value="1014.25333547859" calcext:value-type="float">
            <text:p>1,014.253 </text:p>
          </table:table-cell>
          <table:table-cell table:style-name="ce16" table:formula="of:=[.W12]+[.W13]+[.W14]+[.W15]+[.W16]+[.W17]+[.W18]" office:value-type="float" office:value="1050.98998391436" calcext:value-type="float">
            <text:p>1,050.990 </text:p>
          </table:table-cell>
          <table:table-cell table:style-name="ce16" table:formula="of:=[.X12]+[.X13]+[.X14]+[.X15]+[.X16]+[.X17]+[.X18]" office:value-type="float" office:value="1671.64911391943" calcext:value-type="float">
            <text:p>1,671.649 </text:p>
          </table:table-cell>
          <table:table-cell table:style-name="ce16" table:formula="of:=[.Y12]+[.Y13]+[.Y14]+[.Y15]+[.Y16]+[.Y17]+[.Y18]" office:value-type="float" office:value="14375.9213447028" calcext:value-type="float">
            <text:p>14,375.921 </text:p>
          </table:table-cell>
          <table:table-cell table:style-name="ce16" table:formula="of:=[.Z12]+[.Z13]+[.Z14]+[.Z15]+[.Z16]+[.Z17]+[.Z18]" office:value-type="float" office:value="403.38105531253" calcext:value-type="float">
            <text:p>403.381 </text:p>
          </table:table-cell>
          <table:table-cell table:style-name="ce16" table:formula="of:=[.AA12]+[.AA13]+[.AA14]+[.AA15]+[.AA16]+[.AA17]+[.AA18]" office:value-type="float" office:value="476.163000098437" calcext:value-type="float">
            <text:p>476.163 </text:p>
          </table:table-cell>
          <table:table-cell table:style-name="ce16" table:formula="of:=[.AB12]+[.AB13]+[.AB14]+[.AB15]+[.AB16]+[.AB17]+[.AB18]" office:value-type="float" office:value="547.375908540476" calcext:value-type="float">
            <text:p>547.376 </text:p>
          </table:table-cell>
          <table:table-cell table:style-name="ce16" table:formula="of:=[.AC12]+[.AC13]+[.AC14]+[.AC15]+[.AC16]+[.AC17]+[.AC18]" office:value-type="float" office:value="1770.80891465458" calcext:value-type="float">
            <text:p>1,770.809 </text:p>
          </table:table-cell>
          <table:table-cell table:style-name="ce16" table:formula="of:=[.AD12]+[.AD13]+[.AD14]+[.AD15]+[.AD16]+[.AD17]+[.AD18]" office:value-type="float" office:value="1842.02182309662" calcext:value-type="float">
            <text:p>1,842.022 </text:p>
          </table:table-cell>
          <table:table-cell table:style-name="ce16" table:formula="of:=[.AE12]+[.AE13]+[.AE14]+[.AE15]+[.AE16]+[.AE17]+[.AE18]" office:value-type="float" office:value="3083.23634310665" calcext:value-type="float">
            <text:p>3,083.236 </text:p>
          </table:table-cell>
          <table:table-cell table:style-name="ce16" table:formula="of:=[.AF12]+[.AF13]+[.AF14]+[.AF15]+[.AF16]+[.AF17]+[.AF18]" office:value-type="float" office:value="91.2188534209489" calcext:value-type="float">
            <text:p>91.219 </text:p>
          </table:table-cell>
          <table:table-cell table:style-name="ce16" table:formula="of:=[.AG12]+[.AG13]+[.AG14]+[.AG15]+[.AG16]+[.AG17]+[.AG18]" office:value-type="float" office:value="293.494842619431" calcext:value-type="float">
            <text:p>293.495 </text:p>
          </table:table-cell>
          <table:table-cell table:style-name="ce16" table:formula="of:=[.AH12]+[.AH13]+[.AH14]+[.AH15]+[.AH16]+[.AH17]+[.AH18]" office:value-type="float" office:value="312.317427395573" calcext:value-type="float">
            <text:p>312.317 </text:p>
          </table:table-cell>
          <table:table-cell table:style-name="ce16" table:formula="of:=[.AI12]+[.AI13]+[.AI14]+[.AI15]+[.AI16]+[.AI17]+[.AI18]" office:value-type="float" office:value="331.815945828211" calcext:value-type="float">
            <text:p>331.816 </text:p>
          </table:table-cell>
          <table:table-cell table:style-name="ce16" table:formula="of:=[.AJ12]+[.AJ13]+[.AJ14]+[.AJ15]+[.AJ16]+[.AJ17]+[.AJ18]" office:value-type="float" office:value="636.019483761876" calcext:value-type="float">
            <text:p>636.019 </text:p>
          </table:table-cell>
          <table:table-cell table:style-name="ce16" table:formula="of:=[.AK12]+[.AK13]+[.AK14]+[.AK15]+[.AK16]+[.AK17]+[.AK18]" office:value-type="float" office:value="655.518002194515" calcext:value-type="float">
            <text:p>655.518 </text:p>
          </table:table-cell>
          <table:table-cell table:style-name="ce16" table:formula="of:=[.AL12]+[.AL13]+[.AL14]+[.AL15]+[.AL16]+[.AL17]+[.AL18]" office:value-type="float" office:value="965.856212197013" calcext:value-type="float">
            <text:p>965.856 </text:p>
          </table:table-cell>
          <table:table-cell table:style-name="ce16" table:formula="of:=[.AM12]+[.AM13]+[.AM14]+[.AM15]+[.AM16]+[.AM17]+[.AM18]" office:value-type="float" office:value="7317.9923275896" calcext:value-type="float">
            <text:p>7,317.992 </text:p>
          </table:table-cell>
          <table:table-cell table:style-name="ce16" table:formula="of:=[.AN12]+[.AN13]+[.AN14]+[.AN15]+[.AN16]+[.AN17]+[.AN18]" office:value-type="float" office:value="126.43770684157" calcext:value-type="float">
            <text:p>126.438 </text:p>
          </table:table-cell>
          <table:table-cell table:style-name="ce16" table:formula="of:=[.AO12]+[.AO13]+[.AO14]+[.AO15]+[.AO16]+[.AO17]+[.AO18]" office:value-type="float" office:value="362.989685240547" calcext:value-type="float">
            <text:p>362.990 </text:p>
          </table:table-cell>
          <table:table-cell table:style-name="ce16" table:formula="of:=[.AP12]+[.AP13]+[.AP14]+[.AP15]+[.AP16]+[.AP17]+[.AP18]" office:value-type="float" office:value="400.670923882883" calcext:value-type="float">
            <text:p>400.671 </text:p>
          </table:table-cell>
          <table:table-cell table:style-name="ce16" table:formula="of:=[.AQ12]+[.AQ13]+[.AQ14]+[.AQ15]+[.AQ16]+[.AQ17]+[.AQ18]" office:value-type="float" office:value="439.667960747259" calcext:value-type="float">
            <text:p>439.668 </text:p>
          </table:table-cell>
          <table:table-cell table:style-name="ce16" table:formula="of:=[.AR12]+[.AR13]+[.AR14]+[.AR15]+[.AR16]+[.AR17]+[.AR18]" office:value-type="float" office:value="1048.03896752221" calcext:value-type="float">
            <text:p>1,048.039 </text:p>
          </table:table-cell>
          <table:table-cell table:style-name="ce16" table:formula="of:=[.AS12]+[.AS13]+[.AS14]+[.AS15]+[.AS16]+[.AS17]+[.AS18]" office:value-type="float" office:value="1087.03600438658" calcext:value-type="float">
            <text:p>1,087.036 </text:p>
          </table:table-cell>
          <table:table-cell table:style-name="ce16" table:formula="of:=[.AT12]+[.AT13]+[.AT14]+[.AT15]+[.AT16]+[.AT17]+[.AT18]" office:value-type="float" office:value="1707.71242438932" calcext:value-type="float">
            <text:p>1,707.712 </text:p>
          </table:table-cell>
          <table:table-cell table:style-name="ce16" table:formula="of:=[.AU12]+[.AU13]+[.AU14]+[.AU15]+[.AU16]+[.AU17]+[.AU18]" office:value-type="float" office:value="14406.0405351561" calcext:value-type="float">
            <text:p>14,406.041 </text:p>
          </table:table-cell>
          <table:table-cell table:style-name="ce16" table:formula="of:=[.AV12]+[.AV13]+[.AV14]+[.AV15]+[.AV16]+[.AV17]+[.AV18]" office:value-type="float" office:value="126.43770684157" calcext:value-type="float">
            <text:p>126.438 </text:p>
          </table:table-cell>
          <table:table-cell table:style-name="ce16" table:formula="of:=[.AW12]+[.AW13]+[.AW14]+[.AW15]+[.AW16]+[.AW17]+[.AW18]" office:value-type="float" office:value="362.989685240547" calcext:value-type="float">
            <text:p>362.990 </text:p>
          </table:table-cell>
          <table:table-cell table:style-name="ce16" table:formula="of:=[.AX12]+[.AX13]+[.AX14]+[.AX15]+[.AX16]+[.AX17]+[.AX18]" office:value-type="float" office:value="400.634854791966" calcext:value-type="float">
            <text:p>400.635 </text:p>
          </table:table-cell>
          <table:table-cell table:style-name="ce16" table:formula="of:=[.AY12]+[.AY13]+[.AY14]+[.AY15]+[.AY16]+[.AY17]+[.AY18]" office:value-type="float" office:value="439.631891656343" calcext:value-type="float">
            <text:p>439.632 </text:p>
          </table:table-cell>
          <table:table-cell table:style-name="ce16" table:formula="of:=[.AZ12]+[.AZ13]+[.AZ14]+[.AZ15]+[.AZ16]+[.AZ17]+[.AZ18]" office:value-type="float" office:value="1048.03896752221" calcext:value-type="float">
            <text:p>1,048.039 </text:p>
          </table:table-cell>
          <table:table-cell table:style-name="ce16" table:formula="of:=[.BA12]+[.BA13]+[.BA14]+[.BA15]+[.BA16]+[.BA17]+[.BA18]" office:value-type="float" office:value="1087.03600438658" calcext:value-type="float">
            <text:p>1,087.036 </text:p>
          </table:table-cell>
          <table:table-cell table:style-name="ce16" table:formula="of:=[.BB12]+[.BB13]+[.BB14]+[.BB15]+[.BB16]+[.BB17]+[.BB18]" office:value-type="float" office:value="1707.71242438932" calcext:value-type="float">
            <text:p>1,707.712 </text:p>
          </table:table-cell>
          <table:table-cell table:style-name="ce16" table:formula="of:=[.BC12]+[.BC13]+[.BC14]+[.BC15]+[.BC16]+[.BC17]+[.BC18]" office:value-type="float" office:value="14406.0405351561" calcext:value-type="float">
            <text:p>14,406.041 </text:p>
          </table:table-cell>
          <table:table-cell table:number-columns-repeated="967"/>
        </table:table-row>
        <table:table-row table:style-name="ro1">
          <table:table-cell/>
          <table:table-cell table:style-name="ce3" table:number-columns-repeated="54"/>
          <table:table-cell table:number-columns-repeated="967"/>
        </table:table-row>
        <table:table-row table:style-name="ro1">
          <table:table-cell office:value-type="string" calcext:value-type="string">
            <text:p>Continuum Computation CO2 Emission (kg)</text:p>
          </table:table-cell>
          <table:table-cell table:style-name="ce13" table:formula="of:=[.B20]+[.B21]+[.B22]+[.B23]+[.B24]+[.B25]+[.B26]" office:value-type="float" office:value="0.000387065651087301" calcext:value-type="float">
            <text:p>3.87E-04</text:p>
          </table:table-cell>
          <table:table-cell table:style-name="ce13" table:formula="of:=[.C20]+[.C21]+[.C22]+[.C23]+[.C24]+[.C25]+[.C26]" office:value-type="float" office:value="0.000164846907946236" calcext:value-type="float">
            <text:p>1.65E-04</text:p>
          </table:table-cell>
          <table:table-cell table:style-name="ce13" table:formula="of:=[.D20]+[.D21]+[.D22]+[.D23]+[.D24]+[.D25]+[.D26]" office:value-type="float" office:value="0.000164923945402112" calcext:value-type="float">
            <text:p>1.65E-04</text:p>
          </table:table-cell>
          <table:table-cell table:style-name="ce13" table:formula="of:=[.E20]+[.E21]+[.E22]+[.E23]+[.E24]+[.E25]+[.E26]" office:value-type="float" office:value="0.000185435483279823" calcext:value-type="float">
            <text:p>1.85E-04</text:p>
          </table:table-cell>
          <table:table-cell table:style-name="ce13" table:formula="of:=[.F20]+[.F21]+[.F22]+[.F23]+[.F24]+[.F25]+[.F26]" office:value-type="float" office:value="0.000165630595522581" calcext:value-type="float">
            <text:p>1.66E-04</text:p>
          </table:table-cell>
          <table:table-cell table:style-name="ce13" table:formula="of:=[.G20]+[.G21]+[.G22]+[.G23]+[.G24]+[.G25]+[.G26]" office:value-type="float" office:value="0.000185422793684236" calcext:value-type="float">
            <text:p>1.85E-04</text:p>
          </table:table-cell>
          <table:table-cell table:style-name="ce13" table:formula="of:=[.H20]+[.H21]+[.H22]+[.H23]+[.H24]+[.H25]+[.H26]" office:value-type="float" office:value="0.000214426852908898" calcext:value-type="float">
            <text:p>2.14E-04</text:p>
          </table:table-cell>
          <table:table-cell table:style-name="ce13" table:formula="of:=[.I20]+[.I21]+[.I22]+[.I23]+[.I24]+[.I25]+[.I26]" office:value-type="float" office:value="0.000230118737499943" calcext:value-type="float">
            <text:p>2.30E-04</text:p>
          </table:table-cell>
          <table:table-cell table:style-name="ce13" table:formula="of:=[.J20]+[.J21]+[.J22]+[.J23]+[.J24]+[.J25]+[.J26]" office:value-type="float" office:value="0.000515959724773813" calcext:value-type="float">
            <text:p>5.16E-04</text:p>
          </table:table-cell>
          <table:table-cell table:style-name="ce13" table:formula="of:=[.K20]+[.K21]+[.K22]+[.K23]+[.K24]+[.K25]+[.K26]" office:value-type="float" office:value="0.000219742363054176" calcext:value-type="float">
            <text:p>2.20E-04</text:p>
          </table:table-cell>
          <table:table-cell table:style-name="ce13" table:formula="of:=[.L20]+[.L21]+[.L22]+[.L23]+[.L24]+[.L25]+[.L26]" office:value-type="float" office:value="0.000219873892835902" calcext:value-type="float">
            <text:p>2.20E-04</text:p>
          </table:table-cell>
          <table:table-cell table:style-name="ce13" table:formula="of:=[.M20]+[.M21]+[.M22]+[.M23]+[.M24]+[.M25]+[.M26]" office:value-type="float" office:value="0.000247228887415195" calcext:value-type="float">
            <text:p>2.47E-04</text:p>
          </table:table-cell>
          <table:table-cell table:style-name="ce13" table:formula="of:=[.N20]+[.N21]+[.N22]+[.N23]+[.N24]+[.N25]+[.N26]" office:value-type="float" office:value="0.00022087170350795" calcext:value-type="float">
            <text:p>2.21E-04</text:p>
          </table:table-cell>
          <table:table-cell table:style-name="ce13" table:formula="of:=[.O20]+[.O21]+[.O22]+[.O23]+[.O24]+[.O25]+[.O26]" office:value-type="float" office:value="0.000247267526535626" calcext:value-type="float">
            <text:p>2.47E-04</text:p>
          </table:table-cell>
          <table:table-cell table:style-name="ce13" table:formula="of:=[.P20]+[.P21]+[.P22]+[.P23]+[.P24]+[.P25]+[.P26]" office:value-type="float" office:value="0.000285793613337524" calcext:value-type="float">
            <text:p>2.86E-04</text:p>
          </table:table-cell>
          <table:table-cell table:style-name="ce13" table:formula="of:=[.Q20]+[.Q21]+[.Q22]+[.Q23]+[.Q24]+[.Q25]+[.Q26]" office:value-type="float" office:value="0.000306686362499923" calcext:value-type="float">
            <text:p>3.07E-04</text:p>
          </table:table-cell>
          <table:table-cell table:style-name="ce13" table:formula="of:=[.R20]+[.R21]+[.R22]+[.R23]+[.R24]+[.R25]+[.R26]" office:value-type="float" office:value="0.000774131302174622" calcext:value-type="float">
            <text:p>7.74E-04</text:p>
          </table:table-cell>
          <table:table-cell table:style-name="ce13" table:formula="of:=[.S20]+[.S21]+[.S22]+[.S23]+[.S24]+[.S25]+[.S26]" office:value-type="float" office:value="0.000329693815892484" calcext:value-type="float">
            <text:p>3.30E-04</text:p>
          </table:table-cell>
          <table:table-cell table:style-name="ce13" table:formula="of:=[.T20]+[.T21]+[.T22]+[.T23]+[.T24]+[.T25]+[.T26]" office:value-type="float" office:value="0.000329869582120673" calcext:value-type="float">
            <text:p>3.30E-04</text:p>
          </table:table-cell>
          <table:table-cell table:style-name="ce13" table:formula="of:=[.U20]+[.U21]+[.U22]+[.U23]+[.U24]+[.U25]+[.U26]" office:value-type="float" office:value="0.000370912778019973" calcext:value-type="float">
            <text:p>3.71E-04</text:p>
          </table:table-cell>
          <table:table-cell table:style-name="ce13" table:formula="of:=[.V20]+[.V21]+[.V22]+[.V23]+[.V24]+[.V25]+[.V26]" office:value-type="float" office:value="0.000331324721250936" calcext:value-type="float">
            <text:p>3.31E-04</text:p>
          </table:table-cell>
          <table:table-cell table:style-name="ce13" table:formula="of:=[.W20]+[.W21]+[.W22]+[.W23]+[.W24]+[.W25]+[.W26]" office:value-type="float" office:value="0.000370929280206485" calcext:value-type="float">
            <text:p>3.71E-04</text:p>
          </table:table-cell>
          <table:table-cell table:style-name="ce13" table:formula="of:=[.X20]+[.X21]+[.X22]+[.X23]+[.X24]+[.X25]+[.X26]" office:value-type="float" office:value="0.000428853705817789" calcext:value-type="float">
            <text:p>4.29E-04</text:p>
          </table:table-cell>
          <table:table-cell table:style-name="ce13" table:formula="of:=[.Y20]+[.Y21]+[.Y22]+[.Y23]+[.Y24]+[.Y25]+[.Y26]" office:value-type="float" office:value="0.000460237474999899" calcext:value-type="float">
            <text:p>4.60E-04</text:p>
          </table:table-cell>
          <table:table-cell table:style-name="ce13" table:formula="of:=[.Z20]+[.Z21]+[.Z22]+[.Z23]+[.Z24]+[.Z25]+[.Z26]" office:value-type="float" office:value="0.000659508815481375" calcext:value-type="float">
            <text:p>6.60E-04</text:p>
          </table:table-cell>
          <table:table-cell table:style-name="ce13" table:formula="of:=[.AA20]+[.AA21]+[.AA22]+[.AA23]+[.AA24]+[.AA25]+[.AA26]" office:value-type="float" office:value="0.00065988232250989" calcext:value-type="float">
            <text:p>6.60E-04</text:p>
          </table:table-cell>
          <table:table-cell table:style-name="ce13" table:formula="of:=[.AB20]+[.AB21]+[.AB22]+[.AB23]+[.AB24]+[.AB25]+[.AB26]" office:value-type="float" office:value="0.000741992274932755" calcext:value-type="float">
            <text:p>7.42E-04</text:p>
          </table:table-cell>
          <table:table-cell table:style-name="ce13" table:formula="of:=[.AC20]+[.AC21]+[.AC22]+[.AC23]+[.AC24]+[.AC25]+[.AC26]" office:value-type="float" office:value="0.000662834156404037" calcext:value-type="float">
            <text:p>6.63E-04</text:p>
          </table:table-cell>
          <table:table-cell table:style-name="ce13" table:formula="of:=[.AD20]+[.AD21]+[.AD22]+[.AD23]+[.AD24]+[.AD25]+[.AD26]" office:value-type="float" office:value="0.000742063029239017" calcext:value-type="float">
            <text:p>7.42E-04</text:p>
          </table:table-cell>
          <table:table-cell table:style-name="ce13" table:formula="of:=[.AE20]+[.AE21]+[.AE22]+[.AE23]+[.AE24]+[.AE25]+[.AE26]" office:value-type="float" office:value="0.000857823838734759" calcext:value-type="float">
            <text:p>8.58E-04</text:p>
          </table:table-cell>
          <table:table-cell table:style-name="ce13" table:formula="of:=[.AF20]+[.AF21]+[.AF22]+[.AF23]+[.AF24]+[.AF25]+[.AF26]" office:value-type="float" office:value="0.000921271523869052" calcext:value-type="float">
            <text:p>9.21E-04</text:p>
          </table:table-cell>
          <table:table-cell table:style-name="ce13" table:formula="of:=[.AG20]+[.AG21]+[.AG22]+[.AG23]+[.AG24]+[.AG25]+[.AG26]" office:value-type="float" office:value="0.000317834348792051" calcext:value-type="float">
            <text:p>3.18E-04</text:p>
          </table:table-cell>
          <table:table-cell table:style-name="ce13" table:formula="of:=[.AH20]+[.AH21]+[.AH22]+[.AH23]+[.AH24]+[.AH25]+[.AH26]" office:value-type="float" office:value="0.000317933035076006" calcext:value-type="float">
            <text:p>3.18E-04</text:p>
          </table:table-cell>
          <table:table-cell table:style-name="ce13" table:formula="of:=[.AI20]+[.AI21]+[.AI22]+[.AI23]+[.AI24]+[.AI25]+[.AI26]" office:value-type="float" office:value="0.00034089649769573" calcext:value-type="float">
            <text:p>3.41E-04</text:p>
          </table:table-cell>
          <table:table-cell table:style-name="ce13" table:formula="of:=[.AJ20]+[.AJ21]+[.AJ22]+[.AJ23]+[.AJ24]+[.AJ25]+[.AJ26]" office:value-type="float" office:value="0.000318681566574154" calcext:value-type="float">
            <text:p>3.19E-04</text:p>
          </table:table-cell>
          <table:table-cell table:style-name="ce13" table:formula="of:=[.AK20]+[.AK21]+[.AK22]+[.AK23]+[.AK24]+[.AK25]+[.AK26]" office:value-type="float" office:value="0.000340925689477827" calcext:value-type="float">
            <text:p>3.41E-04</text:p>
          </table:table-cell>
          <table:table-cell table:style-name="ce13" table:formula="of:=[.AL20]+[.AL21]+[.AL22]+[.AL23]+[.AL24]+[.AL25]+[.AL26]" office:value-type="float" office:value="0.000368104080924844" calcext:value-type="float">
            <text:p>3.68E-04</text:p>
          </table:table-cell>
          <table:table-cell table:style-name="ce13" table:formula="of:=[.AM20]+[.AM21]+[.AM22]+[.AM23]+[.AM24]+[.AM25]+[.AM26]" office:value-type="float" office:value="0.000306989485048156" calcext:value-type="float">
            <text:p>3.07E-04</text:p>
          </table:table-cell>
          <table:table-cell table:style-name="ce13" table:formula="of:=[.AN20]+[.AN21]+[.AN22]+[.AN23]+[.AN24]+[.AN25]+[.AN26]" office:value-type="float" office:value="0.000387065651087301" calcext:value-type="float">
            <text:p>3.87E-04</text:p>
          </table:table-cell>
          <table:table-cell table:style-name="ce13" table:formula="of:=[.AO20]+[.AO21]+[.AO22]+[.AO23]+[.AO24]+[.AO25]+[.AO26]" office:value-type="float" office:value="0.00016482525911816" calcext:value-type="float">
            <text:p>1.65E-04</text:p>
          </table:table-cell>
          <table:table-cell table:style-name="ce13" table:formula="of:=[.AP20]+[.AP21]+[.AP22]+[.AP23]+[.AP24]+[.AP25]+[.AP26]" office:value-type="float" office:value="0.000165022631686062" calcext:value-type="float">
            <text:p>1.65E-04</text:p>
          </table:table-cell>
          <table:table-cell table:style-name="ce13" table:formula="of:=[.AQ20]+[.AQ21]+[.AQ22]+[.AQ23]+[.AQ24]+[.AQ25]+[.AQ26]" office:value-type="float" office:value="0.000187761051613249" calcext:value-type="float">
            <text:p>1.88E-04</text:p>
          </table:table-cell>
          <table:table-cell table:style-name="ce13" table:formula="of:=[.AR20]+[.AR21]+[.AR22]+[.AR23]+[.AR24]+[.AR25]+[.AR26]" office:value-type="float" office:value="0.000166477813304667" calcext:value-type="float">
            <text:p>1.66E-04</text:p>
          </table:table-cell>
          <table:table-cell table:style-name="ce13" table:formula="of:=[.AS20]+[.AS21]+[.AS22]+[.AS23]+[.AS24]+[.AS25]+[.AS26]" office:value-type="float" office:value="0.000187777553799749" calcext:value-type="float">
            <text:p>1.88E-04</text:p>
          </table:table-cell>
          <table:table-cell table:style-name="ce13" table:formula="of:=[.AT20]+[.AT21]+[.AT22]+[.AT23]+[.AT24]+[.AT25]+[.AT26]" office:value-type="float" office:value="0.000198400187789905" calcext:value-type="float">
            <text:p>1.98E-04</text:p>
          </table:table-cell>
          <table:table-cell table:style-name="ce13" table:formula="of:=[.AU20]+[.AU21]+[.AU22]+[.AU23]+[.AU24]+[.AU25]+[.AU26]" office:value-type="float" office:value="0.00409882816607111" calcext:value-type="float">
            <text:p>4.10E-03</text:p>
          </table:table-cell>
          <table:table-cell table:style-name="ce13" table:formula="of:=[.AV20]+[.AV21]+[.AV22]+[.AV23]+[.AV24]+[.AV25]+[.AV26]" office:value-type="float" office:value="0.000921271523869052" calcext:value-type="float">
            <text:p>9.21E-04</text:p>
          </table:table-cell>
          <table:table-cell table:style-name="ce13" table:formula="of:=[.AW20]+[.AW21]+[.AW22]+[.AW23]+[.AW24]+[.AW25]+[.AW26]" office:value-type="float" office:value="0.000317834348792052" calcext:value-type="float">
            <text:p>3.18E-04</text:p>
          </table:table-cell>
          <table:table-cell table:style-name="ce13" table:formula="of:=[.AX20]+[.AX21]+[.AX22]+[.AX23]+[.AX24]+[.AX25]+[.AX26]" office:value-type="float" office:value="0.000318031721359953" calcext:value-type="float">
            <text:p>3.18E-04</text:p>
          </table:table-cell>
          <table:table-cell table:style-name="ce13" table:formula="of:=[.AY20]+[.AY21]+[.AY22]+[.AY23]+[.AY24]+[.AY25]+[.AY26]" office:value-type="float" office:value="0.000343222066029159" calcext:value-type="float">
            <text:p>3.43E-04</text:p>
          </table:table-cell>
          <table:table-cell table:style-name="ce13" table:formula="of:=[.AZ20]+[.AZ21]+[.AZ22]+[.AZ23]+[.AZ24]+[.AZ25]+[.AZ26]" office:value-type="float" office:value="0.000319528784356242" calcext:value-type="float">
            <text:p>3.20E-04</text:p>
          </table:table-cell>
          <table:table-cell table:style-name="ce13" table:formula="of:=[.BA20]+[.BA21]+[.BA22]+[.BA23]+[.BA24]+[.BA25]+[.BA26]" office:value-type="float" office:value="0.000343280449593341" calcext:value-type="float">
            <text:p>3.43E-04</text:p>
          </table:table-cell>
          <table:table-cell table:style-name="ce13" table:formula="of:=[.BB20]+[.BB21]+[.BB22]+[.BB23]+[.BB24]+[.BB25]+[.BB26]" office:value-type="float" office:value="0.000380946971083686" calcext:value-type="float">
            <text:p>3.81E-04</text:p>
          </table:table-cell>
          <table:table-cell table:style-name="ce13" table:formula="of:=[.BC20]+[.BC21]+[.BC22]+[.BC23]+[.BC24]+[.BC25]+[.BC26]" office:value-type="float" office:value="0.000337496634071082" calcext:value-type="float">
            <text:p>3.37E-04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ntinuum Networking CO2 Emission (kg)</text:p>
          </table:table-cell>
          <table:table-cell table:style-name="ce43" table:formula="of:=[.B28]+[.B29]+[.B30]+[.B31]+[.B32]+[.B33]+[.B34]" office:value-type="float" office:value="0.0000120358209374863" calcext:value-type="float">
            <text:p>1.20E-05</text:p>
          </table:table-cell>
          <table:table-cell table:style-name="ce43" table:formula="of:=[.C28]+[.C29]+[.C30]+[.C31]+[.C32]+[.C33]+[.C34]" office:value-type="float" office:value="0.0000387250139567305" calcext:value-type="float">
            <text:p>3.87E-05</text:p>
          </table:table-cell>
          <table:table-cell table:style-name="ce43" table:formula="of:=[.D28]+[.D29]+[.D30]+[.D31]+[.D32]+[.D33]+[.D34]" office:value-type="float" office:value="0.0000412109290061083" calcext:value-type="float">
            <text:p>4.12E-05</text:p>
          </table:table-cell>
          <table:table-cell table:style-name="ce43" table:formula="of:=[.E28]+[.E29]+[.E30]+[.E31]+[.E32]+[.E33]+[.E34]" office:value-type="float" office:value="0.0000437836501881926" calcext:value-type="float">
            <text:p>4.38E-05</text:p>
          </table:table-cell>
          <table:table-cell table:style-name="ce43" table:formula="of:=[.F28]+[.F29]+[.F30]+[.F31]+[.F32]+[.F33]+[.F34]" office:value-type="float" office:value="0.0000839192374407962" calcext:value-type="float">
            <text:p>8.39E-05</text:p>
          </table:table-cell>
          <table:table-cell table:style-name="ce43" table:formula="of:=[.G28]+[.G29]+[.G30]+[.G31]+[.G32]+[.G33]+[.G34]" office:value-type="float" office:value="0.0000864919586228805" calcext:value-type="float">
            <text:p>8.65E-05</text:p>
          </table:table-cell>
          <table:table-cell table:style-name="ce43" table:formula="of:=[.H28]+[.H29]+[.H30]+[.H31]+[.H32]+[.H33]+[.H34]" office:value-type="float" office:value="0.000127439361331543" calcext:value-type="float">
            <text:p>1.27E-04</text:p>
          </table:table-cell>
          <table:table-cell table:style-name="ce43" table:formula="of:=[.I28]+[.I29]+[.I30]+[.I31]+[.I32]+[.I33]+[.I34]" office:value-type="float" office:value="0.000965568432112581" calcext:value-type="float">
            <text:p>9.66E-04</text:p>
          </table:table-cell>
          <table:table-cell table:style-name="ce43" table:formula="of:=[.J28]+[.J29]+[.J30]+[.J31]+[.J32]+[.J33]+[.J34]" office:value-type="float" office:value="0.0000135770144812424" calcext:value-type="float">
            <text:p>1.36E-05</text:p>
          </table:table-cell>
          <table:table-cell table:style-name="ce43" table:formula="of:=[.K28]+[.K29]+[.K30]+[.K31]+[.K32]+[.K33]+[.K34]" office:value-type="float" office:value="0.0000403255589856353" calcext:value-type="float">
            <text:p>4.03E-05</text:p>
          </table:table-cell>
          <table:table-cell table:style-name="ce43" table:formula="of:=[.L28]+[.L29]+[.L30]+[.L31]+[.L32]+[.L33]+[.L34]" office:value-type="float" office:value="0.0000436014873179844" calcext:value-type="float">
            <text:p>4.36E-05</text:p>
          </table:table-cell>
          <table:table-cell table:style-name="ce43" table:formula="of:=[.M28]+[.M29]+[.M30]+[.M31]+[.M32]+[.M33]+[.M34]" office:value-type="float" office:value="0.0000469338878752068" calcext:value-type="float">
            <text:p>4.69E-05</text:p>
          </table:table-cell>
          <table:table-cell table:style-name="ce43" table:formula="of:=[.N28]+[.N29]+[.N30]+[.N31]+[.N32]+[.N33]+[.N34]" office:value-type="float" office:value="0.000100534793959858" calcext:value-type="float">
            <text:p>1.01E-04</text:p>
          </table:table-cell>
          <table:table-cell table:style-name="ce43" table:formula="of:=[.O28]+[.O29]+[.O30]+[.O31]+[.O32]+[.O33]+[.O34]" office:value-type="float" office:value="0.000103867194517081" calcext:value-type="float">
            <text:p>1.04E-04</text:p>
          </table:table-cell>
          <table:table-cell table:style-name="ce43" table:formula="of:=[.P28]+[.P29]+[.P30]+[.P31]+[.P32]+[.P33]+[.P34]" office:value-type="float" office:value="0.000158450043545292" calcext:value-type="float">
            <text:p>1.58E-04</text:p>
          </table:table-cell>
          <table:table-cell table:style-name="ce43" table:formula="of:=[.Q28]+[.Q29]+[.Q30]+[.Q31]+[.Q32]+[.Q33]+[.Q34]" office:value-type="float" office:value="0.00127567525424541" calcext:value-type="float">
            <text:p>1.28E-03</text:p>
          </table:table-cell>
          <table:table-cell table:style-name="ce43" table:formula="of:=[.R28]+[.R29]+[.R30]+[.R31]+[.R32]+[.R33]+[.R34]" office:value-type="float" office:value="0.0000166827529860838" calcext:value-type="float">
            <text:p>1.67E-05</text:p>
          </table:table-cell>
          <table:table-cell table:style-name="ce43" table:formula="of:=[.S28]+[.S29]+[.S30]+[.S31]+[.S32]+[.S33]+[.S34]" office:value-type="float" office:value="0.0000435501415498828" calcext:value-type="float">
            <text:p>4.36E-05</text:p>
          </table:table-cell>
          <table:table-cell table:style-name="ce43" table:formula="of:=[.T28]+[.T29]+[.T30]+[.T31]+[.T32]+[.T33]+[.T34]" office:value-type="float" office:value="0.000048408476006256" calcext:value-type="float">
            <text:p>4.84E-05</text:p>
          </table:table-cell>
          <table:table-cell table:style-name="ce43" table:formula="of:=[.U28]+[.U29]+[.U30]+[.U31]+[.U32]+[.U33]+[.U34]" office:value-type="float" office:value="0.0000532556726748646" calcext:value-type="float">
            <text:p>5.33E-05</text:p>
          </table:table-cell>
          <table:table-cell table:style-name="ce43" table:formula="of:=[.V28]+[.V29]+[.V30]+[.V31]+[.V32]+[.V33]+[.V34]" office:value-type="float" office:value="0.000133825092875632" calcext:value-type="float">
            <text:p>1.34E-04</text:p>
          </table:table-cell>
          <table:table-cell table:style-name="ce43" table:formula="of:=[.W28]+[.W29]+[.W30]+[.W31]+[.W32]+[.W33]+[.W34]" office:value-type="float" office:value="0.000138672289544241" calcext:value-type="float">
            <text:p>1.39E-04</text:p>
          </table:table-cell>
          <table:table-cell table:style-name="ce43" table:formula="of:=[.X28]+[.X29]+[.X30]+[.X31]+[.X32]+[.X33]+[.X34]" office:value-type="float" office:value="0.00022056481364211" calcext:value-type="float">
            <text:p>2.21E-04</text:p>
          </table:table-cell>
          <table:table-cell table:style-name="ce43" table:formula="of:=[.Y28]+[.Y29]+[.Y30]+[.Y31]+[.Y32]+[.Y33]+[.Y34]" office:value-type="float" office:value="0.00189682295520422" calcext:value-type="float">
            <text:p>1.90E-03</text:p>
          </table:table-cell>
          <table:table-cell table:style-name="ce43" table:formula="of:=[.Z28]+[.Z29]+[.Z30]+[.Z31]+[.Z32]+[.Z33]+[.Z34]" office:value-type="float" office:value="0.0000532238892426254" calcext:value-type="float">
            <text:p>5.32E-05</text:p>
          </table:table-cell>
          <table:table-cell table:formula="of:=[.AA28]+[.AA29]+[.AA30]+[.AA31]+[.AA32]+[.AA33]+[.AA34]" office:value-type="float" office:value="0.0000628270625129889" calcext:value-type="float">
            <text:p>6.28E-05</text:p>
          </table:table-cell>
          <table:table-cell table:style-name="ce43" table:formula="of:=[.AB28]+[.AB29]+[.AB30]+[.AB31]+[.AB32]+[.AB33]+[.AB34]" office:value-type="float" office:value="0.0000722232101546453" calcext:value-type="float">
            <text:p>7.22E-05</text:p>
          </table:table-cell>
          <table:table-cell table:formula="of:=[.AC28]+[.AC29]+[.AC30]+[.AC31]+[.AC32]+[.AC33]+[.AC34]" office:value-type="float" office:value="0.000233648398461414" calcext:value-type="float">
            <text:p>2.34E-04</text:p>
          </table:table-cell>
          <table:table-cell table:formula="of:=[.AD28]+[.AD29]+[.AD30]+[.AD31]+[.AD32]+[.AD33]+[.AD34]" office:value-type="float" office:value="0.00024304454610307" calcext:value-type="float">
            <text:p>2.43E-04</text:p>
          </table:table-cell>
          <table:table-cell table:style-name="ce43" table:formula="of:=[.AE28]+[.AE29]+[.AE30]+[.AE31]+[.AE32]+[.AE33]+[.AE34]" office:value-type="float" office:value="0.000406815906382202" calcext:value-type="float">
            <text:p>4.07E-04</text:p>
          </table:table-cell>
          <table:table-cell table:style-name="ce43" table:formula="of:=[.AF28]+[.AF29]+[.AF30]+[.AF31]+[.AF32]+[.AF33]+[.AF34]" office:value-type="float" office:value="0.0000120358209374863" calcext:value-type="float">
            <text:p>1.20E-05</text:p>
          </table:table-cell>
          <table:table-cell table:style-name="ce43" table:formula="of:=[.AG28]+[.AG29]+[.AG30]+[.AG31]+[.AG32]+[.AG33]+[.AG34]" office:value-type="float" office:value="0.0000387250139567305" calcext:value-type="float">
            <text:p>3.87E-05</text:p>
          </table:table-cell>
          <table:table-cell table:style-name="ce43" table:formula="of:=[.AH28]+[.AH29]+[.AH30]+[.AH31]+[.AH32]+[.AH33]+[.AH34]" office:value-type="float" office:value="0.000041208549448027" calcext:value-type="float">
            <text:p>4.12E-05</text:p>
          </table:table-cell>
          <table:table-cell table:style-name="ce43" table:formula="of:=[.AI28]+[.AI29]+[.AI30]+[.AI31]+[.AI32]+[.AI33]+[.AI34]" office:value-type="float" office:value="0.0000437812706301114" calcext:value-type="float">
            <text:p>4.38E-05</text:p>
          </table:table-cell>
          <table:table-cell table:style-name="ce43" table:formula="of:=[.AJ28]+[.AJ29]+[.AJ30]+[.AJ31]+[.AJ32]+[.AJ33]+[.AJ34]" office:value-type="float" office:value="0.0000839192374407972" calcext:value-type="float">
            <text:p>8.39E-05</text:p>
          </table:table-cell>
          <table:table-cell table:style-name="ce43" table:formula="of:=[.AK28]+[.AK29]+[.AK30]+[.AK31]+[.AK32]+[.AK33]+[.AK34]" office:value-type="float" office:value="0.0000864919586228815" calcext:value-type="float">
            <text:p>8.65E-05</text:p>
          </table:table-cell>
          <table:table-cell table:style-name="ce43" table:formula="of:=[.AL28]+[.AL29]+[.AL30]+[.AL31]+[.AL32]+[.AL33]+[.AL34]" office:value-type="float" office:value="0.000127439361331544" calcext:value-type="float">
            <text:p>1.27E-04</text:p>
          </table:table-cell>
          <table:table-cell table:style-name="ce43" table:formula="of:=[.AM28]+[.AM29]+[.AM30]+[.AM31]+[.AM32]+[.AM33]+[.AM34]" office:value-type="float" office:value="0.000965568432112581" calcext:value-type="float">
            <text:p>9.66E-04</text:p>
          </table:table-cell>
          <table:table-cell table:style-name="ce43" table:formula="of:=[.AN28]+[.AN29]+[.AN30]+[.AN31]+[.AN32]+[.AN33]+[.AN34]" office:value-type="float" office:value="0.0000166827529860404" calcext:value-type="float">
            <text:p>1.67E-05</text:p>
          </table:table-cell>
          <table:table-cell table:style-name="ce43" table:formula="of:=[.AO28]+[.AO29]+[.AO30]+[.AO31]+[.AO32]+[.AO33]+[.AO34]" office:value-type="float" office:value="0.0000478944723581277" calcext:value-type="float">
            <text:p>4.79E-05</text:p>
          </table:table-cell>
          <table:table-cell table:formula="of:=[.AP28]+[.AP29]+[.AP30]+[.AP31]+[.AP32]+[.AP33]+[.AP34]" office:value-type="float" office:value="0.0000528663024567693" calcext:value-type="float">
            <text:p>5.29E-05</text:p>
          </table:table-cell>
          <table:table-cell table:style-name="ce43" table:formula="of:=[.AQ28]+[.AQ29]+[.AQ30]+[.AQ31]+[.AQ32]+[.AQ33]+[.AQ34]" office:value-type="float" office:value="0.0000580117448208194" calcext:value-type="float">
            <text:p>5.80E-05</text:p>
          </table:table-cell>
          <table:table-cell table:formula="of:=[.AR28]+[.AR29]+[.AR30]+[.AR31]+[.AR32]+[.AR33]+[.AR34]" office:value-type="float" office:value="0.000138282919325836" calcext:value-type="float">
            <text:p>1.38E-04</text:p>
          </table:table-cell>
          <table:table-cell table:formula="of:=[.AS28]+[.AS29]+[.AS30]+[.AS31]+[.AS32]+[.AS33]+[.AS34]" office:value-type="float" office:value="0.000143428361689887" calcext:value-type="float">
            <text:p>1.43E-04</text:p>
          </table:table-cell>
          <table:table-cell table:style-name="ce43" table:formula="of:=[.AT28]+[.AT29]+[.AT30]+[.AT31]+[.AT32]+[.AT33]+[.AT34]" office:value-type="float" office:value="0.000225323167106912" calcext:value-type="float">
            <text:p>2.25E-04</text:p>
          </table:table-cell>
          <table:table-cell table:style-name="ce43" table:formula="of:=[.AU28]+[.AU29]+[.AU30]+[.AU31]+[.AU32]+[.AU33]+[.AU34]" office:value-type="float" office:value="0.00190079701505538" calcext:value-type="float">
            <text:p>1.90E-03</text:p>
          </table:table-cell>
          <table:table-cell table:style-name="ce43" table:formula="of:=[.AV28]+[.AV29]+[.AV30]+[.AV31]+[.AV32]+[.AV33]+[.AV34]" office:value-type="float" office:value="0.0000166827529860404" calcext:value-type="float">
            <text:p>1.67E-05</text:p>
          </table:table-cell>
          <table:table-cell table:style-name="ce43" table:formula="of:=[.AW28]+[.AW29]+[.AW30]+[.AW31]+[.AW32]+[.AW33]+[.AW34]" office:value-type="float" office:value="0.0000478944723581277" calcext:value-type="float">
            <text:p>4.79E-05</text:p>
          </table:table-cell>
          <table:table-cell table:formula="of:=[.AX28]+[.AX29]+[.AX30]+[.AX31]+[.AX32]+[.AX33]+[.AX34]" office:value-type="float" office:value="0.0000528615433406067" calcext:value-type="float">
            <text:p>5.29E-05</text:p>
          </table:table-cell>
          <table:table-cell table:style-name="ce43" table:formula="of:=[.AY28]+[.AY29]+[.AY30]+[.AY31]+[.AY32]+[.AY33]+[.AY34]" office:value-type="float" office:value="0.0000580069857046568" calcext:value-type="float">
            <text:p>5.80E-05</text:p>
          </table:table-cell>
          <table:table-cell table:formula="of:=[.AZ28]+[.AZ29]+[.AZ30]+[.AZ31]+[.AZ32]+[.AZ33]+[.AZ34]" office:value-type="float" office:value="0.000138282919325837" calcext:value-type="float">
            <text:p>1.38E-04</text:p>
          </table:table-cell>
          <table:table-cell table:formula="of:=[.BA28]+[.BA29]+[.BA30]+[.BA31]+[.BA32]+[.BA33]+[.BA34]" office:value-type="float" office:value="0.000143428361689887" calcext:value-type="float">
            <text:p>1.43E-04</text:p>
          </table:table-cell>
          <table:table-cell table:style-name="ce43" table:formula="of:=[.BB28]+[.BB29]+[.BB30]+[.BB31]+[.BB32]+[.BB33]+[.BB34]" office:value-type="float" office:value="0.000225323167106912" calcext:value-type="float">
            <text:p>2.25E-04</text:p>
          </table:table-cell>
          <table:table-cell table:style-name="ce43" table:formula="of:=[.BC28]+[.BC29]+[.BC30]+[.BC31]+[.BC32]+[.BC33]+[.BC34]" office:value-type="float" office:value="0.00190079701505538" calcext:value-type="float">
            <text:p>1.90E-03</text:p>
          </table:table-cell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  <number:text> </number:text>
      <number:am-pm/>
    </number:time-style>
    <number:date-style style:name="N134"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1">
      <number:month/>
      <number:text>/</number:text>
      <number:day/>
      <number:text>/</number:text>
      <number:year number:style="long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1" number:min-decimal-places="1" number:min-integer-digits="1" number:grouping="true"/>
      <number:text> </number:text>
    </number:number-style>
    <number:number-style style:name="N12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3" number:min-decimal-places="3" number:min-integer-digits="1" number:grouping="true"/>
      <number:text> </number:text>
    </number:number-style>
    <number:number-style style:name="N12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6:59:43.428224695</meta:creation-date>
    <dc:date>2024-09-13T15:00:11.553464562</dc:date>
    <meta:editing-duration>PT20H35M7S</meta:editing-duration>
    <meta:editing-cycles>71</meta:editing-cycles>
    <meta:generator>LibreOffice/7.3.7.2$Linux_X86_64 LibreOffice_project/30$Build-2</meta:generator>
    <meta:document-statistic meta:table-count="1" meta:cell-count="19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963cm" svg:height="16.765cm" xlink:href=".." xlink:type="simple" chart:class="chart:bar" chart:style-name="ch1">
        <chart:title svg:x="14.845cm" svg:y="0.471cm" chart:style-name="ch2">
          <text:p>Total CO2 Emission</text:p>
        </chart:title>
        <chart:legend chart:legend-position="end" svg:x="22.086cm" svg:y="0cm" style:legend-expansion="custom" svg:width="10.82cm" svg:height="2.121cm" style:legend-expansion-aspect-ratio="5.1013672795851" chart:style-name="ch3"/>
        <chart:plot-area chart:style-name="ch4" table:cell-range-address="Sheet1.A3:Sheet1.BC3 Sheet1.A43:Sheet1.BC44" chart:data-source-has-labels="both" svg:x="3.497cm" svg:y="1.732cm" svg:width="29.387cm" svg:height="13.367cm">
          <chart:coordinate-region svg:x="5.251cm" svg:y="1.935cm" svg:width="27.633cm" svg:height="8.527cm"/>
          <chart:axis chart:dimension="x" chart:name="primary-x" chart:style-name="ch5" chartooo:axis-type="auto">
            <chartooo:date-scale/>
            <chart:title svg:x="17.434cm" svg:y="15.434cm" chart:style-name="ch6">
              <text:p>Scenarios</text:p>
            </chart:title>
            <chart:categories table:cell-range-address="Sheet1.B3:Sheet1.BC3"/>
          </chart:axis>
          <chart:axis chart:dimension="y" chart:name="primary-y" chart:style-name="ch7">
            <chart:title svg:x="2.268cm" svg:y="9.774cm" chart:style-name="ch8">
              <text:p>CO2 emission (kg)</text:p>
            </chart:title>
            <chart:grid chart:style-name="ch9" chart:class="major"/>
          </chart:axis>
          <chart:series chart:style-name="ch10" chart:values-cell-range-address="Sheet1.B43:Sheet1.BC43" chart:label-cell-address="Sheet1.A43:Sheet1.A43" chart:class="chart:bar">
            <chart:data-point chart:repeated="54"/>
          </chart:series>
          <chart:series chart:style-name="ch11" chart:values-cell-range-address="Sheet1.B44:Sheet1.BC44" chart:label-cell-address="Sheet1.A44:Sheet1.A44" chart:class="chart:bar"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20msec</text:p>
                <draw:g>
                  <svg:desc>Sheet1.B3:Sheet1.BC3</svg:desc>
                </draw:g>
              </table:table-cell>
              <table:table-cell office:value-type="string">
                <text:p>Router_only_20msec</text:p>
              </table:table-cell>
              <table:table-cell office:value-type="string">
                <text:p>Router_Proxy_20msec</text:p>
              </table:table-cell>
              <table:table-cell office:value-type="string">
                <text:p>Router_Cloud_20msec</text:p>
              </table:table-cell>
              <table:table-cell office:value-type="string">
                <text:p>Proxy_Only_20msec</text:p>
              </table:table-cell>
              <table:table-cell office:value-type="string">
                <text:p>Proxy_Cloud_20msec</text:p>
              </table:table-cell>
              <table:table-cell office:value-type="string">
                <text:p>Cloud_Only_20msec</text:p>
              </table:table-cell>
              <table:table-cell office:value-type="string">
                <text:p>Cloud_Based_20msec</text:p>
              </table:table-cell>
              <table:table-cell office:value-type="string">
                <text:p>Edge_15msec</text:p>
              </table:table-cell>
              <table:table-cell office:value-type="string">
                <text:p>Router_only_15msec</text:p>
              </table:table-cell>
              <table:table-cell office:value-type="string">
                <text:p>Router_Proxy_15msec</text:p>
              </table:table-cell>
              <table:table-cell office:value-type="string">
                <text:p>Router_Cloud_15msec</text:p>
              </table:table-cell>
              <table:table-cell office:value-type="string">
                <text:p>Proxy_Only_15msec</text:p>
              </table:table-cell>
              <table:table-cell office:value-type="string">
                <text:p>Proxy_Cloud_15msec</text:p>
              </table:table-cell>
              <table:table-cell office:value-type="string">
                <text:p>Cloud_Only_15msec</text:p>
              </table:table-cell>
              <table:table-cell office:value-type="string">
                <text:p>Cloud_Based_15msec</text:p>
              </table:table-cell>
              <table:table-cell office:value-type="string">
                <text:p>Edge_10msec</text:p>
              </table:table-cell>
              <table:table-cell office:value-type="string">
                <text:p>Router_only_10msec</text:p>
              </table:table-cell>
              <table:table-cell office:value-type="string">
                <text:p>Router_Proxy_10msec</text:p>
              </table:table-cell>
              <table:table-cell office:value-type="string">
                <text:p>Router_Cloud_10msec</text:p>
              </table:table-cell>
              <table:table-cell office:value-type="string">
                <text:p>Proxy_Only_10msec</text:p>
              </table:table-cell>
              <table:table-cell office:value-type="string">
                <text:p>Proxy_Cloud_10msec</text:p>
              </table:table-cell>
              <table:table-cell office:value-type="string">
                <text:p>Cloud_Only_10msec</text:p>
              </table:table-cell>
              <table:table-cell office:value-type="string">
                <text:p>Cloud_Based_10msec</text:p>
              </table:table-cell>
              <table:table-cell office:value-type="string">
                <text:p>Router_only_5msec</text:p>
              </table:table-cell>
              <table:table-cell office:value-type="string">
                <text:p>Router_Proxy_5msec</text:p>
              </table:table-cell>
              <table:table-cell office:value-type="string">
                <text:p>Router_Cloud_5msec</text:p>
              </table:table-cell>
              <table:table-cell office:value-type="string">
                <text:p>Proxy_Only_5msec</text:p>
              </table:table-cell>
              <table:table-cell office:value-type="string">
                <text:p>Proxy_Cloud_5msec</text:p>
              </table:table-cell>
              <table:table-cell office:value-type="string">
                <text:p>Cloud_Only_5msec</text:p>
              </table:table-cell>
              <table:table-cell office:value-type="string">
                <text:p>Edge_2*cmp_20msec</text:p>
              </table:table-cell>
              <table:table-cell office:value-type="string">
                <text:p>Router_only_2*cmp_20msec</text:p>
              </table:table-cell>
              <table:table-cell office:value-type="string">
                <text:p>Router_Proxy_2*cmp_20msec</text:p>
              </table:table-cell>
              <table:table-cell office:value-type="string">
                <text:p>Router_Cloud_2*cmp_20msec</text:p>
              </table:table-cell>
              <table:table-cell office:value-type="string">
                <text:p>Proxy_Only_2*cmp_20msec</text:p>
              </table:table-cell>
              <table:table-cell office:value-type="string">
                <text:p>Proxy_Cloud_2*cmp_20msec</text:p>
              </table:table-cell>
              <table:table-cell office:value-type="string">
                <text:p>Cloud_Only_2*cmp_20msec</text:p>
              </table:table-cell>
              <table:table-cell office:value-type="string">
                <text:p>Cloud_Based_2*cmp_20msec</text:p>
              </table:table-cell>
              <table:table-cell office:value-type="string">
                <text:p>Edge_2*nw_20msec</text:p>
              </table:table-cell>
              <table:table-cell office:value-type="string">
                <text:p>Router_only_2*nw_20msec</text:p>
              </table:table-cell>
              <table:table-cell office:value-type="string">
                <text:p>Router_Proxy_2*nw_20msec</text:p>
              </table:table-cell>
              <table:table-cell office:value-type="string">
                <text:p>Router_Cloud_2*nw_20msec</text:p>
              </table:table-cell>
              <table:table-cell office:value-type="string">
                <text:p>Proxy_Only_2*nw_20msec</text:p>
              </table:table-cell>
              <table:table-cell office:value-type="string">
                <text:p>Proxy_Cloud_2*nw_20msec</text:p>
              </table:table-cell>
              <table:table-cell office:value-type="string">
                <text:p>Cloud_Only_2*nw_20msec</text:p>
              </table:table-cell>
              <table:table-cell office:value-type="string">
                <text:p>Cloud_Based_2*nw_20msec</text:p>
              </table:table-cell>
              <table:table-cell office:value-type="string">
                <text:p>Edge_2*cmp_2*nw_20msec</text:p>
              </table:table-cell>
              <table:table-cell office:value-type="string">
                <text:p>Router_only_2*cmp_2*nw_20msec</text:p>
              </table:table-cell>
              <table:table-cell office:value-type="string">
                <text:p>Router_Proxy_2*cmp_2*nw_20msec</text:p>
              </table:table-cell>
              <table:table-cell office:value-type="string">
                <text:p>Router_Cloud_2*cmp_2*nw_20msec</text:p>
              </table:table-cell>
              <table:table-cell office:value-type="string">
                <text:p>Proxy_Only_2*cmp_2*nw_20msec</text:p>
              </table:table-cell>
              <table:table-cell office:value-type="string">
                <text:p>Proxy_Cloud_2*cmp_2*nw_20msec</text:p>
              </table:table-cell>
              <table:table-cell office:value-type="string">
                <text:p>Cloud_Only_2*cmp_2*nw_20msec</text:p>
              </table:table-cell>
              <table:table-cell office:value-type="string">
                <text:p>Cloud_Based_2*cmp_2*nw_20msec</text:p>
              </table:table-cell>
            </table:table-row>
          </table:table-header-rows>
          <table:table-rows>
            <table:table-row>
              <table:table-cell office:value-type="string">
                <text:p>Continuum Computation CO2 Emission (kg)</text:p>
                <draw:g>
                  <svg:desc>Sheet1.A43:Sheet1.A43</svg:desc>
                </draw:g>
              </table:table-cell>
              <table:table-cell office:value-type="float" office:value="0.000387065651087301">
                <text:p>0.000387065651087301</text:p>
                <draw:g>
                  <svg:desc>Sheet1.B43:Sheet1.BC43</svg:desc>
                </draw:g>
              </table:table-cell>
              <table:table-cell office:value-type="float" office:value="0.000164846907946236">
                <text:p>0.000164846907946236</text:p>
              </table:table-cell>
              <table:table-cell office:value-type="float" office:value="0.000164923945402112">
                <text:p>0.000164923945402112</text:p>
              </table:table-cell>
              <table:table-cell office:value-type="float" office:value="0.000185435483279823">
                <text:p>0.000185435483279823</text:p>
              </table:table-cell>
              <table:table-cell office:value-type="float" office:value="0.000165630595522581">
                <text:p>0.000165630595522581</text:p>
              </table:table-cell>
              <table:table-cell office:value-type="float" office:value="0.000185422793684236">
                <text:p>0.000185422793684236</text:p>
              </table:table-cell>
              <table:table-cell office:value-type="float" office:value="0.000214426852908898">
                <text:p>0.000214426852908898</text:p>
              </table:table-cell>
              <table:table-cell office:value-type="float" office:value="0.000230118737499943">
                <text:p>0.000230118737499943</text:p>
              </table:table-cell>
              <table:table-cell office:value-type="float" office:value="0.000515959724773813">
                <text:p>0.000515959724773813</text:p>
              </table:table-cell>
              <table:table-cell office:value-type="float" office:value="0.000219742363054176">
                <text:p>0.000219742363054176</text:p>
              </table:table-cell>
              <table:table-cell office:value-type="float" office:value="0.000219873892835902">
                <text:p>0.000219873892835902</text:p>
              </table:table-cell>
              <table:table-cell office:value-type="float" office:value="0.000247228887415195">
                <text:p>0.000247228887415195</text:p>
              </table:table-cell>
              <table:table-cell office:value-type="float" office:value="0.00022087170350795">
                <text:p>0.00022087170350795</text:p>
              </table:table-cell>
              <table:table-cell office:value-type="float" office:value="0.000247267526535626">
                <text:p>0.000247267526535626</text:p>
              </table:table-cell>
              <table:table-cell office:value-type="float" office:value="0.000285793613337524">
                <text:p>0.000285793613337524</text:p>
              </table:table-cell>
              <table:table-cell office:value-type="float" office:value="0.000306686362499923">
                <text:p>0.000306686362499923</text:p>
              </table:table-cell>
              <table:table-cell office:value-type="float" office:value="0.000774131302174622">
                <text:p>0.000774131302174622</text:p>
              </table:table-cell>
              <table:table-cell office:value-type="float" office:value="0.000329693815892484">
                <text:p>0.000329693815892484</text:p>
              </table:table-cell>
              <table:table-cell office:value-type="float" office:value="0.000329869582120673">
                <text:p>0.000329869582120673</text:p>
              </table:table-cell>
              <table:table-cell office:value-type="float" office:value="0.000370912778019973">
                <text:p>0.000370912778019973</text:p>
              </table:table-cell>
              <table:table-cell office:value-type="float" office:value="0.000331324721250936">
                <text:p>0.000331324721250936</text:p>
              </table:table-cell>
              <table:table-cell office:value-type="float" office:value="0.000370929280206485">
                <text:p>0.000370929280206485</text:p>
              </table:table-cell>
              <table:table-cell office:value-type="float" office:value="0.000428853705817789">
                <text:p>0.000428853705817789</text:p>
              </table:table-cell>
              <table:table-cell office:value-type="float" office:value="0.000460237474999899">
                <text:p>0.000460237474999899</text:p>
              </table:table-cell>
              <table:table-cell office:value-type="float" office:value="0.000659508815481375">
                <text:p>0.000659508815481375</text:p>
              </table:table-cell>
              <table:table-cell office:value-type="float" office:value="0.00065988232250989">
                <text:p>0.00065988232250989</text:p>
              </table:table-cell>
              <table:table-cell office:value-type="float" office:value="0.000741992274932755">
                <text:p>0.000741992274932755</text:p>
              </table:table-cell>
              <table:table-cell office:value-type="float" office:value="0.000662834156404037">
                <text:p>0.000662834156404037</text:p>
              </table:table-cell>
              <table:table-cell office:value-type="float" office:value="0.000742063029239017">
                <text:p>0.000742063029239017</text:p>
              </table:table-cell>
              <table:table-cell office:value-type="float" office:value="0.000857823838734759">
                <text:p>0.000857823838734759</text:p>
              </table:table-cell>
              <table:table-cell office:value-type="float" office:value="0.000921271523869052">
                <text:p>0.000921271523869052</text:p>
              </table:table-cell>
              <table:table-cell office:value-type="float" office:value="0.000317834348792051">
                <text:p>0.000317834348792051</text:p>
              </table:table-cell>
              <table:table-cell office:value-type="float" office:value="0.000317933035076006">
                <text:p>0.000317933035076006</text:p>
              </table:table-cell>
              <table:table-cell office:value-type="float" office:value="0.00034089649769573">
                <text:p>0.00034089649769573</text:p>
              </table:table-cell>
              <table:table-cell office:value-type="float" office:value="0.000318681566574154">
                <text:p>0.000318681566574154</text:p>
              </table:table-cell>
              <table:table-cell office:value-type="float" office:value="0.000340925689477827">
                <text:p>0.000340925689477827</text:p>
              </table:table-cell>
              <table:table-cell office:value-type="float" office:value="0.000368104080924844">
                <text:p>0.000368104080924844</text:p>
              </table:table-cell>
              <table:table-cell office:value-type="float" office:value="0.000306989485048156">
                <text:p>0.000306989485048156</text:p>
              </table:table-cell>
              <table:table-cell office:value-type="float" office:value="0.000387065651087301">
                <text:p>0.000387065651087301</text:p>
              </table:table-cell>
              <table:table-cell office:value-type="float" office:value="0.00016482525911816">
                <text:p>0.00016482525911816</text:p>
              </table:table-cell>
              <table:table-cell office:value-type="float" office:value="0.000165022631686062">
                <text:p>0.000165022631686062</text:p>
              </table:table-cell>
              <table:table-cell office:value-type="float" office:value="0.000187761051613249">
                <text:p>0.000187761051613249</text:p>
              </table:table-cell>
              <table:table-cell office:value-type="float" office:value="0.000166477813304667">
                <text:p>0.000166477813304667</text:p>
              </table:table-cell>
              <table:table-cell office:value-type="float" office:value="0.000187777553799749">
                <text:p>0.000187777553799749</text:p>
              </table:table-cell>
              <table:table-cell office:value-type="float" office:value="0.000198400187789905">
                <text:p>0.000198400187789905</text:p>
              </table:table-cell>
              <table:table-cell office:value-type="float" office:value="0.00409882816607111">
                <text:p>0.00409882816607111</text:p>
              </table:table-cell>
              <table:table-cell office:value-type="float" office:value="0.000921271523869052">
                <text:p>0.000921271523869052</text:p>
              </table:table-cell>
              <table:table-cell office:value-type="float" office:value="0.000317834348792052">
                <text:p>0.000317834348792052</text:p>
              </table:table-cell>
              <table:table-cell office:value-type="float" office:value="0.000318031721359953">
                <text:p>0.000318031721359953</text:p>
              </table:table-cell>
              <table:table-cell office:value-type="float" office:value="0.000343222066029159">
                <text:p>0.000343222066029159</text:p>
              </table:table-cell>
              <table:table-cell office:value-type="float" office:value="0.000319528784356242">
                <text:p>0.000319528784356242</text:p>
              </table:table-cell>
              <table:table-cell office:value-type="float" office:value="0.000343280449593341">
                <text:p>0.000343280449593341</text:p>
              </table:table-cell>
              <table:table-cell office:value-type="float" office:value="0.000380946971083686">
                <text:p>0.000380946971083686</text:p>
              </table:table-cell>
              <table:table-cell office:value-type="float" office:value="0.000337496634071082">
                <text:p>0.000337496634071082</text:p>
              </table:table-cell>
            </table:table-row>
            <table:table-row>
              <table:table-cell office:value-type="string">
                <text:p>Continuum Networking CO2 Emission (kg)</text:p>
                <draw:g>
                  <svg:desc>Sheet1.A44:Sheet1.A44</svg:desc>
                </draw:g>
              </table:table-cell>
              <table:table-cell office:value-type="float" office:value="0.0000120358209374863">
                <text:p>0.0000120358209374863</text:p>
                <draw:g>
                  <svg:desc>Sheet1.B44:Sheet1.BC44</svg:desc>
                </draw:g>
              </table:table-cell>
              <table:table-cell office:value-type="float" office:value="0.0000387250139567305">
                <text:p>0.0000387250139567305</text:p>
              </table:table-cell>
              <table:table-cell office:value-type="float" office:value="0.0000412109290061083">
                <text:p>0.0000412109290061083</text:p>
              </table:table-cell>
              <table:table-cell office:value-type="float" office:value="0.0000437836501881926">
                <text:p>0.0000437836501881926</text:p>
              </table:table-cell>
              <table:table-cell office:value-type="float" office:value="0.0000839192374407962">
                <text:p>0.0000839192374407962</text:p>
              </table:table-cell>
              <table:table-cell office:value-type="float" office:value="0.0000864919586228805">
                <text:p>0.0000864919586228805</text:p>
              </table:table-cell>
              <table:table-cell office:value-type="float" office:value="0.000127439361331543">
                <text:p>0.000127439361331543</text:p>
              </table:table-cell>
              <table:table-cell office:value-type="float" office:value="0.000965568432112581">
                <text:p>0.000965568432112581</text:p>
              </table:table-cell>
              <table:table-cell office:value-type="float" office:value="0.0000135770144812424">
                <text:p>0.0000135770144812424</text:p>
              </table:table-cell>
              <table:table-cell office:value-type="float" office:value="0.0000403255589856353">
                <text:p>0.0000403255589856353</text:p>
              </table:table-cell>
              <table:table-cell office:value-type="float" office:value="0.0000436014873179844">
                <text:p>0.0000436014873179844</text:p>
              </table:table-cell>
              <table:table-cell office:value-type="float" office:value="0.0000469338878752068">
                <text:p>0.0000469338878752068</text:p>
              </table:table-cell>
              <table:table-cell office:value-type="float" office:value="0.000100534793959858">
                <text:p>0.000100534793959858</text:p>
              </table:table-cell>
              <table:table-cell office:value-type="float" office:value="0.000103867194517081">
                <text:p>0.000103867194517081</text:p>
              </table:table-cell>
              <table:table-cell office:value-type="float" office:value="0.000158450043545292">
                <text:p>0.000158450043545292</text:p>
              </table:table-cell>
              <table:table-cell office:value-type="float" office:value="0.00127567525424541">
                <text:p>0.00127567525424541</text:p>
              </table:table-cell>
              <table:table-cell office:value-type="float" office:value="0.0000166827529860838">
                <text:p>0.0000166827529860838</text:p>
              </table:table-cell>
              <table:table-cell office:value-type="float" office:value="0.0000435501415498828">
                <text:p>0.0000435501415498828</text:p>
              </table:table-cell>
              <table:table-cell office:value-type="float" office:value="0.000048408476006256">
                <text:p>0.000048408476006256</text:p>
              </table:table-cell>
              <table:table-cell office:value-type="float" office:value="0.0000532556726748646">
                <text:p>0.0000532556726748646</text:p>
              </table:table-cell>
              <table:table-cell office:value-type="float" office:value="0.000133825092875632">
                <text:p>0.000133825092875632</text:p>
              </table:table-cell>
              <table:table-cell office:value-type="float" office:value="0.000138672289544241">
                <text:p>0.000138672289544241</text:p>
              </table:table-cell>
              <table:table-cell office:value-type="float" office:value="0.00022056481364211">
                <text:p>0.00022056481364211</text:p>
              </table:table-cell>
              <table:table-cell office:value-type="float" office:value="0.00189682295520422">
                <text:p>0.00189682295520422</text:p>
              </table:table-cell>
              <table:table-cell office:value-type="float" office:value="0.0000532238892426254">
                <text:p>0.0000532238892426254</text:p>
              </table:table-cell>
              <table:table-cell office:value-type="float" office:value="0.0000628270625129889">
                <text:p>0.0000628270625129889</text:p>
              </table:table-cell>
              <table:table-cell office:value-type="float" office:value="0.0000722232101546453">
                <text:p>0.0000722232101546453</text:p>
              </table:table-cell>
              <table:table-cell office:value-type="float" office:value="0.000233648398461414">
                <text:p>0.000233648398461414</text:p>
              </table:table-cell>
              <table:table-cell office:value-type="float" office:value="0.00024304454610307">
                <text:p>0.00024304454610307</text:p>
              </table:table-cell>
              <table:table-cell office:value-type="float" office:value="0.000406815906382202">
                <text:p>0.000406815906382202</text:p>
              </table:table-cell>
              <table:table-cell office:value-type="float" office:value="0.0000120358209374863">
                <text:p>0.0000120358209374863</text:p>
              </table:table-cell>
              <table:table-cell office:value-type="float" office:value="0.0000387250139567305">
                <text:p>0.0000387250139567305</text:p>
              </table:table-cell>
              <table:table-cell office:value-type="float" office:value="0.000041208549448027">
                <text:p>0.000041208549448027</text:p>
              </table:table-cell>
              <table:table-cell office:value-type="float" office:value="0.0000437812706301114">
                <text:p>0.0000437812706301114</text:p>
              </table:table-cell>
              <table:table-cell office:value-type="float" office:value="0.0000839192374407972">
                <text:p>0.0000839192374407972</text:p>
              </table:table-cell>
              <table:table-cell office:value-type="float" office:value="0.0000864919586228815">
                <text:p>0.0000864919586228815</text:p>
              </table:table-cell>
              <table:table-cell office:value-type="float" office:value="0.000127439361331544">
                <text:p>0.000127439361331544</text:p>
              </table:table-cell>
              <table:table-cell office:value-type="float" office:value="0.000965568432112581">
                <text:p>0.000965568432112581</text:p>
              </table:table-cell>
              <table:table-cell office:value-type="float" office:value="0.0000166827529860404">
                <text:p>0.0000166827529860404</text:p>
              </table:table-cell>
              <table:table-cell office:value-type="float" office:value="0.0000478944723581277">
                <text:p>0.0000478944723581277</text:p>
              </table:table-cell>
              <table:table-cell office:value-type="float" office:value="0.0000528663024567693">
                <text:p>0.0000528663024567693</text:p>
              </table:table-cell>
              <table:table-cell office:value-type="float" office:value="0.0000580117448208194">
                <text:p>0.0000580117448208194</text:p>
              </table:table-cell>
              <table:table-cell office:value-type="float" office:value="0.000138282919325836">
                <text:p>0.000138282919325836</text:p>
              </table:table-cell>
              <table:table-cell office:value-type="float" office:value="0.000143428361689887">
                <text:p>0.000143428361689887</text:p>
              </table:table-cell>
              <table:table-cell office:value-type="float" office:value="0.000225323167106912">
                <text:p>0.000225323167106912</text:p>
              </table:table-cell>
              <table:table-cell office:value-type="float" office:value="0.00190079701505538">
                <text:p>0.00190079701505538</text:p>
              </table:table-cell>
              <table:table-cell office:value-type="float" office:value="0.0000166827529860404">
                <text:p>0.0000166827529860404</text:p>
              </table:table-cell>
              <table:table-cell office:value-type="float" office:value="0.0000478944723581277">
                <text:p>0.0000478944723581277</text:p>
              </table:table-cell>
              <table:table-cell office:value-type="float" office:value="0.0000528615433406067">
                <text:p>0.0000528615433406067</text:p>
              </table:table-cell>
              <table:table-cell office:value-type="float" office:value="0.0000580069857046568">
                <text:p>0.0000580069857046568</text:p>
              </table:table-cell>
              <table:table-cell office:value-type="float" office:value="0.000138282919325837">
                <text:p>0.000138282919325837</text:p>
              </table:table-cell>
              <table:table-cell office:value-type="float" office:value="0.000143428361689887">
                <text:p>0.000143428361689887</text:p>
              </table:table-cell>
              <table:table-cell office:value-type="float" office:value="0.000225323167106912">
                <text:p>0.000225323167106912</text:p>
              </table:table-cell>
              <table:table-cell office:value-type="float" office:value="0.00190079701505538">
                <text:p>0.00190079701505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P0" style:volatile="true">
      <number:number number:decimal-places="3" number:min-decimal-places="3" number:min-integer-digits="1" number:grouping="true"/>
      <number:text> </number:text>
    </number:number-style>
    <number:number-style style:name="N12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387cm" svg:height="13.49cm" xlink:href=".." xlink:type="simple" chart:class="chart:bar" chart:style-name="ch1">
        <chart:title svg:x="15.808cm" svg:y="0.405cm" chart:style-name="ch2">
          <text:p>Total Energy</text:p>
        </chart:title>
        <chart:legend chart:legend-position="bottom" svg:x="11.293cm" svg:y="12.885cm" style:legend-expansion="wide" chart:style-name="ch3"/>
        <chart:plot-area chart:style-name="ch4" table:cell-range-address="Sheet1.A3:Sheet1.BC3 Sheet1.A40:Sheet1.BC41" chart:data-source-has-labels="both" svg:x="1.688cm" svg:y="1.479cm" svg:width="32.012cm" svg:height="9.982cm">
          <chart:coordinate-region svg:x="3.781cm" svg:y="1.681cm" svg:width="29.919cm" svg:height="5.143cm"/>
          <chart:axis chart:dimension="x" chart:name="primary-x" chart:style-name="ch5" chartooo:axis-type="auto">
            <chartooo:date-scale/>
            <chart:title svg:x="17.023cm" svg:y="11.73cm" chart:style-name="ch6">
              <text:p>Scenario</text:p>
            </chart:title>
            <chart:categories table:cell-range-address="Sheet1.B3:Sheet1.BC3"/>
          </chart:axis>
          <chart:axis chart:dimension="y" chart:name="primary-y" chart:style-name="ch7">
            <chart:title svg:x="0.451cm" svg:y="7.205cm" chart:style-name="ch8">
              <text:p>Energy (j)</text:p>
            </chart:title>
            <chart:grid chart:style-name="ch9" chart:class="major"/>
          </chart:axis>
          <chart:series chart:style-name="ch10" chart:values-cell-range-address="Sheet1.B40:Sheet1.BC40" chart:label-cell-address="Sheet1.A40:Sheet1.A40" chart:class="chart:bar">
            <chart:data-point chart:repeated="54"/>
          </chart:series>
          <chart:series chart:style-name="ch11" chart:values-cell-range-address="Sheet1.B41:Sheet1.BC41" chart:label-cell-address="Sheet1.A41:Sheet1.A41" chart:class="chart:bar"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20msec</text:p>
                <draw:g>
                  <svg:desc>Sheet1.B3:Sheet1.BC3</svg:desc>
                </draw:g>
              </table:table-cell>
              <table:table-cell office:value-type="string">
                <text:p>Router_only_20msec</text:p>
              </table:table-cell>
              <table:table-cell office:value-type="string">
                <text:p>Router_Proxy_20msec</text:p>
              </table:table-cell>
              <table:table-cell office:value-type="string">
                <text:p>Router_Cloud_20msec</text:p>
              </table:table-cell>
              <table:table-cell office:value-type="string">
                <text:p>Proxy_Only_20msec</text:p>
              </table:table-cell>
              <table:table-cell office:value-type="string">
                <text:p>Proxy_Cloud_20msec</text:p>
              </table:table-cell>
              <table:table-cell office:value-type="string">
                <text:p>Cloud_Only_20msec</text:p>
              </table:table-cell>
              <table:table-cell office:value-type="string">
                <text:p>Cloud_Based_20msec</text:p>
              </table:table-cell>
              <table:table-cell office:value-type="string">
                <text:p>Edge_15msec</text:p>
              </table:table-cell>
              <table:table-cell office:value-type="string">
                <text:p>Router_only_15msec</text:p>
              </table:table-cell>
              <table:table-cell office:value-type="string">
                <text:p>Router_Proxy_15msec</text:p>
              </table:table-cell>
              <table:table-cell office:value-type="string">
                <text:p>Router_Cloud_15msec</text:p>
              </table:table-cell>
              <table:table-cell office:value-type="string">
                <text:p>Proxy_Only_15msec</text:p>
              </table:table-cell>
              <table:table-cell office:value-type="string">
                <text:p>Proxy_Cloud_15msec</text:p>
              </table:table-cell>
              <table:table-cell office:value-type="string">
                <text:p>Cloud_Only_15msec</text:p>
              </table:table-cell>
              <table:table-cell office:value-type="string">
                <text:p>Cloud_Based_15msec</text:p>
              </table:table-cell>
              <table:table-cell office:value-type="string">
                <text:p>Edge_10msec</text:p>
              </table:table-cell>
              <table:table-cell office:value-type="string">
                <text:p>Router_only_10msec</text:p>
              </table:table-cell>
              <table:table-cell office:value-type="string">
                <text:p>Router_Proxy_10msec</text:p>
              </table:table-cell>
              <table:table-cell office:value-type="string">
                <text:p>Router_Cloud_10msec</text:p>
              </table:table-cell>
              <table:table-cell office:value-type="string">
                <text:p>Proxy_Only_10msec</text:p>
              </table:table-cell>
              <table:table-cell office:value-type="string">
                <text:p>Proxy_Cloud_10msec</text:p>
              </table:table-cell>
              <table:table-cell office:value-type="string">
                <text:p>Cloud_Only_10msec</text:p>
              </table:table-cell>
              <table:table-cell office:value-type="string">
                <text:p>Cloud_Based_10msec</text:p>
              </table:table-cell>
              <table:table-cell office:value-type="string">
                <text:p>Router_only_5msec</text:p>
              </table:table-cell>
              <table:table-cell office:value-type="string">
                <text:p>Router_Proxy_5msec</text:p>
              </table:table-cell>
              <table:table-cell office:value-type="string">
                <text:p>Router_Cloud_5msec</text:p>
              </table:table-cell>
              <table:table-cell office:value-type="string">
                <text:p>Proxy_Only_5msec</text:p>
              </table:table-cell>
              <table:table-cell office:value-type="string">
                <text:p>Proxy_Cloud_5msec</text:p>
              </table:table-cell>
              <table:table-cell office:value-type="string">
                <text:p>Cloud_Only_5msec</text:p>
              </table:table-cell>
              <table:table-cell office:value-type="string">
                <text:p>Edge_2*cmp_20msec</text:p>
              </table:table-cell>
              <table:table-cell office:value-type="string">
                <text:p>Router_only_2*cmp_20msec</text:p>
              </table:table-cell>
              <table:table-cell office:value-type="string">
                <text:p>Router_Proxy_2*cmp_20msec</text:p>
              </table:table-cell>
              <table:table-cell office:value-type="string">
                <text:p>Router_Cloud_2*cmp_20msec</text:p>
              </table:table-cell>
              <table:table-cell office:value-type="string">
                <text:p>Proxy_Only_2*cmp_20msec</text:p>
              </table:table-cell>
              <table:table-cell office:value-type="string">
                <text:p>Proxy_Cloud_2*cmp_20msec</text:p>
              </table:table-cell>
              <table:table-cell office:value-type="string">
                <text:p>Cloud_Only_2*cmp_20msec</text:p>
              </table:table-cell>
              <table:table-cell office:value-type="string">
                <text:p>Cloud_Based_2*cmp_20msec</text:p>
              </table:table-cell>
              <table:table-cell office:value-type="string">
                <text:p>Edge_2*nw_20msec</text:p>
              </table:table-cell>
              <table:table-cell office:value-type="string">
                <text:p>Router_only_2*nw_20msec</text:p>
              </table:table-cell>
              <table:table-cell office:value-type="string">
                <text:p>Router_Proxy_2*nw_20msec</text:p>
              </table:table-cell>
              <table:table-cell office:value-type="string">
                <text:p>Router_Cloud_2*nw_20msec</text:p>
              </table:table-cell>
              <table:table-cell office:value-type="string">
                <text:p>Proxy_Only_2*nw_20msec</text:p>
              </table:table-cell>
              <table:table-cell office:value-type="string">
                <text:p>Proxy_Cloud_2*nw_20msec</text:p>
              </table:table-cell>
              <table:table-cell office:value-type="string">
                <text:p>Cloud_Only_2*nw_20msec</text:p>
              </table:table-cell>
              <table:table-cell office:value-type="string">
                <text:p>Cloud_Based_2*nw_20msec</text:p>
              </table:table-cell>
              <table:table-cell office:value-type="string">
                <text:p>Edge_2*cmp_2*nw_20msec</text:p>
              </table:table-cell>
              <table:table-cell office:value-type="string">
                <text:p>Router_only_2*cmp_2*nw_20msec</text:p>
              </table:table-cell>
              <table:table-cell office:value-type="string">
                <text:p>Router_Proxy_2*cmp_2*nw_20msec</text:p>
              </table:table-cell>
              <table:table-cell office:value-type="string">
                <text:p>Router_Cloud_2*cmp_2*nw_20msec</text:p>
              </table:table-cell>
              <table:table-cell office:value-type="string">
                <text:p>Proxy_Only_2*cmp_2*nw_20msec</text:p>
              </table:table-cell>
              <table:table-cell office:value-type="string">
                <text:p>Proxy_Cloud_2*cmp_2*nw_20msec</text:p>
              </table:table-cell>
              <table:table-cell office:value-type="string">
                <text:p>Cloud_Only_2*cmp_2*nw_20msec</text:p>
              </table:table-cell>
              <table:table-cell office:value-type="string">
                <text:p>Cloud_Based_2*cmp_2*nw_20msec</text:p>
              </table:table-cell>
            </table:table-row>
          </table:table-header-rows>
          <table:table-rows>
            <table:table-row>
              <table:table-cell office:value-type="string">
                <text:p>Continuum Computation Energy (j)</text:p>
                <draw:g>
                  <svg:desc>Sheet1.A40:Sheet1.A40</svg:desc>
                </draw:g>
              </table:table-cell>
              <table:table-cell office:value-type="float" office:value="2933.55019771427">
                <text:p>2933.55019771427</text:p>
                <draw:g>
                  <svg:desc>Sheet1.B40:Sheet1.BC40</svg:desc>
                </draw:g>
              </table:table-cell>
              <table:table-cell office:value-type="float" office:value="1249.36603917148">
                <text:p>1249.36603917148</text:p>
              </table:table-cell>
              <table:table-cell office:value-type="float" office:value="1249.94990199497">
                <text:p>1249.94990199497</text:p>
              </table:table-cell>
              <table:table-cell office:value-type="float" office:value="1405.40576801551">
                <text:p>1405.40576801551</text:p>
              </table:table-cell>
              <table:table-cell office:value-type="float" office:value="1255.30556606589">
                <text:p>1255.30556606589</text:p>
              </table:table-cell>
              <table:table-cell office:value-type="float" office:value="1405.30959423842">
                <text:p>1405.30959423842</text:p>
              </table:table-cell>
              <table:table-cell office:value-type="float" office:value="1625.1298325727">
                <text:p>1625.1298325727</text:p>
              </table:table-cell>
              <table:table-cell office:value-type="float" office:value="1744.05779999964">
                <text:p>1744.05779999964</text:p>
              </table:table-cell>
              <table:table-cell office:value-type="float" office:value="3910.43159828567">
                <text:p>3910.43159828567</text:p>
              </table:table-cell>
              <table:table-cell office:value-type="float" office:value="1665.41580420006">
                <text:p>1665.41580420006</text:p>
              </table:table-cell>
              <table:table-cell office:value-type="float" office:value="1666.41266149313">
                <text:p>1666.41266149313</text:p>
              </table:table-cell>
              <table:table-cell office:value-type="float" office:value="1873.73472567306">
                <text:p>1873.73472567306</text:p>
              </table:table-cell>
              <table:table-cell office:value-type="float" office:value="1673.97501606023">
                <text:p>1673.97501606023</text:p>
              </table:table-cell>
              <table:table-cell office:value-type="float" office:value="1874.02756953315">
                <text:p>1874.02756953315</text:p>
              </table:table-cell>
              <table:table-cell office:value-type="float" office:value="2166.01475371592">
                <text:p>2166.01475371592</text:p>
              </table:table-cell>
              <table:table-cell office:value-type="float" office:value="2324.35979999953">
                <text:p>2324.35979999953</text:p>
              </table:table-cell>
              <table:table-cell office:value-type="float" office:value="5867.10039542849">
                <text:p>5867.10039542849</text:p>
              </table:table-cell>
              <table:table-cell office:value-type="float" office:value="2498.73207834286">
                <text:p>2498.73207834286</text:p>
              </table:table-cell>
              <table:table-cell office:value-type="float" office:value="2500.06420133542">
                <text:p>2500.06420133542</text:p>
              </table:table-cell>
              <table:table-cell office:value-type="float" office:value="2811.12842288804">
                <text:p>2811.12842288804</text:p>
              </table:table-cell>
              <table:table-cell office:value-type="float" office:value="2511.09262421743">
                <text:p>2511.09262421743</text:p>
              </table:table-cell>
              <table:table-cell office:value-type="float" office:value="2811.25349209108">
                <text:p>2811.25349209108</text:p>
              </table:table-cell>
              <table:table-cell office:value-type="float" office:value="3250.25966514516">
                <text:p>3250.25966514516</text:p>
              </table:table-cell>
              <table:table-cell office:value-type="float" office:value="3488.11559999917">
                <text:p>3488.11559999917</text:p>
              </table:table-cell>
              <table:table-cell office:value-type="float" office:value="4998.3826015428">
                <text:p>4998.3826015428</text:p>
              </table:table-cell>
              <table:table-cell office:value-type="float" office:value="5001.21339165344">
                <text:p>5001.21339165344</text:p>
              </table:table-cell>
              <table:table-cell office:value-type="float" office:value="5623.52039949013">
                <text:p>5623.52039949013</text:p>
              </table:table-cell>
              <table:table-cell office:value-type="float" office:value="5023.58518537774">
                <text:p>5023.58518537774</text:p>
              </table:table-cell>
              <table:table-cell office:value-type="float" office:value="5624.05664265342">
                <text:p>5624.05664265342</text:p>
              </table:table-cell>
              <table:table-cell office:value-type="float" office:value="6501.40172514757">
                <text:p>6501.40172514757</text:p>
              </table:table-cell>
              <table:table-cell office:value-type="float" office:value="6982.26839142842">
                <text:p>6982.26839142842</text:p>
              </table:table-cell>
              <table:table-cell office:value-type="float" office:value="2408.84980137133">
                <text:p>2408.84980137133</text:p>
              </table:table-cell>
              <table:table-cell office:value-type="float" office:value="2409.59773952339">
                <text:p>2409.59773952339</text:p>
              </table:table-cell>
              <table:table-cell office:value-type="float" office:value="2583.63661411499">
                <text:p>2583.63661411499</text:p>
              </table:table-cell>
              <table:table-cell office:value-type="float" office:value="2415.27082035147">
                <text:p>2415.27082035147</text:p>
              </table:table-cell>
              <table:table-cell office:value-type="float" office:value="2583.85785709508">
                <text:p>2583.85785709508</text:p>
              </table:table-cell>
              <table:table-cell office:value-type="float" office:value="2789.8414554304">
                <text:p>2789.8414554304</text:p>
              </table:table-cell>
              <table:table-cell office:value-type="float" office:value="2326.65714983854">
                <text:p>2326.65714983854</text:p>
              </table:table-cell>
              <table:table-cell office:value-type="float" office:value="2933.55019771427">
                <text:p>2933.55019771427</text:p>
              </table:table-cell>
              <table:table-cell office:value-type="float" office:value="1249.20196384291">
                <text:p>1249.20196384291</text:p>
              </table:table-cell>
              <table:table-cell office:value-type="float" office:value="1250.69784014703">
                <text:p>1250.69784014703</text:p>
              </table:table-cell>
              <table:table-cell office:value-type="float" office:value="1423.03112801622">
                <text:p>1423.03112801622</text:p>
              </table:table-cell>
              <table:table-cell office:value-type="float" office:value="1261.72658504593">
                <text:p>1261.72658504593</text:p>
              </table:table-cell>
              <table:table-cell office:value-type="float" office:value="1423.15619721919">
                <text:p>1423.15619721919</text:p>
              </table:table-cell>
              <table:table-cell office:value-type="float" office:value="1503.66458114462">
                <text:p>1503.66458114462</text:p>
              </table:table-cell>
              <table:table-cell office:value-type="float" office:value="31064.802942856">
                <text:p>31064.802942856</text:p>
              </table:table-cell>
              <table:table-cell office:value-type="float" office:value="6982.26839142842">
                <text:p>6982.26839142842</text:p>
              </table:table-cell>
              <table:table-cell office:value-type="float" office:value="2408.84980137133">
                <text:p>2408.84980137133</text:p>
              </table:table-cell>
              <table:table-cell office:value-type="float" office:value="2410.34567767544">
                <text:p>2410.34567767544</text:p>
              </table:table-cell>
              <table:table-cell office:value-type="float" office:value="2601.26197411571">
                <text:p>2601.26197411571</text:p>
              </table:table-cell>
              <table:table-cell office:value-type="float" office:value="2421.69183933149">
                <text:p>2421.69183933149</text:p>
              </table:table-cell>
              <table:table-cell office:value-type="float" office:value="2601.70446007581">
                <text:p>2601.70446007581</text:p>
              </table:table-cell>
              <table:table-cell office:value-type="float" office:value="2887.17704400262">
                <text:p>2887.17704400262</text:p>
              </table:table-cell>
              <table:table-cell office:value-type="float" office:value="2557.86922664403">
                <text:p>2557.86922664403</text:p>
              </table:table-cell>
            </table:table-row>
            <table:table-row>
              <table:table-cell office:value-type="string">
                <text:p>Continuum Networking Energy (j)</text:p>
                <draw:g>
                  <svg:desc>Sheet1.A41:Sheet1.A41</svg:desc>
                </draw:g>
              </table:table-cell>
              <table:table-cell office:value-type="float" office:value="91.2188534209489">
                <text:p>91.2188534209489</text:p>
                <draw:g>
                  <svg:desc>Sheet1.B41:Sheet1.BC41</svg:desc>
                </draw:g>
              </table:table-cell>
              <table:table-cell office:value-type="float" office:value="293.494842619431">
                <text:p>293.494842619431</text:p>
              </table:table-cell>
              <table:table-cell office:value-type="float" office:value="312.335461941031">
                <text:p>312.335461941031</text:p>
              </table:table-cell>
              <table:table-cell office:value-type="float" office:value="331.833980373669">
                <text:p>331.833980373669</text:p>
              </table:table-cell>
              <table:table-cell office:value-type="float" office:value="636.019483761869">
                <text:p>636.019483761869</text:p>
              </table:table-cell>
              <table:table-cell office:value-type="float" office:value="655.518002194507">
                <text:p>655.518002194507</text:p>
              </table:table-cell>
              <table:table-cell office:value-type="float" office:value="965.856212197005">
                <text:p>965.856212197005</text:p>
              </table:table-cell>
              <table:table-cell office:value-type="float" office:value="7317.9923275896">
                <text:p>7317.9923275896</text:p>
              </table:table-cell>
              <table:table-cell office:value-type="float" office:value="102.899478173627">
                <text:p>102.899478173627</text:p>
              </table:table-cell>
              <table:table-cell office:value-type="float" office:value="305.625289154288">
                <text:p>305.625289154288</text:p>
              </table:table-cell>
              <table:table-cell office:value-type="float" office:value="330.453377567881">
                <text:p>330.453377567881</text:p>
              </table:table-cell>
              <table:table-cell office:value-type="float" office:value="355.709466001567">
                <text:p>355.709466001567</text:p>
              </table:table-cell>
              <table:table-cell office:value-type="float" office:value="761.947912116887">
                <text:p>761.947912116887</text:p>
              </table:table-cell>
              <table:table-cell office:value-type="float" office:value="787.204000550572">
                <text:p>787.204000550572</text:p>
              </table:table-cell>
              <table:table-cell office:value-type="float" office:value="1200.88454055388">
                <text:p>1200.88454055388</text:p>
              </table:table-cell>
              <table:table-cell office:value-type="float" office:value="9668.27561112193">
                <text:p>9668.27561112193</text:p>
              </table:table-cell>
              <table:table-cell office:value-type="float" office:value="126.437706841898">
                <text:p>126.437706841898</text:p>
              </table:table-cell>
              <table:table-cell office:value-type="float" office:value="330.064230693849">
                <text:p>330.064230693849</text:p>
              </table:table-cell>
              <table:table-cell office:value-type="float" office:value="366.885291836885">
                <text:p>366.885291836885</text:p>
              </table:table-cell>
              <table:table-cell office:value-type="float" office:value="403.621940272659">
                <text:p>403.621940272659</text:p>
              </table:table-cell>
              <table:table-cell office:value-type="float" office:value="1014.25333547859">
                <text:p>1014.25333547859</text:p>
              </table:table-cell>
              <table:table-cell office:value-type="float" office:value="1050.98998391436">
                <text:p>1050.98998391436</text:p>
              </table:table-cell>
              <table:table-cell office:value-type="float" office:value="1671.64911391943">
                <text:p>1671.64911391943</text:p>
              </table:table-cell>
              <table:table-cell office:value-type="float" office:value="14375.9213447028">
                <text:p>14375.9213447028</text:p>
              </table:table-cell>
              <table:table-cell office:value-type="float" office:value="403.38105531253">
                <text:p>403.38105531253</text:p>
              </table:table-cell>
              <table:table-cell office:value-type="float" office:value="476.163000098437">
                <text:p>476.163000098437</text:p>
              </table:table-cell>
              <table:table-cell office:value-type="float" office:value="547.375908540476">
                <text:p>547.375908540476</text:p>
              </table:table-cell>
              <table:table-cell office:value-type="float" office:value="1770.80891465458">
                <text:p>1770.80891465458</text:p>
              </table:table-cell>
              <table:table-cell office:value-type="float" office:value="1842.02182309662">
                <text:p>1842.02182309662</text:p>
              </table:table-cell>
              <table:table-cell office:value-type="float" office:value="3083.23634310665">
                <text:p>3083.23634310665</text:p>
              </table:table-cell>
              <table:table-cell office:value-type="float" office:value="91.2188534209489">
                <text:p>91.2188534209489</text:p>
              </table:table-cell>
              <table:table-cell office:value-type="float" office:value="293.494842619431">
                <text:p>293.494842619431</text:p>
              </table:table-cell>
              <table:table-cell office:value-type="float" office:value="312.317427395573">
                <text:p>312.317427395573</text:p>
              </table:table-cell>
              <table:table-cell office:value-type="float" office:value="331.815945828211">
                <text:p>331.815945828211</text:p>
              </table:table-cell>
              <table:table-cell office:value-type="float" office:value="636.019483761876">
                <text:p>636.019483761876</text:p>
              </table:table-cell>
              <table:table-cell office:value-type="float" office:value="655.518002194515">
                <text:p>655.518002194515</text:p>
              </table:table-cell>
              <table:table-cell office:value-type="float" office:value="965.856212197013">
                <text:p>965.856212197013</text:p>
              </table:table-cell>
              <table:table-cell office:value-type="float" office:value="7317.9923275896">
                <text:p>7317.9923275896</text:p>
              </table:table-cell>
              <table:table-cell office:value-type="float" office:value="126.43770684157">
                <text:p>126.43770684157</text:p>
              </table:table-cell>
              <table:table-cell office:value-type="float" office:value="362.989685240547">
                <text:p>362.989685240547</text:p>
              </table:table-cell>
              <table:table-cell office:value-type="float" office:value="400.670923882883">
                <text:p>400.670923882883</text:p>
              </table:table-cell>
              <table:table-cell office:value-type="float" office:value="439.667960747259">
                <text:p>439.667960747259</text:p>
              </table:table-cell>
              <table:table-cell office:value-type="float" office:value="1048.03896752221">
                <text:p>1048.03896752221</text:p>
              </table:table-cell>
              <table:table-cell office:value-type="float" office:value="1087.03600438658">
                <text:p>1087.03600438658</text:p>
              </table:table-cell>
              <table:table-cell office:value-type="float" office:value="1707.71242438932">
                <text:p>1707.71242438932</text:p>
              </table:table-cell>
              <table:table-cell office:value-type="float" office:value="14406.0405351561">
                <text:p>14406.0405351561</text:p>
              </table:table-cell>
              <table:table-cell office:value-type="float" office:value="126.43770684157">
                <text:p>126.43770684157</text:p>
              </table:table-cell>
              <table:table-cell office:value-type="float" office:value="362.989685240547">
                <text:p>362.989685240547</text:p>
              </table:table-cell>
              <table:table-cell office:value-type="float" office:value="400.634854791966">
                <text:p>400.634854791966</text:p>
              </table:table-cell>
              <table:table-cell office:value-type="float" office:value="439.631891656343">
                <text:p>439.631891656343</text:p>
              </table:table-cell>
              <table:table-cell office:value-type="float" office:value="1048.03896752221">
                <text:p>1048.03896752221</text:p>
              </table:table-cell>
              <table:table-cell office:value-type="float" office:value="1087.03600438658">
                <text:p>1087.03600438658</text:p>
              </table:table-cell>
              <table:table-cell office:value-type="float" office:value="1707.71242438932">
                <text:p>1707.71242438932</text:p>
              </table:table-cell>
              <table:table-cell office:value-type="float" office:value="14406.0405351561">
                <text:p>14406.0405351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024cm" svg:height="13.188cm" xlink:href=".." xlink:type="simple" chart:class="chart:bar" chart:style-name="ch1">
        <chart:title svg:x="15.765cm" svg:y="0.399cm" chart:style-name="ch2">
          <text:p>Total Delay</text:p>
        </chart:title>
        <chart:legend chart:legend-position="end" svg:x="20.207cm" svg:y="0.333cm" style:legend-expansion="custom" svg:width="3.572cm" svg:height="0.604cm" style:legend-expansion-aspect-ratio="5.91390728476821" chart:style-name="ch3"/>
        <chart:plot-area chart:style-name="ch4" table:cell-range-address="Sheet1.A3:Sheet1.BC3 Sheet1.A38:Sheet1.BC38" chart:data-source-has-labels="both" svg:x="1.681cm" svg:y="1.466cm" svg:width="31.831cm" svg:height="10.485cm">
          <chart:coordinate-region svg:x="3.202cm" svg:y="1.668cm" svg:width="30.31cm" svg:height="5.646cm"/>
          <chart:axis chart:dimension="x" chart:name="primary-x" chart:style-name="ch5" chartooo:axis-type="auto">
            <chartooo:date-scale/>
            <chart:title svg:x="16.84cm" svg:y="12.214cm" chart:style-name="ch6">
              <text:p>Scenarios</text:p>
            </chart:title>
            <chart:categories table:cell-range-address="Sheet1.B3:Sheet1.BC3"/>
          </chart:axis>
          <chart:axis chart:dimension="y" chart:name="primary-y" chart:style-name="ch7">
            <chart:title svg:x="0.451cm" svg:y="7.654cm" chart:style-name="ch8">
              <text:p>Delay(msec)</text:p>
            </chart:title>
            <chart:grid chart:style-name="ch9" chart:class="major"/>
          </chart:axis>
          <chart:series chart:style-name="ch10" chart:values-cell-range-address="Sheet1.B38:Sheet1.BC38" chart:label-cell-address="Sheet1.A38:Sheet1.A38" chart:class="chart:bar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_20msec</text:p>
                <draw:g>
                  <svg:desc>Sheet1.B3:Sheet1.BC3</svg:desc>
                </draw:g>
              </table:table-cell>
              <table:table-cell office:value-type="string">
                <text:p>Router_only_20msec</text:p>
              </table:table-cell>
              <table:table-cell office:value-type="string">
                <text:p>Router_Proxy_20msec</text:p>
              </table:table-cell>
              <table:table-cell office:value-type="string">
                <text:p>Router_Cloud_20msec</text:p>
              </table:table-cell>
              <table:table-cell office:value-type="string">
                <text:p>Proxy_Only_20msec</text:p>
              </table:table-cell>
              <table:table-cell office:value-type="string">
                <text:p>Proxy_Cloud_20msec</text:p>
              </table:table-cell>
              <table:table-cell office:value-type="string">
                <text:p>Cloud_Only_20msec</text:p>
              </table:table-cell>
              <table:table-cell office:value-type="string">
                <text:p>Cloud_Based_20msec</text:p>
              </table:table-cell>
              <table:table-cell office:value-type="string">
                <text:p>Edge_15msec</text:p>
              </table:table-cell>
              <table:table-cell office:value-type="string">
                <text:p>Router_only_15msec</text:p>
              </table:table-cell>
              <table:table-cell office:value-type="string">
                <text:p>Router_Proxy_15msec</text:p>
              </table:table-cell>
              <table:table-cell office:value-type="string">
                <text:p>Router_Cloud_15msec</text:p>
              </table:table-cell>
              <table:table-cell office:value-type="string">
                <text:p>Proxy_Only_15msec</text:p>
              </table:table-cell>
              <table:table-cell office:value-type="string">
                <text:p>Proxy_Cloud_15msec</text:p>
              </table:table-cell>
              <table:table-cell office:value-type="string">
                <text:p>Cloud_Only_15msec</text:p>
              </table:table-cell>
              <table:table-cell office:value-type="string">
                <text:p>Cloud_Based_15msec</text:p>
              </table:table-cell>
              <table:table-cell office:value-type="string">
                <text:p>Edge_10msec</text:p>
              </table:table-cell>
              <table:table-cell office:value-type="string">
                <text:p>Router_only_10msec</text:p>
              </table:table-cell>
              <table:table-cell office:value-type="string">
                <text:p>Router_Proxy_10msec</text:p>
              </table:table-cell>
              <table:table-cell office:value-type="string">
                <text:p>Router_Cloud_10msec</text:p>
              </table:table-cell>
              <table:table-cell office:value-type="string">
                <text:p>Proxy_Only_10msec</text:p>
              </table:table-cell>
              <table:table-cell office:value-type="string">
                <text:p>Proxy_Cloud_10msec</text:p>
              </table:table-cell>
              <table:table-cell office:value-type="string">
                <text:p>Cloud_Only_10msec</text:p>
              </table:table-cell>
              <table:table-cell office:value-type="string">
                <text:p>Cloud_Based_10msec</text:p>
              </table:table-cell>
              <table:table-cell office:value-type="string">
                <text:p>Router_only_5msec</text:p>
              </table:table-cell>
              <table:table-cell office:value-type="string">
                <text:p>Router_Proxy_5msec</text:p>
              </table:table-cell>
              <table:table-cell office:value-type="string">
                <text:p>Router_Cloud_5msec</text:p>
              </table:table-cell>
              <table:table-cell office:value-type="string">
                <text:p>Proxy_Only_5msec</text:p>
              </table:table-cell>
              <table:table-cell office:value-type="string">
                <text:p>Proxy_Cloud_5msec</text:p>
              </table:table-cell>
              <table:table-cell office:value-type="string">
                <text:p>Cloud_Only_5msec</text:p>
              </table:table-cell>
              <table:table-cell office:value-type="string">
                <text:p>Edge_2*cmp_20msec</text:p>
              </table:table-cell>
              <table:table-cell office:value-type="string">
                <text:p>Router_only_2*cmp_20msec</text:p>
              </table:table-cell>
              <table:table-cell office:value-type="string">
                <text:p>Router_Proxy_2*cmp_20msec</text:p>
              </table:table-cell>
              <table:table-cell office:value-type="string">
                <text:p>Router_Cloud_2*cmp_20msec</text:p>
              </table:table-cell>
              <table:table-cell office:value-type="string">
                <text:p>Proxy_Only_2*cmp_20msec</text:p>
              </table:table-cell>
              <table:table-cell office:value-type="string">
                <text:p>Proxy_Cloud_2*cmp_20msec</text:p>
              </table:table-cell>
              <table:table-cell office:value-type="string">
                <text:p>Cloud_Only_2*cmp_20msec</text:p>
              </table:table-cell>
              <table:table-cell office:value-type="string">
                <text:p>Cloud_Based_2*cmp_20msec</text:p>
              </table:table-cell>
              <table:table-cell office:value-type="string">
                <text:p>Edge_2*nw_20msec</text:p>
              </table:table-cell>
              <table:table-cell office:value-type="string">
                <text:p>Router_only_2*nw_20msec</text:p>
              </table:table-cell>
              <table:table-cell office:value-type="string">
                <text:p>Router_Proxy_2*nw_20msec</text:p>
              </table:table-cell>
              <table:table-cell office:value-type="string">
                <text:p>Router_Cloud_2*nw_20msec</text:p>
              </table:table-cell>
              <table:table-cell office:value-type="string">
                <text:p>Proxy_Only_2*nw_20msec</text:p>
              </table:table-cell>
              <table:table-cell office:value-type="string">
                <text:p>Proxy_Cloud_2*nw_20msec</text:p>
              </table:table-cell>
              <table:table-cell office:value-type="string">
                <text:p>Cloud_Only_2*nw_20msec</text:p>
              </table:table-cell>
              <table:table-cell office:value-type="string">
                <text:p>Cloud_Based_2*nw_20msec</text:p>
              </table:table-cell>
              <table:table-cell office:value-type="string">
                <text:p>Edge_2*cmp_2*nw_20msec</text:p>
              </table:table-cell>
              <table:table-cell office:value-type="string">
                <text:p>Router_only_2*cmp_2*nw_20msec</text:p>
              </table:table-cell>
              <table:table-cell office:value-type="string">
                <text:p>Router_Proxy_2*cmp_2*nw_20msec</text:p>
              </table:table-cell>
              <table:table-cell office:value-type="string">
                <text:p>Router_Cloud_2*cmp_2*nw_20msec</text:p>
              </table:table-cell>
              <table:table-cell office:value-type="string">
                <text:p>Proxy_Only_2*cmp_2*nw_20msec</text:p>
              </table:table-cell>
              <table:table-cell office:value-type="string">
                <text:p>Proxy_Cloud_2*cmp_2*nw_20msec</text:p>
              </table:table-cell>
              <table:table-cell office:value-type="string">
                <text:p>Cloud_Only_2*cmp_2*nw_20msec</text:p>
              </table:table-cell>
              <table:table-cell office:value-type="string">
                <text:p>Cloud_Based_2*cmp_2*nw_20msec</text:p>
              </table:table-cell>
            </table:table-row>
          </table:table-header-rows>
          <table:table-rows>
            <table:table-row>
              <table:table-cell office:value-type="string">
                <text:p>Total Delay (msec)</text:p>
                <draw:g>
                  <svg:desc>Sheet1.A38:Sheet1.A38</svg:desc>
                </draw:g>
              </table:table-cell>
              <table:table-cell office:value-type="float" office:value="5.39999999999977">
                <text:p>5.39999999999977</text:p>
                <draw:g>
                  <svg:desc>Sheet1.B38:Sheet1.BC38</svg:desc>
                </draw:g>
              </table:table-cell>
              <table:table-cell office:value-type="float" office:value="8.4671428571433">
                <text:p>8.4671428571433</text:p>
              </table:table-cell>
              <table:table-cell office:value-type="float" office:value="12.4716418531279">
                <text:p>12.4716418531279</text:p>
              </table:table-cell>
              <table:table-cell office:value-type="float" office:value="212.474590889435">
                <text:p>212.474590889435</text:p>
              </table:table-cell>
              <table:table-cell office:value-type="float" office:value="12.5481428571449">
                <text:p>12.5481428571449</text:p>
              </table:table-cell>
              <table:table-cell office:value-type="float" office:value="212.552641848065">
                <text:p>212.552641848065</text:p>
              </table:table-cell>
              <table:table-cell office:value-type="float" office:value="209.89057142857">
                <text:p>209.89057142857</text:p>
              </table:table-cell>
              <table:table-cell office:value-type="float" office:value="105.538688508065">
                <text:p>105.538688508065</text:p>
              </table:table-cell>
              <table:table-cell office:value-type="float" office:value="5.39999999999982">
                <text:p>5.39999999999982</text:p>
              </table:table-cell>
              <table:table-cell office:value-type="float" office:value="8.46714285714323">
                <text:p>8.46714285714323</text:p>
              </table:table-cell>
              <table:table-cell office:value-type="float" office:value="12.4716398473624">
                <text:p>12.4716398473624</text:p>
              </table:table-cell>
              <table:table-cell office:value-type="float" office:value="212.47458990707">
                <text:p>212.47458990707</text:p>
              </table:table-cell>
              <table:table-cell office:value-type="float" office:value="12.5481428571455">
                <text:p>12.5481428571455</text:p>
              </table:table-cell>
              <table:table-cell office:value-type="float" office:value="212.552641344287">
                <text:p>212.552641344287</text:p>
              </table:table-cell>
              <table:table-cell office:value-type="float" office:value="209.890571428571">
                <text:p>209.890571428571</text:p>
              </table:table-cell>
              <table:table-cell office:value-type="float" office:value="105.538705343635">
                <text:p>105.538705343635</text:p>
              </table:table-cell>
              <table:table-cell office:value-type="float" office:value="5.39999999999972">
                <text:p>5.39999999999972</text:p>
              </table:table-cell>
              <table:table-cell office:value-type="float" office:value="8.46714285714383">
                <text:p>8.46714285714383</text:p>
              </table:table-cell>
              <table:table-cell office:value-type="float" office:value="12.4716413518763">
                <text:p>12.4716413518763</text:p>
              </table:table-cell>
              <table:table-cell office:value-type="float" office:value="212.474589907071">
                <text:p>212.474589907071</text:p>
              </table:table-cell>
              <table:table-cell office:value-type="float" office:value="12.5481428571458">
                <text:p>12.5481428571458</text:p>
              </table:table-cell>
              <table:table-cell office:value-type="float" office:value="212.552641344286">
                <text:p>212.552641344286</text:p>
              </table:table-cell>
              <table:table-cell office:value-type="float" office:value="209.890571428584">
                <text:p>209.890571428584</text:p>
              </table:table-cell>
              <table:table-cell office:value-type="float" office:value="105.538688508065">
                <text:p>105.538688508065</text:p>
              </table:table-cell>
              <table:table-cell office:value-type="float" office:value="8.46714285714405">
                <text:p>8.46714285714405</text:p>
              </table:table-cell>
              <table:table-cell office:value-type="float" office:value="12.471642355514">
                <text:p>12.471642355514</text:p>
              </table:table-cell>
              <table:table-cell office:value-type="float" office:value="212.474591874035">
                <text:p>212.474591874035</text:p>
              </table:table-cell>
              <table:table-cell office:value-type="float" office:value="12.5481428571459">
                <text:p>12.5481428571459</text:p>
              </table:table-cell>
              <table:table-cell office:value-type="float" office:value="212.552642352977">
                <text:p>212.552642352977</text:p>
              </table:table-cell>
              <table:table-cell office:value-type="float" office:value="209.890571428556">
                <text:p>209.890571428556</text:p>
              </table:table-cell>
              <table:table-cell office:value-type="float" office:value="21.2040160642572">
                <text:p>21.2040160642572</text:p>
              </table:table-cell>
              <table:table-cell office:value-type="float" office:value="11.3242857142862">
                <text:p>11.3242857142862</text:p>
              </table:table-cell>
              <table:table-cell office:value-type="float" office:value="15.3287847102708">
                <text:p>15.3287847102708</text:p>
              </table:table-cell>
              <table:table-cell office:value-type="float" office:value="215.331733746576">
                <text:p>215.331733746576</text:p>
              </table:table-cell>
              <table:table-cell office:value-type="float" office:value="15.4052857142881">
                <text:p>15.4052857142881</text:p>
              </table:table-cell>
              <table:table-cell office:value-type="float" office:value="215.409784705208">
                <text:p>215.409784705208</text:p>
              </table:table-cell>
              <table:table-cell office:value-type="float" office:value="210.069142857139">
                <text:p>210.069142857139</text:p>
              </table:table-cell>
              <table:table-cell office:value-type="float" office:value="105.582090780486">
                <text:p>105.582090780486</text:p>
              </table:table-cell>
              <table:table-cell office:value-type="float" office:value="5.39999999999978">
                <text:p>5.39999999999978</text:p>
              </table:table-cell>
              <table:table-cell office:value-type="float" office:value="8.67714285714326">
                <text:p>8.67714285714326</text:p>
              </table:table-cell>
              <table:table-cell office:value-type="float" office:value="12.6861408491118">
                <text:p>12.6861408491118</text:p>
              </table:table-cell>
              <table:table-cell office:value-type="float" office:value="212.692038921726">
                <text:p>212.692038921726</text:p>
              </table:table-cell>
              <table:table-cell office:value-type="float" office:value="12.8391428571451">
                <text:p>12.8391428571451</text:p>
              </table:table-cell>
              <table:table-cell office:value-type="float" office:value="212.848140838984">
                <text:p>212.848140838984</text:p>
              </table:table-cell>
              <table:table-cell office:value-type="float" office:value="210.034000000003">
                <text:p>210.034000000003</text:p>
              </table:table-cell>
              <table:table-cell office:value-type="float" office:value="110.110659624118">
                <text:p>110.110659624118</text:p>
              </table:table-cell>
              <table:table-cell office:value-type="float" office:value="21.2040160642573">
                <text:p>21.2040160642573</text:p>
              </table:table-cell>
              <table:table-cell office:value-type="float" office:value="11.5342857142861">
                <text:p>11.5342857142861</text:p>
              </table:table-cell>
              <table:table-cell office:value-type="float" office:value="15.5432837062552">
                <text:p>15.5432837062552</text:p>
              </table:table-cell>
              <table:table-cell office:value-type="float" office:value="215.549181778867">
                <text:p>215.549181778867</text:p>
              </table:table-cell>
              <table:table-cell office:value-type="float" office:value="15.6962857142892">
                <text:p>15.6962857142892</text:p>
              </table:table-cell>
              <table:table-cell office:value-type="float" office:value="215.705283696124">
                <text:p>215.705283696124</text:p>
              </table:table-cell>
              <table:table-cell office:value-type="float" office:value="210.38114285714">
                <text:p>210.38114285714</text:p>
              </table:table-cell>
              <table:table-cell office:value-type="float" office:value="105.640965033101">
                <text:p>105.640965033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